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1.565cm"/>
    </style:style>
    <style:style style:name="co4" style:family="table-column">
      <style:table-column-properties fo:break-before="auto" style:column-width="0.963cm"/>
    </style:style>
    <style:style style:name="co5" style:family="table-column">
      <style:table-column-properties fo:break-before="auto" style:column-width="0.937cm"/>
    </style:style>
    <style:style style:name="co6" style:family="table-column">
      <style:table-column-properties fo:break-before="auto" style:column-width="1.155cm"/>
    </style:style>
    <style:style style:name="co7" style:family="table-column">
      <style:table-column-properties fo:break-before="auto" style:column-width="1.1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110"/>
    <style:style style:name="ce5" style:family="table-cell" style:parent-style-name="Default" style:data-style-name="N109"/>
    <style:style style:name="ce6" style:family="table-cell" style:parent-style-name="Default" style:data-style-name="N2"/>
    <style:style style:name="ce7" style:family="table-cell" style:parent-style-name="Default" style:data-style-name="N109">
      <style:text-properties fo:font-style="italic" style:font-style-asian="italic" style:font-style-complex="italic"/>
    </style:style>
    <style:style style:name="ce8" style:family="table-cell" style:parent-style-name="Default" style:data-style-name="N110"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number-columns-repeated="9" table:default-cell-style-name="ce5"/>
        <table:table-column table:style-name="co3" table:number-columns-repeated="10" table:default-cell-style-name="ce4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Pr(k,n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S</text:p>
          </table:table-cell>
          <table:table-cell table:style-name="ce1" office:value-type="string">
            <text:p>EW</text:p>
          </table:table-cell>
          <table:table-cell table:style-name="ce1" table:number-columns-repeated="36"/>
        </table:table-row>
        <table:table-row table:style-name="ro1">
          <table:table-cell office:value-type="float" office:value="0">
            <text:p>0</text:p>
          </table:table-cell>
          <table:table-cell table:style-name="ce4" office:value-type="float" office:value="0.5">
            <text:p>5,0E-1</text:p>
          </table:table-cell>
          <table:table-cell table:style-name="ce4" table:formula="of:=[.B2]*0.5" office:value-type="float" office:value="0.25">
            <text:p>2,5E-1</text:p>
          </table:table-cell>
          <table:table-cell table:style-name="ce4" table:formula="of:=[.C2]*0.5" office:value-type="float" office:value="0.125">
            <text:p>1,3E-1</text:p>
          </table:table-cell>
          <table:table-cell table:style-name="ce4" table:formula="of:=[.D2]*0.5" office:value-type="float" office:value="0.0625">
            <text:p>6,3E-2</text:p>
          </table:table-cell>
          <table:table-cell table:style-name="ce4" table:formula="of:=[.E2]*0.5" office:value-type="float" office:value="0.03125">
            <text:p>3,1E-2</text:p>
          </table:table-cell>
          <table:table-cell table:style-name="ce4" table:formula="of:=[.F2]*0.5" office:value-type="float" office:value="0.015625">
            <text:p>1,6E-2</text:p>
          </table:table-cell>
          <table:table-cell table:style-name="ce4" table:formula="of:=[.G2]*0.5" office:value-type="float" office:value="0.0078125">
            <text:p>7,8E-3</text:p>
          </table:table-cell>
          <table:table-cell table:style-name="ce4" table:formula="of:=[.H2]*0.5" office:value-type="float" office:value="0.00390625">
            <text:p>3,9E-3</text:p>
          </table:table-cell>
          <table:table-cell table:style-name="ce4" table:formula="of:=[.I2]*0.5" office:value-type="float" office:value="0.001953125">
            <text:p>2,0E-3</text:p>
          </table:table-cell>
          <table:table-cell table:style-name="ce4" table:formula="of:=[.J2]*0.5" office:value-type="float" office:value="0.0009765625">
            <text:p>9,8E-4</text:p>
          </table:table-cell>
          <table:table-cell table:formula="of:=[.K2]*0.5" office:value-type="float" office:value="0.00048828125">
            <text:p>4,9E-4</text:p>
          </table:table-cell>
          <table:table-cell table:formula="of:=[.L2]*0.5" office:value-type="float" office:value="0.000244140625">
            <text:p>2,4E-4</text:p>
          </table:table-cell>
          <table:table-cell table:formula="of:=[.M2]*0.5" office:value-type="float" office:value="0.0001220703125">
            <text:p>1,2E-4</text:p>
          </table:table-cell>
          <table:table-cell table:formula="of:=[.N2]*0.5" office:value-type="float" office:value="0.00006103515625">
            <text:p>6,1E-5</text:p>
          </table:table-cell>
          <table:table-cell table:formula="of:=[.O2]*0.5" office:value-type="float" office:value="0.000030517578125">
            <text:p>3,1E-5</text:p>
          </table:table-cell>
          <table:table-cell table:formula="of:=[.P2]*0.5" office:value-type="float" office:value="0.0000152587890625">
            <text:p>1,5E-5</text:p>
          </table:table-cell>
          <table:table-cell table:formula="of:=[.Q2]*0.5" office:value-type="float" office:value="0.00000762939453125">
            <text:p>7,6E-6</text:p>
          </table:table-cell>
          <table:table-cell table:formula="of:=[.R2]*0.5" office:value-type="float" office:value="0.000003814697265625">
            <text:p>3,8E-6</text:p>
          </table:table-cell>
          <table:table-cell table:formula="of:=[.S2]*0.5" office:value-type="float" office:value="0.0000019073486328125">
            <text:p>1,9E-6</text:p>
          </table:table-cell>
          <table:table-cell table:formula="of:=[.T2]*0.5" office:value-type="float" office:value="0.00000095367431640625">
            <text:p>9,5E-7</text:p>
          </table:table-cell>
          <table:table-cell table:style-name="ce6" table:number-columns-repeated="38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0.5">
            <text:p>5,0E-1</text:p>
          </table:table-cell>
          <table:table-cell table:style-name="ce4" table:formula="of:=([.B2]+[.B3])*0.5" office:value-type="float" office:value="0.5">
            <text:p>5,0E-1</text:p>
          </table:table-cell>
          <table:table-cell table:style-name="ce4" table:formula="of:=([.C2]+[.C3])*0.5" office:value-type="float" office:value="0.375">
            <text:p>3,8E-1</text:p>
          </table:table-cell>
          <table:table-cell table:style-name="ce4" table:formula="of:=([.D2]+[.D3])*0.5" office:value-type="float" office:value="0.25">
            <text:p>2,5E-1</text:p>
          </table:table-cell>
          <table:table-cell table:style-name="ce4" table:formula="of:=([.E2]+[.E3])*0.5" office:value-type="float" office:value="0.15625">
            <text:p>1,6E-1</text:p>
          </table:table-cell>
          <table:table-cell table:style-name="ce4" table:formula="of:=([.F2]+[.F3])*0.5" office:value-type="float" office:value="0.09375">
            <text:p>9,4E-2</text:p>
          </table:table-cell>
          <table:table-cell table:style-name="ce4" table:formula="of:=([.G2]+[.G3])*0.5" office:value-type="float" office:value="0.0546875">
            <text:p>5,5E-2</text:p>
          </table:table-cell>
          <table:table-cell table:style-name="ce4" table:formula="of:=([.H2]+[.H3])*0.5" office:value-type="float" office:value="0.03125">
            <text:p>3,1E-2</text:p>
          </table:table-cell>
          <table:table-cell table:style-name="ce4" table:formula="of:=([.I2]+[.I3])*0.5" office:value-type="float" office:value="0.017578125">
            <text:p>1,8E-2</text:p>
          </table:table-cell>
          <table:table-cell table:style-name="ce4" table:formula="of:=([.J2]+[.J3])*0.5" office:value-type="float" office:value="0.009765625">
            <text:p>9,8E-3</text:p>
          </table:table-cell>
          <table:table-cell table:formula="of:=([.K2]+[.K3])*0.5" office:value-type="float" office:value="0.00537109375">
            <text:p>5,4E-3</text:p>
          </table:table-cell>
          <table:table-cell table:formula="of:=([.L2]+[.L3])*0.5" office:value-type="float" office:value="0.0029296875">
            <text:p>2,9E-3</text:p>
          </table:table-cell>
          <table:table-cell table:formula="of:=([.M2]+[.M3])*0.5" office:value-type="float" office:value="0.0015869140625">
            <text:p>1,6E-3</text:p>
          </table:table-cell>
          <table:table-cell table:formula="of:=([.N2]+[.N3])*0.5" office:value-type="float" office:value="0.0008544921875">
            <text:p>8,5E-4</text:p>
          </table:table-cell>
          <table:table-cell table:formula="of:=([.O2]+[.O3])*0.5" office:value-type="float" office:value="0.000457763671875">
            <text:p>4,6E-4</text:p>
          </table:table-cell>
          <table:table-cell table:formula="of:=([.P2]+[.P3])*0.5" office:value-type="float" office:value="0.000244140625">
            <text:p>2,4E-4</text:p>
          </table:table-cell>
          <table:table-cell table:formula="of:=([.Q2]+[.Q3])*0.5" office:value-type="float" office:value="0.00012969970703125">
            <text:p>1,3E-4</text:p>
          </table:table-cell>
          <table:table-cell table:formula="of:=([.R2]+[.R3])*0.5" office:value-type="float" office:value="0.00006866455078125">
            <text:p>6,9E-5</text:p>
          </table:table-cell>
          <table:table-cell table:formula="of:=([.S2]+[.S3])*0.5" office:value-type="float" office:value="0.0000362396240234375">
            <text:p>3,6E-5</text:p>
          </table:table-cell>
          <table:table-cell table:formula="of:=([.T2]+[.T3])*0.5" office:value-type="float" office:value="0.000019073486328125">
            <text:p>1,9E-5</text:p>
          </table:table-cell>
          <table:table-cell table:style-name="ce6" table:number-columns-repeated="38"/>
        </table:table-row>
        <table:table-row table:style-name="ro1">
          <table:table-cell office:value-type="float" office:value="2">
            <text:p>2</text:p>
          </table:table-cell>
          <table:table-cell table:style-name="ce4"/>
          <table:table-cell table:style-name="ce4" table:formula="of:=([.B3]+[.B4])*0.5" office:value-type="float" office:value="0.25">
            <text:p>2,5E-1</text:p>
          </table:table-cell>
          <table:table-cell table:style-name="ce4" table:formula="of:=([.C3]+[.C4])*0.5" office:value-type="float" office:value="0.375">
            <text:p>3,8E-1</text:p>
          </table:table-cell>
          <table:table-cell table:style-name="ce4" table:formula="of:=([.D3]+[.D4])*0.5" office:value-type="float" office:value="0.375">
            <text:p>3,8E-1</text:p>
          </table:table-cell>
          <table:table-cell table:style-name="ce4" table:formula="of:=([.E3]+[.E4])*0.5" office:value-type="float" office:value="0.3125">
            <text:p>3,1E-1</text:p>
          </table:table-cell>
          <table:table-cell table:style-name="ce4" table:formula="of:=([.F3]+[.F4])*0.5" office:value-type="float" office:value="0.234375">
            <text:p>2,3E-1</text:p>
          </table:table-cell>
          <table:table-cell table:style-name="ce4" table:formula="of:=([.G3]+[.G4])*0.5" office:value-type="float" office:value="0.1640625">
            <text:p>1,6E-1</text:p>
          </table:table-cell>
          <table:table-cell table:style-name="ce4" table:formula="of:=([.H3]+[.H4])*0.5" office:value-type="float" office:value="0.109375">
            <text:p>1,1E-1</text:p>
          </table:table-cell>
          <table:table-cell table:style-name="ce4" table:formula="of:=([.I3]+[.I4])*0.5" office:value-type="float" office:value="0.0703125">
            <text:p>7,0E-2</text:p>
          </table:table-cell>
          <table:table-cell table:style-name="ce4" table:formula="of:=([.J3]+[.J4])*0.5" office:value-type="float" office:value="0.0439453125">
            <text:p>4,4E-2</text:p>
          </table:table-cell>
          <table:table-cell table:formula="of:=([.K3]+[.K4])*0.5" office:value-type="float" office:value="0.02685546875">
            <text:p>2,7E-2</text:p>
          </table:table-cell>
          <table:table-cell table:formula="of:=([.L3]+[.L4])*0.5" office:value-type="float" office:value="0.01611328125">
            <text:p>1,6E-2</text:p>
          </table:table-cell>
          <table:table-cell table:formula="of:=([.M3]+[.M4])*0.5" office:value-type="float" office:value="0.009521484375">
            <text:p>9,5E-3</text:p>
          </table:table-cell>
          <table:table-cell table:formula="of:=([.N3]+[.N4])*0.5" office:value-type="float" office:value="0.00555419921875">
            <text:p>5,6E-3</text:p>
          </table:table-cell>
          <table:table-cell table:formula="of:=([.O3]+[.O4])*0.5" office:value-type="float" office:value="0.003204345703125">
            <text:p>3,2E-3</text:p>
          </table:table-cell>
          <table:table-cell table:formula="of:=([.P3]+[.P4])*0.5" office:value-type="float" office:value="0.0018310546875">
            <text:p>1,8E-3</text:p>
          </table:table-cell>
          <table:table-cell table:formula="of:=([.Q3]+[.Q4])*0.5" office:value-type="float" office:value="0.00103759765625">
            <text:p>1,0E-3</text:p>
          </table:table-cell>
          <table:table-cell table:formula="of:=([.R3]+[.R4])*0.5" office:value-type="float" office:value="0.000583648681640625">
            <text:p>5,8E-4</text:p>
          </table:table-cell>
          <table:table-cell table:formula="of:=([.S3]+[.S4])*0.5" office:value-type="float" office:value="0.000326156616210937">
            <text:p>3,3E-4</text:p>
          </table:table-cell>
          <table:table-cell table:formula="of:=([.T3]+[.T4])*0.5" office:value-type="float" office:value="0.000181198120117188">
            <text:p>1,8E-4</text:p>
          </table:table-cell>
          <table:table-cell table:style-name="ce6" table:number-columns-repeated="38"/>
        </table:table-row>
        <table:table-row table:style-name="ro1">
          <table:table-cell office:value-type="float" office:value="3">
            <text:p>3</text:p>
          </table:table-cell>
          <table:table-cell table:style-name="ce4"/>
          <table:table-cell table:style-name="ce4"/>
          <table:table-cell table:style-name="ce4" table:formula="of:=([.C4]+[.C5])*0.5" office:value-type="float" office:value="0.125">
            <text:p>1,3E-1</text:p>
          </table:table-cell>
          <table:table-cell table:style-name="ce4" table:formula="of:=([.D4]+[.D5])*0.5" office:value-type="float" office:value="0.25">
            <text:p>2,5E-1</text:p>
          </table:table-cell>
          <table:table-cell table:style-name="ce4" table:formula="of:=([.E4]+[.E5])*0.5" office:value-type="float" office:value="0.3125">
            <text:p>3,1E-1</text:p>
          </table:table-cell>
          <table:table-cell table:style-name="ce4" table:formula="of:=([.F4]+[.F5])*0.5" office:value-type="float" office:value="0.3125">
            <text:p>3,1E-1</text:p>
          </table:table-cell>
          <table:table-cell table:style-name="ce4" table:formula="of:=([.G4]+[.G5])*0.5" office:value-type="float" office:value="0.2734375">
            <text:p>2,7E-1</text:p>
          </table:table-cell>
          <table:table-cell table:style-name="ce4" table:formula="of:=([.H4]+[.H5])*0.5" office:value-type="float" office:value="0.21875">
            <text:p>2,2E-1</text:p>
          </table:table-cell>
          <table:table-cell table:style-name="ce4" table:formula="of:=([.I4]+[.I5])*0.5" office:value-type="float" office:value="0.1640625">
            <text:p>1,6E-1</text:p>
          </table:table-cell>
          <table:table-cell table:style-name="ce4" table:formula="of:=([.J4]+[.J5])*0.5" office:value-type="float" office:value="0.1171875">
            <text:p>1,2E-1</text:p>
          </table:table-cell>
          <table:table-cell table:formula="of:=([.K4]+[.K5])*0.5" office:value-type="float" office:value="0.08056640625">
            <text:p>8,1E-2</text:p>
          </table:table-cell>
          <table:table-cell table:formula="of:=([.L4]+[.L5])*0.5" office:value-type="float" office:value="0.0537109375">
            <text:p>5,4E-2</text:p>
          </table:table-cell>
          <table:table-cell table:formula="of:=([.M4]+[.M5])*0.5" office:value-type="float" office:value="0.034912109375">
            <text:p>3,5E-2</text:p>
          </table:table-cell>
          <table:table-cell table:formula="of:=([.N4]+[.N5])*0.5" office:value-type="float" office:value="0.022216796875">
            <text:p>2,2E-2</text:p>
          </table:table-cell>
          <table:table-cell table:formula="of:=([.O4]+[.O5])*0.5" office:value-type="float" office:value="0.013885498046875">
            <text:p>1,4E-2</text:p>
          </table:table-cell>
          <table:table-cell table:formula="of:=([.P4]+[.P5])*0.5" office:value-type="float" office:value="0.008544921875">
            <text:p>8,5E-3</text:p>
          </table:table-cell>
          <table:table-cell table:formula="of:=([.Q4]+[.Q5])*0.5" office:value-type="float" office:value="0.00518798828125">
            <text:p>5,2E-3</text:p>
          </table:table-cell>
          <table:table-cell table:formula="of:=([.R4]+[.R5])*0.5" office:value-type="float" office:value="0.00311279296875">
            <text:p>3,1E-3</text:p>
          </table:table-cell>
          <table:table-cell table:formula="of:=([.S4]+[.S5])*0.5" office:value-type="float" office:value="0.00184822082519531">
            <text:p>1,8E-3</text:p>
          </table:table-cell>
          <table:table-cell table:formula="of:=([.T4]+[.T5])*0.5" office:value-type="float" office:value="0.00108718872070313">
            <text:p>1,1E-3</text:p>
          </table:table-cell>
          <table:table-cell table:style-name="ce6" table:number-columns-repeated="38"/>
        </table:table-row>
        <table:table-row table:style-name="ro1">
          <table:table-cell office:value-type="float" office:value="4">
            <text:p>4</text:p>
          </table:table-cell>
          <table:table-cell table:style-name="ce4" table:number-columns-repeated="2"/>
          <table:table-cell table:style-name="ce4"/>
          <table:table-cell table:style-name="ce4" table:formula="of:=([.D5]+[.D6])*0.5" office:value-type="float" office:value="0.0625">
            <text:p>6,3E-2</text:p>
          </table:table-cell>
          <table:table-cell table:style-name="ce4" table:formula="of:=([.E5]+[.E6])*0.5" office:value-type="float" office:value="0.15625">
            <text:p>1,6E-1</text:p>
          </table:table-cell>
          <table:table-cell table:style-name="ce4" table:formula="of:=([.F5]+[.F6])*0.5" office:value-type="float" office:value="0.234375">
            <text:p>2,3E-1</text:p>
          </table:table-cell>
          <table:table-cell table:style-name="ce4" table:formula="of:=([.G5]+[.G6])*0.5" office:value-type="float" office:value="0.2734375">
            <text:p>2,7E-1</text:p>
          </table:table-cell>
          <table:table-cell table:style-name="ce4" table:formula="of:=([.H5]+[.H6])*0.5" office:value-type="float" office:value="0.2734375">
            <text:p>2,7E-1</text:p>
          </table:table-cell>
          <table:table-cell table:style-name="ce4" table:formula="of:=([.I5]+[.I6])*0.5" office:value-type="float" office:value="0.24609375">
            <text:p>2,5E-1</text:p>
          </table:table-cell>
          <table:table-cell table:style-name="ce4" table:formula="of:=([.J5]+[.J6])*0.5" office:value-type="float" office:value="0.205078125">
            <text:p>2,1E-1</text:p>
          </table:table-cell>
          <table:table-cell table:formula="of:=([.K5]+[.K6])*0.5" office:value-type="float" office:value="0.1611328125">
            <text:p>1,6E-1</text:p>
          </table:table-cell>
          <table:table-cell table:formula="of:=([.L5]+[.L6])*0.5" office:value-type="float" office:value="0.120849609375">
            <text:p>1,2E-1</text:p>
          </table:table-cell>
          <table:table-cell table:formula="of:=([.M5]+[.M6])*0.5" office:value-type="float" office:value="0.0872802734375">
            <text:p>8,7E-2</text:p>
          </table:table-cell>
          <table:table-cell table:formula="of:=([.N5]+[.N6])*0.5" office:value-type="float" office:value="0.06109619140625">
            <text:p>6,1E-2</text:p>
          </table:table-cell>
          <table:table-cell table:formula="of:=([.O5]+[.O6])*0.5" office:value-type="float" office:value="0.041656494140625">
            <text:p>4,2E-2</text:p>
          </table:table-cell>
          <table:table-cell table:formula="of:=([.P5]+[.P6])*0.5" office:value-type="float" office:value="0.02777099609375">
            <text:p>2,8E-2</text:p>
          </table:table-cell>
          <table:table-cell table:formula="of:=([.Q5]+[.Q6])*0.5" office:value-type="float" office:value="0.018157958984375">
            <text:p>1,8E-2</text:p>
          </table:table-cell>
          <table:table-cell table:formula="of:=([.R5]+[.R6])*0.5" office:value-type="float" office:value="0.0116729736328125">
            <text:p>1,2E-2</text:p>
          </table:table-cell>
          <table:table-cell table:formula="of:=([.S5]+[.S6])*0.5" office:value-type="float" office:value="0.00739288330078125">
            <text:p>7,4E-3</text:p>
          </table:table-cell>
          <table:table-cell table:formula="of:=([.T5]+[.T6])*0.5" office:value-type="float" office:value="0.00462055206298828">
            <text:p>4,6E-3</text:p>
          </table:table-cell>
          <table:table-cell table:style-name="ce6" table:number-columns-repeated="38"/>
        </table:table-row>
        <table:table-row table:style-name="ro1">
          <table:table-cell office:value-type="float" office:value="5">
            <text:p>5</text:p>
          </table:table-cell>
          <table:table-cell table:style-name="ce4" table:number-columns-repeated="3"/>
          <table:table-cell table:style-name="ce4"/>
          <table:table-cell table:style-name="ce4" table:formula="of:=([.E6]+[.E7])*0.5" office:value-type="float" office:value="0.03125">
            <text:p>3,1E-2</text:p>
          </table:table-cell>
          <table:table-cell table:style-name="ce4" table:formula="of:=([.F6]+[.F7])*0.5" office:value-type="float" office:value="0.09375">
            <text:p>9,4E-2</text:p>
          </table:table-cell>
          <table:table-cell table:style-name="ce4" table:formula="of:=([.G6]+[.G7])*0.5" office:value-type="float" office:value="0.1640625">
            <text:p>1,6E-1</text:p>
          </table:table-cell>
          <table:table-cell table:style-name="ce4" table:formula="of:=([.H6]+[.H7])*0.5" office:value-type="float" office:value="0.21875">
            <text:p>2,2E-1</text:p>
          </table:table-cell>
          <table:table-cell table:style-name="ce4" table:formula="of:=([.I6]+[.I7])*0.5" office:value-type="float" office:value="0.24609375">
            <text:p>2,5E-1</text:p>
          </table:table-cell>
          <table:table-cell table:style-name="ce4" table:formula="of:=([.J6]+[.J7])*0.5" office:value-type="float" office:value="0.24609375">
            <text:p>2,5E-1</text:p>
          </table:table-cell>
          <table:table-cell table:formula="of:=([.K6]+[.K7])*0.5" office:value-type="float" office:value="0.2255859375">
            <text:p>2,3E-1</text:p>
          </table:table-cell>
          <table:table-cell table:formula="of:=([.L6]+[.L7])*0.5" office:value-type="float" office:value="0.193359375">
            <text:p>1,9E-1</text:p>
          </table:table-cell>
          <table:table-cell table:formula="of:=([.M6]+[.M7])*0.5" office:value-type="float" office:value="0.1571044921875">
            <text:p>1,6E-1</text:p>
          </table:table-cell>
          <table:table-cell table:formula="of:=([.N6]+[.N7])*0.5" office:value-type="float" office:value="0.1221923828125">
            <text:p>1,2E-1</text:p>
          </table:table-cell>
          <table:table-cell table:formula="of:=([.O6]+[.O7])*0.5" office:value-type="float" office:value="0.091644287109375">
            <text:p>9,2E-2</text:p>
          </table:table-cell>
          <table:table-cell table:formula="of:=([.P6]+[.P7])*0.5" office:value-type="float" office:value="0.066650390625">
            <text:p>6,7E-2</text:p>
          </table:table-cell>
          <table:table-cell table:formula="of:=([.Q6]+[.Q7])*0.5" office:value-type="float" office:value="0.047210693359375">
            <text:p>4,7E-2</text:p>
          </table:table-cell>
          <table:table-cell table:formula="of:=([.R6]+[.R7])*0.5" office:value-type="float" office:value="0.032684326171875">
            <text:p>3,3E-2</text:p>
          </table:table-cell>
          <table:table-cell table:formula="of:=([.S6]+[.S7])*0.5" office:value-type="float" office:value="0.0221786499023437">
            <text:p>2,2E-2</text:p>
          </table:table-cell>
          <table:table-cell table:formula="of:=([.T6]+[.T7])*0.5" office:value-type="float" office:value="0.0147857666015625">
            <text:p>1,5E-2</text:p>
          </table:table-cell>
          <table:table-cell table:style-name="ce6" table:number-columns-repeated="38"/>
        </table:table-row>
        <table:table-row table:style-name="ro1">
          <table:table-cell office:value-type="float" office:value="6">
            <text:p>6</text:p>
          </table:table-cell>
          <table:table-cell table:style-name="ce4" table:number-columns-repeated="4"/>
          <table:table-cell table:style-name="ce4"/>
          <table:table-cell table:style-name="ce4" table:formula="of:=([.F7]+[.F8])*0.5" office:value-type="float" office:value="0.015625">
            <text:p>1,6E-2</text:p>
          </table:table-cell>
          <table:table-cell table:style-name="ce4" table:formula="of:=([.G7]+[.G8])*0.5" office:value-type="float" office:value="0.0546875">
            <text:p>5,5E-2</text:p>
          </table:table-cell>
          <table:table-cell table:style-name="ce4" table:formula="of:=([.H7]+[.H8])*0.5" office:value-type="float" office:value="0.109375">
            <text:p>1,1E-1</text:p>
          </table:table-cell>
          <table:table-cell table:style-name="ce4" table:formula="of:=([.I7]+[.I8])*0.5" office:value-type="float" office:value="0.1640625">
            <text:p>1,6E-1</text:p>
          </table:table-cell>
          <table:table-cell table:style-name="ce4" table:formula="of:=([.J7]+[.J8])*0.5" office:value-type="float" office:value="0.205078125">
            <text:p>2,1E-1</text:p>
          </table:table-cell>
          <table:table-cell table:formula="of:=([.K7]+[.K8])*0.5" office:value-type="float" office:value="0.2255859375">
            <text:p>2,3E-1</text:p>
          </table:table-cell>
          <table:table-cell table:formula="of:=([.L7]+[.L8])*0.5" office:value-type="float" office:value="0.2255859375">
            <text:p>2,3E-1</text:p>
          </table:table-cell>
          <table:table-cell table:formula="of:=([.M7]+[.M8])*0.5" office:value-type="float" office:value="0.20947265625">
            <text:p>2,1E-1</text:p>
          </table:table-cell>
          <table:table-cell table:formula="of:=([.N7]+[.N8])*0.5" office:value-type="float" office:value="0.18328857421875">
            <text:p>1,8E-1</text:p>
          </table:table-cell>
          <table:table-cell table:formula="of:=([.O7]+[.O8])*0.5" office:value-type="float" office:value="0.152740478515625">
            <text:p>1,5E-1</text:p>
          </table:table-cell>
          <table:table-cell table:formula="of:=([.P7]+[.P8])*0.5" office:value-type="float" office:value="0.1221923828125">
            <text:p>1,2E-1</text:p>
          </table:table-cell>
          <table:table-cell table:formula="of:=([.Q7]+[.Q8])*0.5" office:value-type="float" office:value="0.09442138671875">
            <text:p>9,4E-2</text:p>
          </table:table-cell>
          <table:table-cell table:formula="of:=([.R7]+[.R8])*0.5" office:value-type="float" office:value="0.0708160400390625">
            <text:p>7,1E-2</text:p>
          </table:table-cell>
          <table:table-cell table:formula="of:=([.S7]+[.S8])*0.5" office:value-type="float" office:value="0.0517501831054688">
            <text:p>5,2E-2</text:p>
          </table:table-cell>
          <table:table-cell table:formula="of:=([.T7]+[.T8])*0.5" office:value-type="float" office:value="0.0369644165039062">
            <text:p>3,7E-2</text:p>
          </table:table-cell>
          <table:table-cell table:style-name="ce6" table:number-columns-repeated="38"/>
        </table:table-row>
        <table:table-row table:style-name="ro1">
          <table:table-cell office:value-type="float" office:value="7">
            <text:p>7</text:p>
          </table:table-cell>
          <table:table-cell table:style-name="ce4" table:number-columns-repeated="5"/>
          <table:table-cell table:style-name="ce4"/>
          <table:table-cell table:style-name="ce4" table:formula="of:=([.G8]+[.G9])*0.5" office:value-type="float" office:value="0.0078125">
            <text:p>7,8E-3</text:p>
          </table:table-cell>
          <table:table-cell table:style-name="ce4" table:formula="of:=([.H8]+[.H9])*0.5" office:value-type="float" office:value="0.03125">
            <text:p>3,1E-2</text:p>
          </table:table-cell>
          <table:table-cell table:style-name="ce4" table:formula="of:=([.I8]+[.I9])*0.5" office:value-type="float" office:value="0.0703125">
            <text:p>7,0E-2</text:p>
          </table:table-cell>
          <table:table-cell table:style-name="ce4" table:formula="of:=([.J8]+[.J9])*0.5" office:value-type="float" office:value="0.1171875">
            <text:p>1,2E-1</text:p>
          </table:table-cell>
          <table:table-cell table:formula="of:=([.K8]+[.K9])*0.5" office:value-type="float" office:value="0.1611328125">
            <text:p>1,6E-1</text:p>
          </table:table-cell>
          <table:table-cell table:formula="of:=([.L8]+[.L9])*0.5" office:value-type="float" office:value="0.193359375">
            <text:p>1,9E-1</text:p>
          </table:table-cell>
          <table:table-cell table:formula="of:=([.M8]+[.M9])*0.5" office:value-type="float" office:value="0.20947265625">
            <text:p>2,1E-1</text:p>
          </table:table-cell>
          <table:table-cell table:formula="of:=([.N8]+[.N9])*0.5" office:value-type="float" office:value="0.20947265625">
            <text:p>2,1E-1</text:p>
          </table:table-cell>
          <table:table-cell table:formula="of:=([.O8]+[.O9])*0.5" office:value-type="float" office:value="0.196380615234375">
            <text:p>2,0E-1</text:p>
          </table:table-cell>
          <table:table-cell table:formula="of:=([.P8]+[.P9])*0.5" office:value-type="float" office:value="0.174560546875">
            <text:p>1,7E-1</text:p>
          </table:table-cell>
          <table:table-cell table:formula="of:=([.Q8]+[.Q9])*0.5" office:value-type="float" office:value="0.14837646484375">
            <text:p>1,5E-1</text:p>
          </table:table-cell>
          <table:table-cell table:formula="of:=([.R8]+[.R9])*0.5" office:value-type="float" office:value="0.12139892578125">
            <text:p>1,2E-1</text:p>
          </table:table-cell>
          <table:table-cell table:formula="of:=([.S8]+[.S9])*0.5" office:value-type="float" office:value="0.0961074829101563">
            <text:p>9,6E-2</text:p>
          </table:table-cell>
          <table:table-cell table:formula="of:=([.T8]+[.T9])*0.5" office:value-type="float" office:value="0.0739288330078125">
            <text:p>7,4E-2</text:p>
          </table:table-cell>
          <table:table-cell table:style-name="ce6" table:number-columns-repeated="38"/>
        </table:table-row>
        <table:table-row table:style-name="ro1">
          <table:table-cell office:value-type="float" office:value="8">
            <text:p>8</text:p>
          </table:table-cell>
          <table:table-cell table:style-name="ce4" table:number-columns-repeated="6"/>
          <table:table-cell table:style-name="ce4"/>
          <table:table-cell table:style-name="ce4" table:formula="of:=([.H9]+[.H10])*0.5" office:value-type="float" office:value="0.00390625">
            <text:p>3,9E-3</text:p>
          </table:table-cell>
          <table:table-cell table:style-name="ce4" table:formula="of:=([.I9]+[.I10])*0.5" office:value-type="float" office:value="0.017578125">
            <text:p>1,8E-2</text:p>
          </table:table-cell>
          <table:table-cell table:style-name="ce4" table:formula="of:=([.J9]+[.J10])*0.5" office:value-type="float" office:value="0.0439453125">
            <text:p>4,4E-2</text:p>
          </table:table-cell>
          <table:table-cell table:formula="of:=([.K9]+[.K10])*0.5" office:value-type="float" office:value="0.08056640625">
            <text:p>8,1E-2</text:p>
          </table:table-cell>
          <table:table-cell table:formula="of:=([.L9]+[.L10])*0.5" office:value-type="float" office:value="0.120849609375">
            <text:p>1,2E-1</text:p>
          </table:table-cell>
          <table:table-cell table:formula="of:=([.M9]+[.M10])*0.5" office:value-type="float" office:value="0.1571044921875">
            <text:p>1,6E-1</text:p>
          </table:table-cell>
          <table:table-cell table:formula="of:=([.N9]+[.N10])*0.5" office:value-type="float" office:value="0.18328857421875">
            <text:p>1,8E-1</text:p>
          </table:table-cell>
          <table:table-cell table:formula="of:=([.O9]+[.O10])*0.5" office:value-type="float" office:value="0.196380615234375">
            <text:p>2,0E-1</text:p>
          </table:table-cell>
          <table:table-cell table:formula="of:=([.P9]+[.P10])*0.5" office:value-type="float" office:value="0.196380615234375">
            <text:p>2,0E-1</text:p>
          </table:table-cell>
          <table:table-cell table:formula="of:=([.Q9]+[.Q10])*0.5" office:value-type="float" office:value="0.185470581054688">
            <text:p>1,9E-1</text:p>
          </table:table-cell>
          <table:table-cell table:formula="of:=([.R9]+[.R10])*0.5" office:value-type="float" office:value="0.166923522949219">
            <text:p>1,7E-1</text:p>
          </table:table-cell>
          <table:table-cell table:formula="of:=([.S9]+[.S10])*0.5" office:value-type="float" office:value="0.144161224365234">
            <text:p>1,4E-1</text:p>
          </table:table-cell>
          <table:table-cell table:formula="of:=([.T9]+[.T10])*0.5" office:value-type="float" office:value="0.120134353637695">
            <text:p>1,2E-1</text:p>
          </table:table-cell>
          <table:table-cell table:style-name="ce6" table:number-columns-repeated="38"/>
        </table:table-row>
        <table:table-row table:style-name="ro1">
          <table:table-cell office:value-type="float" office:value="9">
            <text:p>9</text:p>
          </table:table-cell>
          <table:table-cell table:style-name="ce4" table:number-columns-repeated="7"/>
          <table:table-cell table:style-name="ce4"/>
          <table:table-cell table:style-name="ce4" table:formula="of:=([.I10]+[.I11])*0.5" office:value-type="float" office:value="0.001953125">
            <text:p>2,0E-3</text:p>
          </table:table-cell>
          <table:table-cell table:style-name="ce4" table:formula="of:=([.J10]+[.J11])*0.5" office:value-type="float" office:value="0.009765625">
            <text:p>9,8E-3</text:p>
          </table:table-cell>
          <table:table-cell table:formula="of:=([.K10]+[.K11])*0.5" office:value-type="float" office:value="0.02685546875">
            <text:p>2,7E-2</text:p>
          </table:table-cell>
          <table:table-cell table:formula="of:=([.L10]+[.L11])*0.5" office:value-type="float" office:value="0.0537109375">
            <text:p>5,4E-2</text:p>
          </table:table-cell>
          <table:table-cell table:formula="of:=([.M10]+[.M11])*0.5" office:value-type="float" office:value="0.0872802734375">
            <text:p>8,7E-2</text:p>
          </table:table-cell>
          <table:table-cell table:formula="of:=([.N10]+[.N11])*0.5" office:value-type="float" office:value="0.1221923828125">
            <text:p>1,2E-1</text:p>
          </table:table-cell>
          <table:table-cell table:formula="of:=([.O10]+[.O11])*0.5" office:value-type="float" office:value="0.152740478515625">
            <text:p>1,5E-1</text:p>
          </table:table-cell>
          <table:table-cell table:formula="of:=([.P10]+[.P11])*0.5" office:value-type="float" office:value="0.174560546875">
            <text:p>1,7E-1</text:p>
          </table:table-cell>
          <table:table-cell table:formula="of:=([.Q10]+[.Q11])*0.5" office:value-type="float" office:value="0.185470581054688">
            <text:p>1,9E-1</text:p>
          </table:table-cell>
          <table:table-cell table:formula="of:=([.R10]+[.R11])*0.5" office:value-type="float" office:value="0.185470581054688">
            <text:p>1,9E-1</text:p>
          </table:table-cell>
          <table:table-cell table:formula="of:=([.S10]+[.S11])*0.5" office:value-type="float" office:value="0.176197052001953">
            <text:p>1,8E-1</text:p>
          </table:table-cell>
          <table:table-cell table:formula="of:=([.T10]+[.T11])*0.5" office:value-type="float" office:value="0.160179138183594">
            <text:p>1,6E-1</text:p>
          </table:table-cell>
          <table:table-cell table:style-name="ce6" table:formula="of:=SUM([.U2:.U11])" office:value-type="float" office:value="0.411901473999023">
            <text:p>0,41</text:p>
          </table:table-cell>
          <table:table-cell table:style-name="ce6" table:number-columns-repeated="37"/>
        </table:table-row>
        <table:table-row table:style-name="ro1">
          <table:table-cell office:value-type="float" office:value="10">
            <text:p>10</text:p>
          </table:table-cell>
          <table:table-cell table:style-name="ce4" table:number-columns-repeated="8"/>
          <table:table-cell table:style-name="ce4"/>
          <table:table-cell table:style-name="ce4" table:formula="of:=([.J11]+[.J12])*0.5" office:value-type="float" office:value="0.0009765625">
            <text:p>9,8E-4</text:p>
          </table:table-cell>
          <table:table-cell table:formula="of:=([.K11]+[.K12])*0.5" office:value-type="float" office:value="0.00537109375">
            <text:p>5,4E-3</text:p>
          </table:table-cell>
          <table:table-cell table:formula="of:=([.L11]+[.L12])*0.5" office:value-type="float" office:value="0.01611328125">
            <text:p>1,6E-2</text:p>
          </table:table-cell>
          <table:table-cell table:formula="of:=([.M11]+[.M12])*0.5" office:value-type="float" office:value="0.034912109375">
            <text:p>3,5E-2</text:p>
          </table:table-cell>
          <table:table-cell table:formula="of:=([.N11]+[.N12])*0.5" office:value-type="float" office:value="0.06109619140625">
            <text:p>6,1E-2</text:p>
          </table:table-cell>
          <table:table-cell table:formula="of:=([.O11]+[.O12])*0.5" office:value-type="float" office:value="0.091644287109375">
            <text:p>9,2E-2</text:p>
          </table:table-cell>
          <table:table-cell table:formula="of:=([.P11]+[.P12])*0.5" office:value-type="float" office:value="0.1221923828125">
            <text:p>1,2E-1</text:p>
          </table:table-cell>
          <table:table-cell table:formula="of:=([.Q11]+[.Q12])*0.5" office:value-type="float" office:value="0.14837646484375">
            <text:p>1,5E-1</text:p>
          </table:table-cell>
          <table:table-cell table:formula="of:=([.R11]+[.R12])*0.5" office:value-type="float" office:value="0.166923522949219">
            <text:p>1,7E-1</text:p>
          </table:table-cell>
          <table:table-cell table:formula="of:=([.S11]+[.S12])*0.5" office:value-type="float" office:value="0.176197052001953">
            <text:p>1,8E-1</text:p>
          </table:table-cell>
          <table:table-cell table:formula="of:=([.T11]+[.T12])*0.5" office:value-type="float" office:value="0.176197052001953">
            <text:p>1,8E-1</text:p>
          </table:table-cell>
          <table:table-cell table:style-name="ce6" table:formula="of:=[.U12]" office:value-type="float" office:value="0.176197052001953">
            <text:p>0,18</text:p>
          </table:table-cell>
          <table:table-cell table:style-name="ce6" table:formula="of:=[.V11]*-1 + [.V13]*1" office:value-type="float" office:value="0">
            <text:p>0,00</text:p>
          </table:table-cell>
          <table:table-cell table:style-name="ce6" table:number-columns-repeated="36"/>
        </table:table-row>
        <table:table-row table:style-name="ro1">
          <table:table-cell office:value-type="float" office:value="11">
            <text:p>11</text:p>
          </table:table-cell>
          <table:table-cell table:style-name="ce4" table:number-columns-repeated="9"/>
          <table:table-cell table:style-name="ce4"/>
          <table:table-cell table:formula="of:=([.K12]+[.K13])*0.5" office:value-type="float" office:value="0.00048828125">
            <text:p>4,9E-4</text:p>
          </table:table-cell>
          <table:table-cell table:formula="of:=([.L12]+[.L13])*0.5" office:value-type="float" office:value="0.0029296875">
            <text:p>2,9E-3</text:p>
          </table:table-cell>
          <table:table-cell table:formula="of:=([.M12]+[.M13])*0.5" office:value-type="float" office:value="0.009521484375">
            <text:p>9,5E-3</text:p>
          </table:table-cell>
          <table:table-cell table:formula="of:=([.N12]+[.N13])*0.5" office:value-type="float" office:value="0.022216796875">
            <text:p>2,2E-2</text:p>
          </table:table-cell>
          <table:table-cell table:formula="of:=([.O12]+[.O13])*0.5" office:value-type="float" office:value="0.041656494140625">
            <text:p>4,2E-2</text:p>
          </table:table-cell>
          <table:table-cell table:formula="of:=([.P12]+[.P13])*0.5" office:value-type="float" office:value="0.066650390625">
            <text:p>6,7E-2</text:p>
          </table:table-cell>
          <table:table-cell table:formula="of:=([.Q12]+[.Q13])*0.5" office:value-type="float" office:value="0.09442138671875">
            <text:p>9,4E-2</text:p>
          </table:table-cell>
          <table:table-cell table:formula="of:=([.R12]+[.R13])*0.5" office:value-type="float" office:value="0.12139892578125">
            <text:p>1,2E-1</text:p>
          </table:table-cell>
          <table:table-cell table:formula="of:=([.S12]+[.S13])*0.5" office:value-type="float" office:value="0.144161224365234">
            <text:p>1,4E-1</text:p>
          </table:table-cell>
          <table:table-cell table:formula="of:=([.T12]+[.T13])*0.5" office:value-type="float" office:value="0.160179138183594">
            <text:p>1,6E-1</text:p>
          </table:table-cell>
          <table:table-cell table:style-name="ce6" table:formula="of:=SUM([.U13:.U22])" office:value-type="float" office:value="0.411901473999023">
            <text:p>0,41</text:p>
          </table:table-cell>
          <table:table-cell table:style-name="ce6" table:number-columns-repeated="37"/>
        </table:table-row>
        <table:table-row table:style-name="ro1">
          <table:table-cell office:value-type="float" office:value="12">
            <text:p>12</text:p>
          </table:table-cell>
          <table:table-cell table:style-name="ce4" table:number-columns-repeated="10"/>
          <table:table-cell/>
          <table:table-cell table:formula="of:=([.L13]+[.L14])*0.5" office:value-type="float" office:value="0.000244140625">
            <text:p>2,4E-4</text:p>
          </table:table-cell>
          <table:table-cell table:formula="of:=([.M13]+[.M14])*0.5" office:value-type="float" office:value="0.0015869140625">
            <text:p>1,6E-3</text:p>
          </table:table-cell>
          <table:table-cell table:formula="of:=([.N13]+[.N14])*0.5" office:value-type="float" office:value="0.00555419921875">
            <text:p>5,6E-3</text:p>
          </table:table-cell>
          <table:table-cell table:formula="of:=([.O13]+[.O14])*0.5" office:value-type="float" office:value="0.013885498046875">
            <text:p>1,4E-2</text:p>
          </table:table-cell>
          <table:table-cell table:formula="of:=([.P13]+[.P14])*0.5" office:value-type="float" office:value="0.02777099609375">
            <text:p>2,8E-2</text:p>
          </table:table-cell>
          <table:table-cell table:formula="of:=([.Q13]+[.Q14])*0.5" office:value-type="float" office:value="0.047210693359375">
            <text:p>4,7E-2</text:p>
          </table:table-cell>
          <table:table-cell table:formula="of:=([.R13]+[.R14])*0.5" office:value-type="float" office:value="0.0708160400390625">
            <text:p>7,1E-2</text:p>
          </table:table-cell>
          <table:table-cell table:formula="of:=([.S13]+[.S14])*0.5" office:value-type="float" office:value="0.0961074829101563">
            <text:p>9,6E-2</text:p>
          </table:table-cell>
          <table:table-cell table:formula="of:=([.T13]+[.T14])*0.5" office:value-type="float" office:value="0.120134353637695">
            <text:p>1,2E-1</text:p>
          </table:table-cell>
          <table:table-cell table:style-name="ce6" table:number-columns-repeated="38"/>
        </table:table-row>
        <table:table-row table:style-name="ro1">
          <table:table-cell office:value-type="float" office:value="13">
            <text:p>13</text:p>
          </table:table-cell>
          <table:table-cell table:style-name="ce4" table:number-columns-repeated="10"/>
          <table:table-cell/>
          <table:table-cell/>
          <table:table-cell table:formula="of:=([.M14]+[.M15])*0.5" office:value-type="float" office:value="0.0001220703125">
            <text:p>1,2E-4</text:p>
          </table:table-cell>
          <table:table-cell table:formula="of:=([.N14]+[.N15])*0.5" office:value-type="float" office:value="0.0008544921875">
            <text:p>8,5E-4</text:p>
          </table:table-cell>
          <table:table-cell table:formula="of:=([.O14]+[.O15])*0.5" office:value-type="float" office:value="0.003204345703125">
            <text:p>3,2E-3</text:p>
          </table:table-cell>
          <table:table-cell table:formula="of:=([.P14]+[.P15])*0.5" office:value-type="float" office:value="0.008544921875">
            <text:p>8,5E-3</text:p>
          </table:table-cell>
          <table:table-cell table:formula="of:=([.Q14]+[.Q15])*0.5" office:value-type="float" office:value="0.018157958984375">
            <text:p>1,8E-2</text:p>
          </table:table-cell>
          <table:table-cell table:formula="of:=([.R14]+[.R15])*0.5" office:value-type="float" office:value="0.032684326171875">
            <text:p>3,3E-2</text:p>
          </table:table-cell>
          <table:table-cell table:formula="of:=([.S14]+[.S15])*0.5" office:value-type="float" office:value="0.0517501831054688">
            <text:p>5,2E-2</text:p>
          </table:table-cell>
          <table:table-cell table:formula="of:=([.T14]+[.T15])*0.5" office:value-type="float" office:value="0.0739288330078125">
            <text:p>7,4E-2</text:p>
          </table:table-cell>
          <table:table-cell table:style-name="ce6" table:number-columns-repeated="38"/>
        </table:table-row>
        <table:table-row table:style-name="ro1">
          <table:table-cell office:value-type="float" office:value="14">
            <text:p>14</text:p>
          </table:table-cell>
          <table:table-cell table:style-name="ce4" table:number-columns-repeated="10"/>
          <table:table-cell table:number-columns-repeated="2"/>
          <table:table-cell/>
          <table:table-cell table:formula="of:=([.N15]+[.N16])*0.5" office:value-type="float" office:value="0.00006103515625">
            <text:p>6,1E-5</text:p>
          </table:table-cell>
          <table:table-cell table:formula="of:=([.O15]+[.O16])*0.5" office:value-type="float" office:value="0.000457763671875">
            <text:p>4,6E-4</text:p>
          </table:table-cell>
          <table:table-cell table:formula="of:=([.P15]+[.P16])*0.5" office:value-type="float" office:value="0.0018310546875">
            <text:p>1,8E-3</text:p>
          </table:table-cell>
          <table:table-cell table:formula="of:=([.Q15]+[.Q16])*0.5" office:value-type="float" office:value="0.00518798828125">
            <text:p>5,2E-3</text:p>
          </table:table-cell>
          <table:table-cell table:formula="of:=([.R15]+[.R16])*0.5" office:value-type="float" office:value="0.0116729736328125">
            <text:p>1,2E-2</text:p>
          </table:table-cell>
          <table:table-cell table:formula="of:=([.S15]+[.S16])*0.5" office:value-type="float" office:value="0.0221786499023437">
            <text:p>2,2E-2</text:p>
          </table:table-cell>
          <table:table-cell table:formula="of:=([.T15]+[.T16])*0.5" office:value-type="float" office:value="0.0369644165039062">
            <text:p>3,7E-2</text:p>
          </table:table-cell>
          <table:table-cell table:style-name="ce6" table:number-columns-repeated="38"/>
        </table:table-row>
        <table:table-row table:style-name="ro1">
          <table:table-cell office:value-type="float" office:value="15">
            <text:p>15</text:p>
          </table:table-cell>
          <table:table-cell table:style-name="ce4" table:number-columns-repeated="10"/>
          <table:table-cell table:number-columns-repeated="3"/>
          <table:table-cell/>
          <table:table-cell table:formula="of:=([.O16]+[.O17])*0.5" office:value-type="float" office:value="0.000030517578125">
            <text:p>3,1E-5</text:p>
          </table:table-cell>
          <table:table-cell table:formula="of:=([.P16]+[.P17])*0.5" office:value-type="float" office:value="0.000244140625">
            <text:p>2,4E-4</text:p>
          </table:table-cell>
          <table:table-cell table:formula="of:=([.Q16]+[.Q17])*0.5" office:value-type="float" office:value="0.00103759765625">
            <text:p>1,0E-3</text:p>
          </table:table-cell>
          <table:table-cell table:formula="of:=([.R16]+[.R17])*0.5" office:value-type="float" office:value="0.00311279296875">
            <text:p>3,1E-3</text:p>
          </table:table-cell>
          <table:table-cell table:formula="of:=([.S16]+[.S17])*0.5" office:value-type="float" office:value="0.00739288330078125">
            <text:p>7,4E-3</text:p>
          </table:table-cell>
          <table:table-cell table:formula="of:=([.T16]+[.T17])*0.5" office:value-type="float" office:value="0.0147857666015625">
            <text:p>1,5E-2</text:p>
          </table:table-cell>
          <table:table-cell table:style-name="ce6" table:number-columns-repeated="38"/>
        </table:table-row>
        <table:table-row table:style-name="ro1">
          <table:table-cell office:value-type="float" office:value="16">
            <text:p>16</text:p>
          </table:table-cell>
          <table:table-cell table:style-name="ce4" table:number-columns-repeated="10"/>
          <table:table-cell table:number-columns-repeated="4"/>
          <table:table-cell/>
          <table:table-cell table:formula="of:=([.P17]+[.P18])*0.5" office:value-type="float" office:value="0.0000152587890625">
            <text:p>1,5E-5</text:p>
          </table:table-cell>
          <table:table-cell table:formula="of:=([.Q17]+[.Q18])*0.5" office:value-type="float" office:value="0.00012969970703125">
            <text:p>1,3E-4</text:p>
          </table:table-cell>
          <table:table-cell table:formula="of:=([.R17]+[.R18])*0.5" office:value-type="float" office:value="0.000583648681640625">
            <text:p>5,8E-4</text:p>
          </table:table-cell>
          <table:table-cell table:formula="of:=([.S17]+[.S18])*0.5" office:value-type="float" office:value="0.00184822082519531">
            <text:p>1,8E-3</text:p>
          </table:table-cell>
          <table:table-cell table:formula="of:=([.T17]+[.T18])*0.5" office:value-type="float" office:value="0.00462055206298828">
            <text:p>4,6E-3</text:p>
          </table:table-cell>
          <table:table-cell table:style-name="ce6" table:number-columns-repeated="38"/>
        </table:table-row>
        <table:table-row table:style-name="ro1">
          <table:table-cell office:value-type="float" office:value="17">
            <text:p>17</text:p>
          </table:table-cell>
          <table:table-cell table:style-name="ce4" table:number-columns-repeated="10"/>
          <table:table-cell table:number-columns-repeated="5"/>
          <table:table-cell/>
          <table:table-cell table:formula="of:=([.Q18]+[.Q19])*0.5" office:value-type="float" office:value="0.00000762939453125">
            <text:p>7,6E-6</text:p>
          </table:table-cell>
          <table:table-cell table:formula="of:=([.R18]+[.R19])*0.5" office:value-type="float" office:value="0.00006866455078125">
            <text:p>6,9E-5</text:p>
          </table:table-cell>
          <table:table-cell table:formula="of:=([.S18]+[.S19])*0.5" office:value-type="float" office:value="0.000326156616210937">
            <text:p>3,3E-4</text:p>
          </table:table-cell>
          <table:table-cell table:formula="of:=([.T18]+[.T19])*0.5" office:value-type="float" office:value="0.00108718872070313">
            <text:p>1,1E-3</text:p>
          </table:table-cell>
          <table:table-cell table:style-name="ce6" table:number-columns-repeated="38"/>
        </table:table-row>
        <table:table-row table:style-name="ro1">
          <table:table-cell office:value-type="float" office:value="18">
            <text:p>18</text:p>
          </table:table-cell>
          <table:table-cell table:style-name="ce4" table:number-columns-repeated="10"/>
          <table:table-cell table:number-columns-repeated="6"/>
          <table:table-cell/>
          <table:table-cell table:formula="of:=([.R19]+[.R20])*0.5" office:value-type="float" office:value="0.000003814697265625">
            <text:p>3,8E-6</text:p>
          </table:table-cell>
          <table:table-cell table:formula="of:=([.S19]+[.S20])*0.5" office:value-type="float" office:value="0.0000362396240234375">
            <text:p>3,6E-5</text:p>
          </table:table-cell>
          <table:table-cell table:formula="of:=([.T19]+[.T20])*0.5" office:value-type="float" office:value="0.000181198120117188">
            <text:p>1,8E-4</text:p>
          </table:table-cell>
          <table:table-cell table:style-name="ce6" table:number-columns-repeated="38"/>
        </table:table-row>
        <table:table-row table:style-name="ro1">
          <table:table-cell office:value-type="float" office:value="19">
            <text:p>19</text:p>
          </table:table-cell>
          <table:table-cell table:style-name="ce4" table:number-columns-repeated="10"/>
          <table:table-cell table:number-columns-repeated="7"/>
          <table:table-cell/>
          <table:table-cell table:formula="of:=([.S20]+[.S21])*0.5" office:value-type="float" office:value="0.0000019073486328125">
            <text:p>1,9E-6</text:p>
          </table:table-cell>
          <table:table-cell table:formula="of:=([.T20]+[.T21])*0.5" office:value-type="float" office:value="0.000019073486328125">
            <text:p>1,9E-5</text:p>
          </table:table-cell>
          <table:table-cell table:style-name="ce6" table:number-columns-repeated="38"/>
        </table:table-row>
        <table:table-row table:style-name="ro1">
          <table:table-cell office:value-type="float" office:value="20">
            <text:p>20</text:p>
          </table:table-cell>
          <table:table-cell table:style-name="ce4" table:number-columns-repeated="10"/>
          <table:table-cell table:number-columns-repeated="8"/>
          <table:table-cell/>
          <table:table-cell table:formula="of:=([.T21]+[.T22])*0.5" office:value-type="float" office:value="0.00000095367431640625">
            <text:p>9,5E-7</text:p>
          </table:table-cell>
          <table:table-cell table:number-columns-repeated="38"/>
        </table:table-row>
        <table:table-row table:style-name="ro1">
          <table:table-cell table:style-name="Default" table:number-columns-repeated="21"/>
          <table:table-cell table:number-columns-repeated="38"/>
        </table:table-row>
        <table:table-row table:style-name="ro1">
          <table:table-cell table:style-name="ce1" office:value-type="string">
            <text:p>W(k,n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number-columns-repeated="38"/>
        </table:table-row>
        <table:table-row table:style-name="ro1">
          <table:table-cell office:value-type="float" office:value="0">
            <text:p>0</text:p>
          </table:table-cell>
          <table:table-cell table:formula="of:=0.5*([.C25]+[.C26])" office:value-type="float" office:value="-0.176197052001953">
            <text:p>-0,1762</text:p>
          </table:table-cell>
          <table:table-cell table:formula="of:=0.5*([.D25]+[.D26])" office:value-type="float" office:value="-0.352394104003906">
            <text:p>-0,3524</text:p>
          </table:table-cell>
          <table:table-cell table:formula="of:=0.5*([.E25]+[.E26])" office:value-type="float" office:value="-0.519317626953125">
            <text:p>-0,5193</text:p>
          </table:table-cell>
          <table:table-cell table:formula="of:=0.5*([.F25]+[.F26])" office:value-type="float" office:value="-0.667694091796875">
            <text:p>-0,6677</text:p>
          </table:table-cell>
          <table:table-cell table:formula="of:=0.5*([.G25]+[.G26])" office:value-type="float" office:value="-0.789886474609375">
            <text:p>-0,7899</text:p>
          </table:table-cell>
          <table:table-cell table:formula="of:=0.5*([.H25]+[.H26])" office:value-type="float" office:value="-0.88153076171875">
            <text:p>-0,8815</text:p>
          </table:table-cell>
          <table:table-cell table:formula="of:=0.5*([.I25]+[.I26])" office:value-type="float" office:value="-0.942626953125">
            <text:p>-0,9426</text:p>
          </table:table-cell>
          <table:table-cell table:formula="of:=0.5*([.J25]+[.J26])" office:value-type="float" office:value="-0.9775390625">
            <text:p>-0,9775</text:p>
          </table:table-cell>
          <table:table-cell table:formula="of:=0.5*([.K25]+[.K26])" office:value-type="float" office:value="-0.99365234375">
            <text:p>-0,9937</text:p>
          </table:table-cell>
          <table:table-cell table:formula="of:=0.5*([.L25]+[.L26])" office:value-type="float" office:value="-0.9990234375">
            <text:p>-0,9990</text:p>
          </table:table-cell>
          <table:table-cell table:style-name="ce7" table:formula="of:=0.5*([.M25]+[.M26])" office:value-type="float" office:value="-1">
            <text:p>-1,0000</text:p>
          </table:table-cell>
          <table:table-cell table:style-name="ce7" table:formula="of:=0.5*([.N25]+[.N26])" office:value-type="float" office:value="-1">
            <text:p>-1,0000</text:p>
          </table:table-cell>
          <table:table-cell table:style-name="ce7" table:formula="of:=0.5*([.O25]+[.O26])" office:value-type="float" office:value="-1">
            <text:p>-1,0000</text:p>
          </table:table-cell>
          <table:table-cell table:style-name="ce7" table:formula="of:=0.5*([.P25]+[.P26])" office:value-type="float" office:value="-1">
            <text:p>-1,0000</text:p>
          </table:table-cell>
          <table:table-cell table:style-name="ce7" table:formula="of:=0.5*([.Q25]+[.Q26])" office:value-type="float" office:value="-1">
            <text:p>-1,0000</text:p>
          </table:table-cell>
          <table:table-cell table:style-name="ce8" table:formula="of:=0.5*([.R25]+[.R26])" office:value-type="float" office:value="-1">
            <text:p>-1,0E+0</text:p>
          </table:table-cell>
          <table:table-cell table:style-name="ce8" table:formula="of:=0.5*([.S25]+[.S26])" office:value-type="float" office:value="-1">
            <text:p>-1,0E+0</text:p>
          </table:table-cell>
          <table:table-cell table:style-name="ce8" table:formula="of:=0.5*([.T25]+[.T26])" office:value-type="float" office:value="-1">
            <text:p>-1,0E+0</text:p>
          </table:table-cell>
          <table:table-cell table:style-name="ce8" table:formula="of:=0.5*([.U25]+[.U26])" office:value-type="float" office:value="-1">
            <text:p>-1,0E+0</text:p>
          </table:table-cell>
          <table:table-cell table:style-name="ce8" office:value-type="float" office:value="-1">
            <text:p>-1,0E+0</text:p>
          </table:table-cell>
          <table:table-cell table:number-columns-repeated="38"/>
        </table:table-row>
        <table:table-row table:style-name="ro1">
          <table:table-cell office:value-type="float" office:value="1">
            <text:p>1</text:p>
          </table:table-cell>
          <table:table-cell table:formula="of:=0.5*([.C26]+[.C27])" office:value-type="float" office:value="0.176197052001953">
            <text:p>0,1762</text:p>
          </table:table-cell>
          <table:table-cell table:formula="of:=0.5*([.D26]+[.D27])" office:value-type="float" office:value="0">
            <text:p>0,0000</text:p>
          </table:table-cell>
          <table:table-cell table:formula="of:=0.5*([.E26]+[.E27])" office:value-type="float" office:value="-0.185470581054688">
            <text:p>-0,1855</text:p>
          </table:table-cell>
          <table:table-cell table:formula="of:=0.5*([.F26]+[.F27])" office:value-type="float" office:value="-0.370941162109375">
            <text:p>-0,3709</text:p>
          </table:table-cell>
          <table:table-cell table:formula="of:=0.5*([.G26]+[.G27])" office:value-type="float" office:value="-0.545501708984375">
            <text:p>-0,5455</text:p>
          </table:table-cell>
          <table:table-cell table:formula="of:=0.5*([.H26]+[.H27])" office:value-type="float" office:value="-0.6982421875">
            <text:p>-0,6982</text:p>
          </table:table-cell>
          <table:table-cell table:formula="of:=0.5*([.I26]+[.I27])" office:value-type="float" office:value="-0.8204345703125">
            <text:p>-0,8204</text:p>
          </table:table-cell>
          <table:table-cell table:formula="of:=0.5*([.J26]+[.J27])" office:value-type="float" office:value="-0.90771484375">
            <text:p>-0,9077</text:p>
          </table:table-cell>
          <table:table-cell table:formula="of:=0.5*([.K26]+[.K27])" office:value-type="float" office:value="-0.96142578125">
            <text:p>-0,9614</text:p>
          </table:table-cell>
          <table:table-cell table:formula="of:=0.5*([.L26]+[.L27])" office:value-type="float" office:value="-0.98828125">
            <text:p>-0,9883</text:p>
          </table:table-cell>
          <table:table-cell table:style-name="ce5" table:formula="of:=0.5*([.M26]+[.M27])" office:value-type="float" office:value="-0.998046875">
            <text:p>-0,9980</text:p>
          </table:table-cell>
          <table:table-cell table:style-name="ce7" table:formula="of:=0.5*([.N26]+[.N27])" office:value-type="float" office:value="-1">
            <text:p>-1,0000</text:p>
          </table:table-cell>
          <table:table-cell table:style-name="ce7" table:formula="of:=0.5*([.O26]+[.O27])" office:value-type="float" office:value="-1">
            <text:p>-1,0000</text:p>
          </table:table-cell>
          <table:table-cell table:style-name="ce7" table:formula="of:=0.5*([.P26]+[.P27])" office:value-type="float" office:value="-1">
            <text:p>-1,0000</text:p>
          </table:table-cell>
          <table:table-cell table:style-name="ce7" table:formula="of:=0.5*([.Q26]+[.Q27])" office:value-type="float" office:value="-1">
            <text:p>-1,0000</text:p>
          </table:table-cell>
          <table:table-cell table:style-name="ce8" table:formula="of:=0.5*([.R26]+[.R27])" office:value-type="float" office:value="-1">
            <text:p>-1,0E+0</text:p>
          </table:table-cell>
          <table:table-cell table:style-name="ce8" table:formula="of:=0.5*([.S26]+[.S27])" office:value-type="float" office:value="-1">
            <text:p>-1,0E+0</text:p>
          </table:table-cell>
          <table:table-cell table:style-name="ce8" table:formula="of:=0.5*([.T26]+[.T27])" office:value-type="float" office:value="-1">
            <text:p>-1,0E+0</text:p>
          </table:table-cell>
          <table:table-cell table:style-name="ce8" table:formula="of:=0.5*([.U26]+[.U27])" office:value-type="float" office:value="-1">
            <text:p>-1,0E+0</text:p>
          </table:table-cell>
          <table:table-cell table:style-name="ce8" office:value-type="float" office:value="-1">
            <text:p>-1,0E+0</text:p>
          </table:table-cell>
          <table:table-cell table:number-columns-repeated="38"/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0.5*([.D27]+[.D28])" office:value-type="float" office:value="0.352394104003906">
            <text:p>0,3524</text:p>
          </table:table-cell>
          <table:table-cell table:formula="of:=0.5*([.E27]+[.E28])" office:value-type="float" office:value="0.185470581054688">
            <text:p>0,1855</text:p>
          </table:table-cell>
          <table:table-cell table:formula="of:=0.5*([.F27]+[.F28])" office:value-type="float" office:value="0">
            <text:p>0,0000</text:p>
          </table:table-cell>
          <table:table-cell table:formula="of:=0.5*([.G27]+[.G28])" office:value-type="float" office:value="-0.196380615234375">
            <text:p>-0,1964</text:p>
          </table:table-cell>
          <table:table-cell table:formula="of:=0.5*([.H27]+[.H28])" office:value-type="float" office:value="-0.39276123046875">
            <text:p>-0,3928</text:p>
          </table:table-cell>
          <table:table-cell table:formula="of:=0.5*([.I27]+[.I28])" office:value-type="float" office:value="-0.5760498046875">
            <text:p>-0,5760</text:p>
          </table:table-cell>
          <table:table-cell table:formula="of:=0.5*([.J27]+[.J28])" office:value-type="float" office:value="-0.733154296875">
            <text:p>-0,7332</text:p>
          </table:table-cell>
          <table:table-cell table:formula="of:=0.5*([.K27]+[.K28])" office:value-type="float" office:value="-0.85400390625">
            <text:p>-0,8540</text:p>
          </table:table-cell>
          <table:table-cell table:formula="of:=0.5*([.L27]+[.L28])" office:value-type="float" office:value="-0.9345703125">
            <text:p>-0,9346</text:p>
          </table:table-cell>
          <table:table-cell table:style-name="ce5" table:formula="of:=0.5*([.M27]+[.M28])" office:value-type="float" office:value="-0.978515625">
            <text:p>-0,9785</text:p>
          </table:table-cell>
          <table:table-cell table:style-name="ce5" table:formula="of:=0.5*([.N27]+[.N28])" office:value-type="float" office:value="-0.99609375">
            <text:p>-0,9961</text:p>
          </table:table-cell>
          <table:table-cell table:style-name="ce7" table:formula="of:=0.5*([.O27]+[.O28])" office:value-type="float" office:value="-1">
            <text:p>-1,0000</text:p>
          </table:table-cell>
          <table:table-cell table:style-name="ce7" table:formula="of:=0.5*([.P27]+[.P28])" office:value-type="float" office:value="-1">
            <text:p>-1,0000</text:p>
          </table:table-cell>
          <table:table-cell table:style-name="ce7" table:formula="of:=0.5*([.Q27]+[.Q28])" office:value-type="float" office:value="-1">
            <text:p>-1,0000</text:p>
          </table:table-cell>
          <table:table-cell table:style-name="ce8" table:formula="of:=0.5*([.R27]+[.R28])" office:value-type="float" office:value="-1">
            <text:p>-1,0E+0</text:p>
          </table:table-cell>
          <table:table-cell table:style-name="ce8" table:formula="of:=0.5*([.S27]+[.S28])" office:value-type="float" office:value="-1">
            <text:p>-1,0E+0</text:p>
          </table:table-cell>
          <table:table-cell table:style-name="ce8" table:formula="of:=0.5*([.T27]+[.T28])" office:value-type="float" office:value="-1">
            <text:p>-1,0E+0</text:p>
          </table:table-cell>
          <table:table-cell table:style-name="ce8" table:formula="of:=0.5*([.U27]+[.U28])" office:value-type="float" office:value="-1">
            <text:p>-1,0E+0</text:p>
          </table:table-cell>
          <table:table-cell table:style-name="ce8" office:value-type="float" office:value="-1">
            <text:p>-1,0E+0</text:p>
          </table:table-cell>
          <table:table-cell table:number-columns-repeated="38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0.5*([.E28]+[.E29])" office:value-type="float" office:value="0.519317626953125">
            <text:p>0,5193</text:p>
          </table:table-cell>
          <table:table-cell table:formula="of:=0.5*([.F28]+[.F29])" office:value-type="float" office:value="0.370941162109375">
            <text:p>0,3709</text:p>
          </table:table-cell>
          <table:table-cell table:formula="of:=0.5*([.G28]+[.G29])" office:value-type="float" office:value="0.196380615234375">
            <text:p>0,1964</text:p>
          </table:table-cell>
          <table:table-cell table:formula="of:=0.5*([.H28]+[.H29])" office:value-type="float" office:value="0">
            <text:p>0,0000</text:p>
          </table:table-cell>
          <table:table-cell table:formula="of:=0.5*([.I28]+[.I29])" office:value-type="float" office:value="-0.20947265625">
            <text:p>-0,2095</text:p>
          </table:table-cell>
          <table:table-cell table:formula="of:=0.5*([.J28]+[.J29])" office:value-type="float" office:value="-0.4189453125">
            <text:p>-0,4189</text:p>
          </table:table-cell>
          <table:table-cell table:formula="of:=0.5*([.K28]+[.K29])" office:value-type="float" office:value="-0.6123046875">
            <text:p>-0,6123</text:p>
          </table:table-cell>
          <table:table-cell table:formula="of:=0.5*([.L28]+[.L29])" office:value-type="float" office:value="-0.7734375">
            <text:p>-0,7734</text:p>
          </table:table-cell>
          <table:table-cell table:style-name="ce5" table:formula="of:=0.5*([.M28]+[.M29])" office:value-type="float" office:value="-0.890625">
            <text:p>-0,8906</text:p>
          </table:table-cell>
          <table:table-cell table:style-name="ce5" table:formula="of:=0.5*([.N28]+[.N29])" office:value-type="float" office:value="-0.9609375">
            <text:p>-0,9609</text:p>
          </table:table-cell>
          <table:table-cell table:style-name="ce5" table:formula="of:=0.5*([.O28]+[.O29])" office:value-type="float" office:value="-0.9921875">
            <text:p>-0,9922</text:p>
          </table:table-cell>
          <table:table-cell table:style-name="ce7" table:formula="of:=0.5*([.P28]+[.P29])" office:value-type="float" office:value="-1">
            <text:p>-1,0000</text:p>
          </table:table-cell>
          <table:table-cell table:style-name="ce7" table:formula="of:=0.5*([.Q28]+[.Q29])" office:value-type="float" office:value="-1">
            <text:p>-1,0000</text:p>
          </table:table-cell>
          <table:table-cell table:style-name="ce8" table:formula="of:=0.5*([.R28]+[.R29])" office:value-type="float" office:value="-1">
            <text:p>-1,0E+0</text:p>
          </table:table-cell>
          <table:table-cell table:style-name="ce8" table:formula="of:=0.5*([.S28]+[.S29])" office:value-type="float" office:value="-1">
            <text:p>-1,0E+0</text:p>
          </table:table-cell>
          <table:table-cell table:style-name="ce8" table:formula="of:=0.5*([.T28]+[.T29])" office:value-type="float" office:value="-1">
            <text:p>-1,0E+0</text:p>
          </table:table-cell>
          <table:table-cell table:style-name="ce8" table:formula="of:=0.5*([.U28]+[.U29])" office:value-type="float" office:value="-1">
            <text:p>-1,0E+0</text:p>
          </table:table-cell>
          <table:table-cell table:style-name="ce8" office:value-type="float" office:value="-1">
            <text:p>-1,0E+0</text:p>
          </table:table-cell>
          <table:table-cell table:number-columns-repeated="38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formula="of:=0.5*([.F29]+[.F30])" office:value-type="float" office:value="0.667694091796875">
            <text:p>0,6677</text:p>
          </table:table-cell>
          <table:table-cell table:formula="of:=0.5*([.G29]+[.G30])" office:value-type="float" office:value="0.545501708984375">
            <text:p>0,5455</text:p>
          </table:table-cell>
          <table:table-cell table:formula="of:=0.5*([.H29]+[.H30])" office:value-type="float" office:value="0.39276123046875">
            <text:p>0,3928</text:p>
          </table:table-cell>
          <table:table-cell table:formula="of:=0.5*([.I29]+[.I30])" office:value-type="float" office:value="0.20947265625">
            <text:p>0,2095</text:p>
          </table:table-cell>
          <table:table-cell table:formula="of:=0.5*([.J29]+[.J30])" office:value-type="float" office:value="0">
            <text:p>0,0000</text:p>
          </table:table-cell>
          <table:table-cell table:formula="of:=0.5*([.K29]+[.K30])" office:value-type="float" office:value="-0.2255859375">
            <text:p>-0,2256</text:p>
          </table:table-cell>
          <table:table-cell table:formula="of:=0.5*([.L29]+[.L30])" office:value-type="float" office:value="-0.451171875">
            <text:p>-0,4512</text:p>
          </table:table-cell>
          <table:table-cell table:style-name="ce5" table:formula="of:=0.5*([.M29]+[.M30])" office:value-type="float" office:value="-0.65625">
            <text:p>-0,6563</text:p>
          </table:table-cell>
          <table:table-cell table:style-name="ce5" table:formula="of:=0.5*([.N29]+[.N30])" office:value-type="float" office:value="-0.8203125">
            <text:p>-0,8203</text:p>
          </table:table-cell>
          <table:table-cell table:style-name="ce5" table:formula="of:=0.5*([.O29]+[.O30])" office:value-type="float" office:value="-0.9296875">
            <text:p>-0,9297</text:p>
          </table:table-cell>
          <table:table-cell table:style-name="ce5" table:formula="of:=0.5*([.P29]+[.P30])" office:value-type="float" office:value="-0.984375">
            <text:p>-0,9844</text:p>
          </table:table-cell>
          <table:table-cell table:style-name="ce7" table:formula="of:=0.5*([.Q29]+[.Q30])" office:value-type="float" office:value="-1">
            <text:p>-1,0000</text:p>
          </table:table-cell>
          <table:table-cell table:style-name="ce8" table:formula="of:=0.5*([.R29]+[.R30])" office:value-type="float" office:value="-1">
            <text:p>-1,0E+0</text:p>
          </table:table-cell>
          <table:table-cell table:style-name="ce8" table:formula="of:=0.5*([.S29]+[.S30])" office:value-type="float" office:value="-1">
            <text:p>-1,0E+0</text:p>
          </table:table-cell>
          <table:table-cell table:style-name="ce8" table:formula="of:=0.5*([.T29]+[.T30])" office:value-type="float" office:value="-1">
            <text:p>-1,0E+0</text:p>
          </table:table-cell>
          <table:table-cell table:style-name="ce8" table:formula="of:=0.5*([.U29]+[.U30])" office:value-type="float" office:value="-1">
            <text:p>-1,0E+0</text:p>
          </table:table-cell>
          <table:table-cell table:style-name="ce8" office:value-type="float" office:value="-1">
            <text:p>-1,0E+0</text:p>
          </table:table-cell>
          <table:table-cell table:number-columns-repeated="38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table:formula="of:=0.5*([.G30]+[.G31])" office:value-type="float" office:value="0.789886474609375">
            <text:p>0,7899</text:p>
          </table:table-cell>
          <table:table-cell table:formula="of:=0.5*([.H30]+[.H31])" office:value-type="float" office:value="0.6982421875">
            <text:p>0,6982</text:p>
          </table:table-cell>
          <table:table-cell table:formula="of:=0.5*([.I30]+[.I31])" office:value-type="float" office:value="0.5760498046875">
            <text:p>0,5760</text:p>
          </table:table-cell>
          <table:table-cell table:formula="of:=0.5*([.J30]+[.J31])" office:value-type="float" office:value="0.4189453125">
            <text:p>0,4189</text:p>
          </table:table-cell>
          <table:table-cell table:formula="of:=0.5*([.K30]+[.K31])" office:value-type="float" office:value="0.2255859375">
            <text:p>0,2256</text:p>
          </table:table-cell>
          <table:table-cell table:formula="of:=0.5*([.L30]+[.L31])" office:value-type="float" office:value="0">
            <text:p>0,0000</text:p>
          </table:table-cell>
          <table:table-cell table:style-name="ce5" table:formula="of:=0.5*([.M30]+[.M31])" office:value-type="float" office:value="-0.24609375">
            <text:p>-0,2461</text:p>
          </table:table-cell>
          <table:table-cell table:style-name="ce5" table:formula="of:=0.5*([.N30]+[.N31])" office:value-type="float" office:value="-0.4921875">
            <text:p>-0,4922</text:p>
          </table:table-cell>
          <table:table-cell table:style-name="ce5" table:formula="of:=0.5*([.O30]+[.O31])" office:value-type="float" office:value="-0.7109375">
            <text:p>-0,7109</text:p>
          </table:table-cell>
          <table:table-cell table:style-name="ce5" table:formula="of:=0.5*([.P30]+[.P31])" office:value-type="float" office:value="-0.875">
            <text:p>-0,8750</text:p>
          </table:table-cell>
          <table:table-cell table:style-name="ce5" table:formula="of:=0.5*([.Q30]+[.Q31])" office:value-type="float" office:value="-0.96875">
            <text:p>-0,9688</text:p>
          </table:table-cell>
          <table:table-cell table:style-name="ce8" table:formula="of:=0.5*([.R30]+[.R31])" office:value-type="float" office:value="-1">
            <text:p>-1,0E+0</text:p>
          </table:table-cell>
          <table:table-cell table:style-name="ce8" table:formula="of:=0.5*([.S30]+[.S31])" office:value-type="float" office:value="-1">
            <text:p>-1,0E+0</text:p>
          </table:table-cell>
          <table:table-cell table:style-name="ce8" table:formula="of:=0.5*([.T30]+[.T31])" office:value-type="float" office:value="-1">
            <text:p>-1,0E+0</text:p>
          </table:table-cell>
          <table:table-cell table:style-name="ce8" table:formula="of:=0.5*([.U30]+[.U31])" office:value-type="float" office:value="-1">
            <text:p>-1,0E+0</text:p>
          </table:table-cell>
          <table:table-cell table:style-name="ce8" office:value-type="float" office:value="-1">
            <text:p>-1,0E+0</text:p>
          </table:table-cell>
          <table:table-cell table:number-columns-repeated="38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table:formula="of:=0.5*([.H31]+[.H32])" office:value-type="float" office:value="0.88153076171875">
            <text:p>0,8815</text:p>
          </table:table-cell>
          <table:table-cell table:formula="of:=0.5*([.I31]+[.I32])" office:value-type="float" office:value="0.8204345703125">
            <text:p>0,8204</text:p>
          </table:table-cell>
          <table:table-cell table:formula="of:=0.5*([.J31]+[.J32])" office:value-type="float" office:value="0.733154296875">
            <text:p>0,7332</text:p>
          </table:table-cell>
          <table:table-cell table:formula="of:=0.5*([.K31]+[.K32])" office:value-type="float" office:value="0.6123046875">
            <text:p>0,6123</text:p>
          </table:table-cell>
          <table:table-cell table:formula="of:=0.5*([.L31]+[.L32])" office:value-type="float" office:value="0.451171875">
            <text:p>0,4512</text:p>
          </table:table-cell>
          <table:table-cell table:style-name="ce5" table:formula="of:=0.5*([.M31]+[.M32])" office:value-type="float" office:value="0.24609375">
            <text:p>0,2461</text:p>
          </table:table-cell>
          <table:table-cell table:style-name="ce5" table:formula="of:=0.5*([.N31]+[.N32])" office:value-type="float" office:value="0">
            <text:p>0,0000</text:p>
          </table:table-cell>
          <table:table-cell table:style-name="ce5" table:formula="of:=0.5*([.O31]+[.O32])" office:value-type="float" office:value="-0.2734375">
            <text:p>-0,2734</text:p>
          </table:table-cell>
          <table:table-cell table:style-name="ce5" table:formula="of:=0.5*([.P31]+[.P32])" office:value-type="float" office:value="-0.546875">
            <text:p>-0,5469</text:p>
          </table:table-cell>
          <table:table-cell table:style-name="ce5" table:formula="of:=0.5*([.Q31]+[.Q32])" office:value-type="float" office:value="-0.78125">
            <text:p>-0,7813</text:p>
          </table:table-cell>
          <table:table-cell table:formula="of:=0.5*([.R31]+[.R32])" office:value-type="float" office:value="-0.9375">
            <text:p>-9,4E-1</text:p>
          </table:table-cell>
          <table:table-cell table:style-name="ce8" table:formula="of:=0.5*([.S31]+[.S32])" office:value-type="float" office:value="-1">
            <text:p>-1,0E+0</text:p>
          </table:table-cell>
          <table:table-cell table:style-name="ce8" table:formula="of:=0.5*([.T31]+[.T32])" office:value-type="float" office:value="-1">
            <text:p>-1,0E+0</text:p>
          </table:table-cell>
          <table:table-cell table:style-name="ce8" table:formula="of:=0.5*([.U31]+[.U32])" office:value-type="float" office:value="-1">
            <text:p>-1,0E+0</text:p>
          </table:table-cell>
          <table:table-cell table:style-name="ce8" office:value-type="float" office:value="-1">
            <text:p>-1,0E+0</text:p>
          </table:table-cell>
          <table:table-cell table:number-columns-repeated="38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formula="of:=0.5*([.I32]+[.I33])" office:value-type="float" office:value="0.942626953125">
            <text:p>0,9426</text:p>
          </table:table-cell>
          <table:table-cell table:formula="of:=0.5*([.J32]+[.J33])" office:value-type="float" office:value="0.90771484375">
            <text:p>0,9077</text:p>
          </table:table-cell>
          <table:table-cell table:formula="of:=0.5*([.K32]+[.K33])" office:value-type="float" office:value="0.85400390625">
            <text:p>0,8540</text:p>
          </table:table-cell>
          <table:table-cell table:formula="of:=0.5*([.L32]+[.L33])" office:value-type="float" office:value="0.7734375">
            <text:p>0,7734</text:p>
          </table:table-cell>
          <table:table-cell table:style-name="ce5" table:formula="of:=0.5*([.M32]+[.M33])" office:value-type="float" office:value="0.65625">
            <text:p>0,6563</text:p>
          </table:table-cell>
          <table:table-cell table:style-name="ce5" table:formula="of:=0.5*([.N32]+[.N33])" office:value-type="float" office:value="0.4921875">
            <text:p>0,4922</text:p>
          </table:table-cell>
          <table:table-cell table:style-name="ce5" table:formula="of:=0.5*([.O32]+[.O33])" office:value-type="float" office:value="0.2734375">
            <text:p>0,2734</text:p>
          </table:table-cell>
          <table:table-cell table:style-name="ce5" table:formula="of:=0.5*([.P32]+[.P33])" office:value-type="float" office:value="0">
            <text:p>0,0000</text:p>
          </table:table-cell>
          <table:table-cell table:style-name="ce5" table:formula="of:=0.5*([.Q32]+[.Q33])" office:value-type="float" office:value="-0.3125">
            <text:p>-0,3125</text:p>
          </table:table-cell>
          <table:table-cell table:formula="of:=0.5*([.R32]+[.R33])" office:value-type="float" office:value="-0.625">
            <text:p>-6,3E-1</text:p>
          </table:table-cell>
          <table:table-cell table:formula="of:=0.5*([.S32]+[.S33])" office:value-type="float" office:value="-0.875">
            <text:p>-8,8E-1</text:p>
          </table:table-cell>
          <table:table-cell table:style-name="ce8" table:formula="of:=0.5*([.T32]+[.T33])" office:value-type="float" office:value="-1">
            <text:p>-1,0E+0</text:p>
          </table:table-cell>
          <table:table-cell table:style-name="ce8" table:formula="of:=0.5*([.U32]+[.U33])" office:value-type="float" office:value="-1">
            <text:p>-1,0E+0</text:p>
          </table:table-cell>
          <table:table-cell table:style-name="ce8" office:value-type="float" office:value="-1">
            <text:p>-1,0E+0</text:p>
          </table:table-cell>
          <table:table-cell table:number-columns-repeated="38"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  <table:table-cell table:formula="of:=0.5*([.J33]+[.J34])" office:value-type="float" office:value="0.9775390625">
            <text:p>0,9775</text:p>
          </table:table-cell>
          <table:table-cell table:formula="of:=0.5*([.K33]+[.K34])" office:value-type="float" office:value="0.96142578125">
            <text:p>0,9614</text:p>
          </table:table-cell>
          <table:table-cell table:formula="of:=0.5*([.L33]+[.L34])" office:value-type="float" office:value="0.9345703125">
            <text:p>0,9346</text:p>
          </table:table-cell>
          <table:table-cell table:style-name="ce5" table:formula="of:=0.5*([.M33]+[.M34])" office:value-type="float" office:value="0.890625">
            <text:p>0,8906</text:p>
          </table:table-cell>
          <table:table-cell table:style-name="ce5" table:formula="of:=0.5*([.N33]+[.N34])" office:value-type="float" office:value="0.8203125">
            <text:p>0,8203</text:p>
          </table:table-cell>
          <table:table-cell table:style-name="ce5" table:formula="of:=0.5*([.O33]+[.O34])" office:value-type="float" office:value="0.7109375">
            <text:p>0,7109</text:p>
          </table:table-cell>
          <table:table-cell table:style-name="ce5" table:formula="of:=0.5*([.P33]+[.P34])" office:value-type="float" office:value="0.546875">
            <text:p>0,5469</text:p>
          </table:table-cell>
          <table:table-cell table:style-name="ce5" table:formula="of:=0.5*([.Q33]+[.Q34])" office:value-type="float" office:value="0.3125">
            <text:p>0,3125</text:p>
          </table:table-cell>
          <table:table-cell table:formula="of:=0.5*([.R33]+[.R34])" office:value-type="float" office:value="0">
            <text:p>0,0E+0</text:p>
          </table:table-cell>
          <table:table-cell table:formula="of:=0.5*([.S33]+[.S34])" office:value-type="float" office:value="-0.375">
            <text:p>-3,8E-1</text:p>
          </table:table-cell>
          <table:table-cell table:formula="of:=0.5*([.T33]+[.T34])" office:value-type="float" office:value="-0.75">
            <text:p>-7,5E-1</text:p>
          </table:table-cell>
          <table:table-cell table:style-name="ce8" table:formula="of:=0.5*([.U33]+[.U34])" office:value-type="float" office:value="-1">
            <text:p>-1,0E+0</text:p>
          </table:table-cell>
          <table:table-cell table:style-name="ce8" office:value-type="float" office:value="-1">
            <text:p>-1,0E+0</text:p>
          </table:table-cell>
          <table:table-cell table:number-columns-repeated="38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  <table:table-cell table:formula="of:=0.5*([.K34]+[.K35])" office:value-type="float" office:value="0.99365234375">
            <text:p>0,9937</text:p>
          </table:table-cell>
          <table:table-cell table:formula="of:=0.5*([.L34]+[.L35])" office:value-type="float" office:value="0.98828125">
            <text:p>0,9883</text:p>
          </table:table-cell>
          <table:table-cell table:style-name="ce5" table:formula="of:=0.5*([.M34]+[.M35])" office:value-type="float" office:value="0.978515625">
            <text:p>0,9785</text:p>
          </table:table-cell>
          <table:table-cell table:style-name="ce5" table:formula="of:=0.5*([.N34]+[.N35])" office:value-type="float" office:value="0.9609375">
            <text:p>0,9609</text:p>
          </table:table-cell>
          <table:table-cell table:style-name="ce5" table:formula="of:=0.5*([.O34]+[.O35])" office:value-type="float" office:value="0.9296875">
            <text:p>0,9297</text:p>
          </table:table-cell>
          <table:table-cell table:style-name="ce5" table:formula="of:=0.5*([.P34]+[.P35])" office:value-type="float" office:value="0.875">
            <text:p>0,8750</text:p>
          </table:table-cell>
          <table:table-cell table:style-name="ce5" table:formula="of:=0.5*([.Q34]+[.Q35])" office:value-type="float" office:value="0.78125">
            <text:p>0,7813</text:p>
          </table:table-cell>
          <table:table-cell table:formula="of:=0.5*([.R34]+[.R35])" office:value-type="float" office:value="0.625">
            <text:p>6,3E-1</text:p>
          </table:table-cell>
          <table:table-cell table:formula="of:=0.5*([.S34]+[.S35])" office:value-type="float" office:value="0.375">
            <text:p>3,8E-1</text:p>
          </table:table-cell>
          <table:table-cell table:formula="of:=0.5*([.T34]+[.T35])" office:value-type="float" office:value="0">
            <text:p>0,0E+0</text:p>
          </table:table-cell>
          <table:table-cell table:formula="of:=0.5*([.U34]+[.U35])" office:value-type="float" office:value="-0.5">
            <text:p>-5,0E-1</text:p>
          </table:table-cell>
          <table:table-cell table:style-name="ce8" office:value-type="float" office:value="-1">
            <text:p>-1,0E+0</text:p>
          </table:table-cell>
          <table:table-cell table:number-columns-repeated="38"/>
        </table:table-row>
        <table:table-row table:style-name="ro1">
          <table:table-cell office:value-type="float" office:value="10">
            <text:p>10</text:p>
          </table:table-cell>
          <table:table-cell table:number-columns-repeated="9"/>
          <table:table-cell table:formula="of:=0.5*([.L35]+[.L36])" office:value-type="float" office:value="0.9990234375">
            <text:p>0,9990</text:p>
          </table:table-cell>
          <table:table-cell table:style-name="ce5" table:formula="of:=0.5*([.M35]+[.M36])" office:value-type="float" office:value="0.998046875">
            <text:p>0,9980</text:p>
          </table:table-cell>
          <table:table-cell table:style-name="ce5" table:formula="of:=0.5*([.N35]+[.N36])" office:value-type="float" office:value="0.99609375">
            <text:p>0,9961</text:p>
          </table:table-cell>
          <table:table-cell table:style-name="ce5" table:formula="of:=0.5*([.O35]+[.O36])" office:value-type="float" office:value="0.9921875">
            <text:p>0,9922</text:p>
          </table:table-cell>
          <table:table-cell table:style-name="ce5" table:formula="of:=0.5*([.P35]+[.P36])" office:value-type="float" office:value="0.984375">
            <text:p>0,9844</text:p>
          </table:table-cell>
          <table:table-cell table:style-name="ce5" table:formula="of:=0.5*([.Q35]+[.Q36])" office:value-type="float" office:value="0.96875">
            <text:p>0,9688</text:p>
          </table:table-cell>
          <table:table-cell table:formula="of:=0.5*([.R35]+[.R36])" office:value-type="float" office:value="0.9375">
            <text:p>9,4E-1</text:p>
          </table:table-cell>
          <table:table-cell table:formula="of:=0.5*([.S35]+[.S36])" office:value-type="float" office:value="0.875">
            <text:p>8,8E-1</text:p>
          </table:table-cell>
          <table:table-cell table:formula="of:=0.5*([.T35]+[.T36])" office:value-type="float" office:value="0.75">
            <text:p>7,5E-1</text:p>
          </table:table-cell>
          <table:table-cell table:formula="of:=0.5*([.U35]+[.U36])" office:value-type="float" office:value="0.5">
            <text:p>5,0E-1</text:p>
          </table:table-cell>
          <table:table-cell office:value-type="float" office:value="0">
            <text:p>0,0E+0</text:p>
          </table:table-cell>
          <table:table-cell table:number-columns-repeated="38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  <table:table-cell table:style-name="ce7" table:formula="of:=0.5*([.M36]+[.M37])" office:value-type="float" office:value="1">
            <text:p>1,0000</text:p>
          </table:table-cell>
          <table:table-cell table:style-name="ce7" table:formula="of:=0.5*([.N36]+[.N37])" office:value-type="float" office:value="1">
            <text:p>1,0000</text:p>
          </table:table-cell>
          <table:table-cell table:style-name="ce7" table:formula="of:=0.5*([.O36]+[.O37])" office:value-type="float" office:value="1">
            <text:p>1,0000</text:p>
          </table:table-cell>
          <table:table-cell table:style-name="ce7" table:formula="of:=0.5*([.P36]+[.P37])" office:value-type="float" office:value="1">
            <text:p>1,0000</text:p>
          </table:table-cell>
          <table:table-cell table:style-name="ce7" table:formula="of:=0.5*([.Q36]+[.Q37])" office:value-type="float" office:value="1">
            <text:p>1,0000</text:p>
          </table:table-cell>
          <table:table-cell table:style-name="ce8" table:formula="of:=0.5*([.R36]+[.R37])" office:value-type="float" office:value="1">
            <text:p>1,0E+0</text:p>
          </table:table-cell>
          <table:table-cell table:style-name="ce8" table:formula="of:=0.5*([.S36]+[.S37])" office:value-type="float" office:value="1">
            <text:p>1,0E+0</text:p>
          </table:table-cell>
          <table:table-cell table:style-name="ce8" table:formula="of:=0.5*([.T36]+[.T37])" office:value-type="float" office:value="1">
            <text:p>1,0E+0</text:p>
          </table:table-cell>
          <table:table-cell table:style-name="ce8" table:formula="of:=0.5*([.U36]+[.U37])" office:value-type="float" office:value="1">
            <text:p>1,0E+0</text:p>
          </table:table-cell>
          <table:table-cell table:style-name="ce8" office:value-type="float" office:value="1">
            <text:p>1,0E+0</text:p>
          </table:table-cell>
          <table:table-cell table:number-columns-repeated="38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  <table:table-cell table:style-name="ce7"/>
          <table:table-cell table:style-name="ce7" table:formula="of:=0.5*([.N37]+[.N38])" office:value-type="float" office:value="1">
            <text:p>1,0000</text:p>
          </table:table-cell>
          <table:table-cell table:style-name="ce7" table:formula="of:=0.5*([.O37]+[.O38])" office:value-type="float" office:value="1">
            <text:p>1,0000</text:p>
          </table:table-cell>
          <table:table-cell table:style-name="ce7" table:formula="of:=0.5*([.P37]+[.P38])" office:value-type="float" office:value="1">
            <text:p>1,0000</text:p>
          </table:table-cell>
          <table:table-cell table:style-name="ce7" table:formula="of:=0.5*([.Q37]+[.Q38])" office:value-type="float" office:value="1">
            <text:p>1,0000</text:p>
          </table:table-cell>
          <table:table-cell table:style-name="ce8" table:formula="of:=0.5*([.R37]+[.R38])" office:value-type="float" office:value="1">
            <text:p>1,0E+0</text:p>
          </table:table-cell>
          <table:table-cell table:style-name="ce8" table:formula="of:=0.5*([.S37]+[.S38])" office:value-type="float" office:value="1">
            <text:p>1,0E+0</text:p>
          </table:table-cell>
          <table:table-cell table:style-name="ce8" table:formula="of:=0.5*([.T37]+[.T38])" office:value-type="float" office:value="1">
            <text:p>1,0E+0</text:p>
          </table:table-cell>
          <table:table-cell table:style-name="ce8" table:formula="of:=0.5*([.U37]+[.U38])" office:value-type="float" office:value="1">
            <text:p>1,0E+0</text:p>
          </table:table-cell>
          <table:table-cell table:style-name="ce8" office:value-type="float" office:value="1">
            <text:p>1,0E+0</text:p>
          </table:table-cell>
          <table:table-cell table:number-columns-repeated="38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  <table:table-cell table:style-name="ce7"/>
          <table:table-cell table:style-name="ce7"/>
          <table:table-cell table:style-name="ce7" table:formula="of:=0.5*([.O38]+[.O39])" office:value-type="float" office:value="1">
            <text:p>1,0000</text:p>
          </table:table-cell>
          <table:table-cell table:style-name="ce7" table:formula="of:=0.5*([.P38]+[.P39])" office:value-type="float" office:value="1">
            <text:p>1,0000</text:p>
          </table:table-cell>
          <table:table-cell table:style-name="ce7" table:formula="of:=0.5*([.Q38]+[.Q39])" office:value-type="float" office:value="1">
            <text:p>1,0000</text:p>
          </table:table-cell>
          <table:table-cell table:style-name="ce8" table:formula="of:=0.5*([.R38]+[.R39])" office:value-type="float" office:value="1">
            <text:p>1,0E+0</text:p>
          </table:table-cell>
          <table:table-cell table:style-name="ce8" table:formula="of:=0.5*([.S38]+[.S39])" office:value-type="float" office:value="1">
            <text:p>1,0E+0</text:p>
          </table:table-cell>
          <table:table-cell table:style-name="ce8" table:formula="of:=0.5*([.T38]+[.T39])" office:value-type="float" office:value="1">
            <text:p>1,0E+0</text:p>
          </table:table-cell>
          <table:table-cell table:style-name="ce8" table:formula="of:=0.5*([.U38]+[.U39])" office:value-type="float" office:value="1">
            <text:p>1,0E+0</text:p>
          </table:table-cell>
          <table:table-cell table:style-name="ce8" office:value-type="float" office:value="1">
            <text:p>1,0E+0</text:p>
          </table:table-cell>
          <table:table-cell table:number-columns-repeated="38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  <table:table-cell table:style-name="ce7"/>
          <table:table-cell table:style-name="ce7"/>
          <table:table-cell table:style-name="ce7"/>
          <table:table-cell table:style-name="ce7" table:formula="of:=0.5*([.P39]+[.P40])" office:value-type="float" office:value="1">
            <text:p>1,0000</text:p>
          </table:table-cell>
          <table:table-cell table:style-name="ce7" table:formula="of:=0.5*([.Q39]+[.Q40])" office:value-type="float" office:value="1">
            <text:p>1,0000</text:p>
          </table:table-cell>
          <table:table-cell table:style-name="ce8" table:formula="of:=0.5*([.R39]+[.R40])" office:value-type="float" office:value="1">
            <text:p>1,0E+0</text:p>
          </table:table-cell>
          <table:table-cell table:style-name="ce8" table:formula="of:=0.5*([.S39]+[.S40])" office:value-type="float" office:value="1">
            <text:p>1,0E+0</text:p>
          </table:table-cell>
          <table:table-cell table:style-name="ce8" table:formula="of:=0.5*([.T39]+[.T40])" office:value-type="float" office:value="1">
            <text:p>1,0E+0</text:p>
          </table:table-cell>
          <table:table-cell table:style-name="ce8" table:formula="of:=0.5*([.U39]+[.U40])" office:value-type="float" office:value="1">
            <text:p>1,0E+0</text:p>
          </table:table-cell>
          <table:table-cell table:style-name="ce8" office:value-type="float" office:value="1">
            <text:p>1,0E+0</text:p>
          </table:table-cell>
          <table:table-cell table:number-columns-repeated="38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  <table:table-cell table:style-name="ce7"/>
          <table:table-cell table:style-name="ce7"/>
          <table:table-cell table:style-name="ce7"/>
          <table:table-cell table:style-name="ce7"/>
          <table:table-cell table:style-name="ce7" table:formula="of:=0.5*([.Q40]+[.Q41])" office:value-type="float" office:value="1">
            <text:p>1,0000</text:p>
          </table:table-cell>
          <table:table-cell table:style-name="ce8" table:formula="of:=0.5*([.R40]+[.R41])" office:value-type="float" office:value="1">
            <text:p>1,0E+0</text:p>
          </table:table-cell>
          <table:table-cell table:style-name="ce8" table:formula="of:=0.5*([.S40]+[.S41])" office:value-type="float" office:value="1">
            <text:p>1,0E+0</text:p>
          </table:table-cell>
          <table:table-cell table:style-name="ce8" table:formula="of:=0.5*([.T40]+[.T41])" office:value-type="float" office:value="1">
            <text:p>1,0E+0</text:p>
          </table:table-cell>
          <table:table-cell table:style-name="ce8" table:formula="of:=0.5*([.U40]+[.U41])" office:value-type="float" office:value="1">
            <text:p>1,0E+0</text:p>
          </table:table-cell>
          <table:table-cell table:style-name="ce8" office:value-type="float" office:value="1">
            <text:p>1,0E+0</text:p>
          </table:table-cell>
          <table:table-cell table:number-columns-repeated="38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8" table:formula="of:=0.5*([.R41]+[.R42])" office:value-type="float" office:value="1">
            <text:p>1,0E+0</text:p>
          </table:table-cell>
          <table:table-cell table:style-name="ce8" table:formula="of:=0.5*([.S41]+[.S42])" office:value-type="float" office:value="1">
            <text:p>1,0E+0</text:p>
          </table:table-cell>
          <table:table-cell table:style-name="ce8" table:formula="of:=0.5*([.T41]+[.T42])" office:value-type="float" office:value="1">
            <text:p>1,0E+0</text:p>
          </table:table-cell>
          <table:table-cell table:style-name="ce8" table:formula="of:=0.5*([.U41]+[.U42])" office:value-type="float" office:value="1">
            <text:p>1,0E+0</text:p>
          </table:table-cell>
          <table:table-cell table:style-name="ce8" office:value-type="float" office:value="1">
            <text:p>1,0E+0</text:p>
          </table:table-cell>
          <table:table-cell table:number-columns-repeated="38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 table:formula="of:=0.5*([.S42]+[.S43])" office:value-type="float" office:value="1">
            <text:p>1,0E+0</text:p>
          </table:table-cell>
          <table:table-cell table:style-name="ce8" table:formula="of:=0.5*([.T42]+[.T43])" office:value-type="float" office:value="1">
            <text:p>1,0E+0</text:p>
          </table:table-cell>
          <table:table-cell table:style-name="ce8" table:formula="of:=0.5*([.U42]+[.U43])" office:value-type="float" office:value="1">
            <text:p>1,0E+0</text:p>
          </table:table-cell>
          <table:table-cell table:style-name="ce8" office:value-type="float" office:value="1">
            <text:p>1,0E+0</text:p>
          </table:table-cell>
          <table:table-cell table:number-columns-repeated="38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8"/>
          <table:table-cell table:style-name="ce8"/>
          <table:table-cell table:style-name="ce8" table:formula="of:=0.5*([.T43]+[.T44])" office:value-type="float" office:value="1">
            <text:p>1,0E+0</text:p>
          </table:table-cell>
          <table:table-cell table:style-name="ce8" table:formula="of:=0.5*([.U43]+[.U44])" office:value-type="float" office:value="1">
            <text:p>1,0E+0</text:p>
          </table:table-cell>
          <table:table-cell table:style-name="ce8" office:value-type="float" office:value="1">
            <text:p>1,0E+0</text:p>
          </table:table-cell>
          <table:table-cell table:number-columns-repeated="38"/>
        </table:table-row>
        <table:table-row table:style-name="ro1">
          <table:table-cell office:value-type="float" office:value="19">
            <text:p>19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 table:formula="of:=0.5*([.U44]+[.U45])" office:value-type="float" office:value="1">
            <text:p>1,0E+0</text:p>
          </table:table-cell>
          <table:table-cell table:style-name="ce8" office:value-type="float" office:value="1">
            <text:p>1,0E+0</text:p>
          </table:table-cell>
          <table:table-cell table:number-columns-repeated="38"/>
        </table:table-row>
        <table:table-row table:style-name="ro1">
          <table:table-cell office:value-type="float" office:value="20">
            <text:p>2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 office:value-type="float" office:value="1">
            <text:p>1,0E+0</text:p>
          </table:table-cell>
          <table:table-cell table:number-columns-repeated="38"/>
        </table:table-row>
        <table:table-row table:style-name="ro1">
          <table:table-cell table:style-name="Default" table:number-columns-repeated="21"/>
          <table:table-cell table:number-columns-repeated="38"/>
        </table:table-row>
        <table:table-row table:style-name="ro1">
          <table:table-cell table:style-name="ce3" office:value-type="string">
            <text:p>Redoubl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number-columns-repeated="38"/>
        </table:table-row>
        <table:table-row table:style-name="ro1">
          <table:table-cell office:value-type="float" office:value="0">
            <text:p>0</text:p>
          </table:table-cell>
          <table:table-cell table:formula="of:=IF([.B25]&lt;0;MAX(-2;4*[.B25]);0.5*([.C48]+[.C49]))" office:value-type="float" office:value="-0.704788208007813">
            <text:p>-0,7048</text:p>
          </table:table-cell>
          <table:table-cell table:formula="of:=IF([.C25]&lt;0;MAX(-2;4*[.C25]);0.5*([.D48]+[.D49]))" office:value-type="float" office:value="-1.40957641601563">
            <text:p>-1,4096</text:p>
          </table:table-cell>
          <table:table-cell table:formula="of:=IF([.D25]&lt;0;MAX(-2;4*[.D25]);0.5*([.E48]+[.E49]))" office:value-type="float" office:value="-2">
            <text:p>-2,0000</text:p>
          </table:table-cell>
          <table:table-cell table:formula="of:=IF([.E25]&lt;0;MAX(-2;4*[.E25]);0.5*([.F48]+[.F49]))" office:value-type="float" office:value="-2">
            <text:p>-2,0000</text:p>
          </table:table-cell>
          <table:table-cell table:formula="of:=IF([.F25]&lt;0;MAX(-2;4*[.F25]);0.5*([.G48]+[.G49]))" office:value-type="float" office:value="-2">
            <text:p>-2,0000</text:p>
          </table:table-cell>
          <table:table-cell table:formula="of:=IF([.G25]&lt;0;MAX(-2;4*[.G25]);0.5*([.H48]+[.H49]))" office:value-type="float" office:value="-2">
            <text:p>-2,0000</text:p>
          </table:table-cell>
          <table:table-cell table:formula="of:=IF([.H25]&lt;0;MAX(-2;4*[.H25]);0.5*([.I48]+[.I49]))" office:value-type="float" office:value="-2">
            <text:p>-2,0000</text:p>
          </table:table-cell>
          <table:table-cell table:formula="of:=IF([.I25]&lt;0;MAX(-2;4*[.I25]);0.5*([.J48]+[.J49]))" office:value-type="float" office:value="-2">
            <text:p>-2,0000</text:p>
          </table:table-cell>
          <table:table-cell table:formula="of:=IF([.J25]&lt;0;MAX(-2;4*[.J25]);0.5*([.K48]+[.K49]))" office:value-type="float" office:value="-2">
            <text:p>-2,0000</text:p>
          </table:table-cell>
          <table:table-cell table:formula="of:=IF([.K25]&lt;0;MAX(-2;4*[.K25]);0.5*([.L48]+[.L49]))" office:value-type="float" office:value="-2">
            <text:p>-2,0000</text:p>
          </table:table-cell>
          <table:table-cell table:style-name="ce5" table:formula="of:=IF([.L25]&lt;0;MAX(-2;4*[.L25]);0.5*([.M48]+[.M49]))" office:value-type="float" office:value="-2">
            <text:p>-2,0000</text:p>
          </table:table-cell>
          <table:table-cell table:style-name="ce5" table:formula="of:=IF([.M25]&lt;0;MAX(-2;4*[.M25]);0.5*([.N48]+[.N49]))" office:value-type="float" office:value="-2">
            <text:p>-2,0000</text:p>
          </table:table-cell>
          <table:table-cell table:style-name="ce5" table:formula="of:=IF([.N25]&lt;0;MAX(-2;4*[.N25]);0.5*([.O48]+[.O49]))" office:value-type="float" office:value="-2">
            <text:p>-2,0000</text:p>
          </table:table-cell>
          <table:table-cell table:style-name="ce5" table:formula="of:=IF([.O25]&lt;0;MAX(-2;4*[.O25]);0.5*([.P48]+[.P49]))" office:value-type="float" office:value="-2">
            <text:p>-2,0000</text:p>
          </table:table-cell>
          <table:table-cell table:style-name="ce5" table:formula="of:=IF([.P25]&lt;0;MAX(-2;4*[.P25]);0.5*([.Q48]+[.Q49]))" office:value-type="float" office:value="-2">
            <text:p>-2,0000</text:p>
          </table:table-cell>
          <table:table-cell table:formula="of:=IF([.Q25]&lt;0;MAX(-2;4*[.Q25]);0.5*([.R48]+[.R49]))" office:value-type="float" office:value="-2">
            <text:p>-2,0E+0</text:p>
          </table:table-cell>
          <table:table-cell table:formula="of:=IF([.R25]&lt;0;MAX(-2;4*[.R25]);0.5*([.S48]+[.S49]))" office:value-type="float" office:value="-2">
            <text:p>-2,0E+0</text:p>
          </table:table-cell>
          <table:table-cell table:formula="of:=IF([.S25]&lt;0;MAX(-2;4*[.S25]);0.5*([.T48]+[.T49]))" office:value-type="float" office:value="-2">
            <text:p>-2,0E+0</text:p>
          </table:table-cell>
          <table:table-cell table:formula="of:=IF([.T25]&lt;0;MAX(-2;4*[.T25]);0.5*([.U48]+[.U49]))" office:value-type="float" office:value="-2">
            <text:p>-2,0E+0</text:p>
          </table:table-cell>
          <table:table-cell table:formula="of:=IF([.U25]&lt;0;MAX(-2;4*[.U25]);0.5*([.V48]+[.V49]))" office:value-type="float" office:value="-2">
            <text:p>-2,0E+0</text:p>
          </table:table-cell>
          <table:table-cell/>
          <table:table-cell table:number-columns-repeated="37"/>
        </table:table-row>
        <table:table-row table:style-name="ro1">
          <table:table-cell office:value-type="float" office:value="1">
            <text:p>1</text:p>
          </table:table-cell>
          <table:table-cell table:formula="of:=IF([.B26]&lt;0;MAX(-2;4*[.B26]);0.5*([.C49]+[.C50]))" office:value-type="float" office:value="0.0640716552734375">
            <text:p>0,0641</text:p>
          </table:table-cell>
          <table:table-cell table:formula="of:=IF([.C26]&lt;0;MAX(-2;4*[.C26]);0.5*([.D49]+[.D50]))" office:value-type="float" office:value="-0.333847045898437">
            <text:p>-0,3338</text:p>
          </table:table-cell>
          <table:table-cell table:formula="of:=IF([.D26]&lt;0;MAX(-2;4*[.D26]);0.5*([.E49]+[.E50]))" office:value-type="float" office:value="-0.74188232421875">
            <text:p>-0,7419</text:p>
          </table:table-cell>
          <table:table-cell table:formula="of:=IF([.E26]&lt;0;MAX(-2;4*[.E26]);0.5*([.F49]+[.F50]))" office:value-type="float" office:value="-1.4837646484375">
            <text:p>-1,4838</text:p>
          </table:table-cell>
          <table:table-cell table:formula="of:=IF([.F26]&lt;0;MAX(-2;4*[.F26]);0.5*([.G49]+[.G50]))" office:value-type="float" office:value="-2">
            <text:p>-2,0000</text:p>
          </table:table-cell>
          <table:table-cell table:formula="of:=IF([.G26]&lt;0;MAX(-2;4*[.G26]);0.5*([.H49]+[.H50]))" office:value-type="float" office:value="-2">
            <text:p>-2,0000</text:p>
          </table:table-cell>
          <table:table-cell table:formula="of:=IF([.H26]&lt;0;MAX(-2;4*[.H26]);0.5*([.I49]+[.I50]))" office:value-type="float" office:value="-2">
            <text:p>-2,0000</text:p>
          </table:table-cell>
          <table:table-cell table:formula="of:=IF([.I26]&lt;0;MAX(-2;4*[.I26]);0.5*([.J49]+[.J50]))" office:value-type="float" office:value="-2">
            <text:p>-2,0000</text:p>
          </table:table-cell>
          <table:table-cell table:formula="of:=IF([.J26]&lt;0;MAX(-2;4*[.J26]);0.5*([.K49]+[.K50]))" office:value-type="float" office:value="-2">
            <text:p>-2,0000</text:p>
          </table:table-cell>
          <table:table-cell table:formula="of:=IF([.K26]&lt;0;MAX(-2;4*[.K26]);0.5*([.L49]+[.L50]))" office:value-type="float" office:value="-2">
            <text:p>-2,0000</text:p>
          </table:table-cell>
          <table:table-cell table:style-name="ce5" table:formula="of:=IF([.L26]&lt;0;MAX(-2;4*[.L26]);0.5*([.M49]+[.M50]))" office:value-type="float" office:value="-2">
            <text:p>-2,0000</text:p>
          </table:table-cell>
          <table:table-cell table:style-name="ce5" table:formula="of:=IF([.M26]&lt;0;MAX(-2;4*[.M26]);0.5*([.N49]+[.N50]))" office:value-type="float" office:value="-2">
            <text:p>-2,0000</text:p>
          </table:table-cell>
          <table:table-cell table:style-name="ce5" table:formula="of:=IF([.N26]&lt;0;MAX(-2;4*[.N26]);0.5*([.O49]+[.O50]))" office:value-type="float" office:value="-2">
            <text:p>-2,0000</text:p>
          </table:table-cell>
          <table:table-cell table:style-name="ce5" table:formula="of:=IF([.O26]&lt;0;MAX(-2;4*[.O26]);0.5*([.P49]+[.P50]))" office:value-type="float" office:value="-2">
            <text:p>-2,0000</text:p>
          </table:table-cell>
          <table:table-cell table:style-name="ce5" table:formula="of:=IF([.P26]&lt;0;MAX(-2;4*[.P26]);0.5*([.Q49]+[.Q50]))" office:value-type="float" office:value="-2">
            <text:p>-2,0000</text:p>
          </table:table-cell>
          <table:table-cell table:formula="of:=IF([.Q26]&lt;0;MAX(-2;4*[.Q26]);0.5*([.R49]+[.R50]))" office:value-type="float" office:value="-2">
            <text:p>-2,0E+0</text:p>
          </table:table-cell>
          <table:table-cell table:formula="of:=IF([.R26]&lt;0;MAX(-2;4*[.R26]);0.5*([.S49]+[.S50]))" office:value-type="float" office:value="-2">
            <text:p>-2,0E+0</text:p>
          </table:table-cell>
          <table:table-cell table:formula="of:=IF([.S26]&lt;0;MAX(-2;4*[.S26]);0.5*([.T49]+[.T50]))" office:value-type="float" office:value="-2">
            <text:p>-2,0E+0</text:p>
          </table:table-cell>
          <table:table-cell table:formula="of:=IF([.T26]&lt;0;MAX(-2;4*[.T26]);0.5*([.U49]+[.U50]))" office:value-type="float" office:value="-2">
            <text:p>-2,0E+0</text:p>
          </table:table-cell>
          <table:table-cell office:value-type="float" office:value="-2">
            <text:p>-2,0E+0</text:p>
          </table:table-cell>
          <table:table-cell/>
          <table:table-cell table:number-columns-repeated="37"/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IF([.C27]&lt;0;MAX(-2;4*[.C27]);0.5*([.D50]+[.D51]))" office:value-type="float" office:value="0.461990356445313">
            <text:p>0,4620</text:p>
          </table:table-cell>
          <table:table-cell table:formula="of:=IF([.D27]&lt;0;MAX(-2;4*[.D27]);0.5*([.E50]+[.E51]))" office:value-type="float" office:value="0.074188232421875">
            <text:p>0,0742</text:p>
          </table:table-cell>
          <table:table-cell table:formula="of:=IF([.E27]&lt;0;MAX(-2;4*[.E27]);0.5*([.F50]+[.F51]))" office:value-type="float" office:value="-0.34912109375">
            <text:p>-0,3491</text:p>
          </table:table-cell>
          <table:table-cell table:formula="of:=IF([.F27]&lt;0;MAX(-2;4*[.F27]);0.5*([.G50]+[.G51]))" office:value-type="float" office:value="-0.7855224609375">
            <text:p>-0,7855</text:p>
          </table:table-cell>
          <table:table-cell table:formula="of:=IF([.G27]&lt;0;MAX(-2;4*[.G27]);0.5*([.H50]+[.H51]))" office:value-type="float" office:value="-1.571044921875">
            <text:p>-1,5710</text:p>
          </table:table-cell>
          <table:table-cell table:formula="of:=IF([.H27]&lt;0;MAX(-2;4*[.H27]);0.5*([.I50]+[.I51]))" office:value-type="float" office:value="-2">
            <text:p>-2,0000</text:p>
          </table:table-cell>
          <table:table-cell table:formula="of:=IF([.I27]&lt;0;MAX(-2;4*[.I27]);0.5*([.J50]+[.J51]))" office:value-type="float" office:value="-2">
            <text:p>-2,0000</text:p>
          </table:table-cell>
          <table:table-cell table:formula="of:=IF([.J27]&lt;0;MAX(-2;4*[.J27]);0.5*([.K50]+[.K51]))" office:value-type="float" office:value="-2">
            <text:p>-2,0000</text:p>
          </table:table-cell>
          <table:table-cell table:formula="of:=IF([.K27]&lt;0;MAX(-2;4*[.K27]);0.5*([.L50]+[.L51]))" office:value-type="float" office:value="-2">
            <text:p>-2,0000</text:p>
          </table:table-cell>
          <table:table-cell table:style-name="ce5" table:formula="of:=IF([.L27]&lt;0;MAX(-2;4*[.L27]);0.5*([.M50]+[.M51]))" office:value-type="float" office:value="-2">
            <text:p>-2,0000</text:p>
          </table:table-cell>
          <table:table-cell table:style-name="ce5" table:formula="of:=IF([.M27]&lt;0;MAX(-2;4*[.M27]);0.5*([.N50]+[.N51]))" office:value-type="float" office:value="-2">
            <text:p>-2,0000</text:p>
          </table:table-cell>
          <table:table-cell table:style-name="ce5" table:formula="of:=IF([.N27]&lt;0;MAX(-2;4*[.N27]);0.5*([.O50]+[.O51]))" office:value-type="float" office:value="-2">
            <text:p>-2,0000</text:p>
          </table:table-cell>
          <table:table-cell table:style-name="ce5" table:formula="of:=IF([.O27]&lt;0;MAX(-2;4*[.O27]);0.5*([.P50]+[.P51]))" office:value-type="float" office:value="-2">
            <text:p>-2,0000</text:p>
          </table:table-cell>
          <table:table-cell table:style-name="ce5" table:formula="of:=IF([.P27]&lt;0;MAX(-2;4*[.P27]);0.5*([.Q50]+[.Q51]))" office:value-type="float" office:value="-2">
            <text:p>-2,0000</text:p>
          </table:table-cell>
          <table:table-cell table:formula="of:=IF([.Q27]&lt;0;MAX(-2;4*[.Q27]);0.5*([.R50]+[.R51]))" office:value-type="float" office:value="-2">
            <text:p>-2,0E+0</text:p>
          </table:table-cell>
          <table:table-cell table:formula="of:=IF([.R27]&lt;0;MAX(-2;4*[.R27]);0.5*([.S50]+[.S51]))" office:value-type="float" office:value="-2">
            <text:p>-2,0E+0</text:p>
          </table:table-cell>
          <table:table-cell table:formula="of:=IF([.S27]&lt;0;MAX(-2;4*[.S27]);0.5*([.T50]+[.T51]))" office:value-type="float" office:value="-2">
            <text:p>-2,0E+0</text:p>
          </table:table-cell>
          <table:table-cell table:formula="of:=IF([.T27]&lt;0;MAX(-2;4*[.T27]);0.5*([.U50]+[.U51]))" office:value-type="float" office:value="-2">
            <text:p>-2,0E+0</text:p>
          </table:table-cell>
          <table:table-cell office:value-type="float" office:value="-2">
            <text:p>-2,0E+0</text:p>
          </table:table-cell>
          <table:table-cell table:number-columns-repeated="38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IF([.D28]&lt;0;MAX(-2;4*[.D28]);0.5*([.E51]+[.E52]))" office:value-type="float" office:value="0.84979248046875">
            <text:p>0,8498</text:p>
          </table:table-cell>
          <table:table-cell table:formula="of:=IF([.E28]&lt;0;MAX(-2;4*[.E28]);0.5*([.F51]+[.F52]))" office:value-type="float" office:value="0.49749755859375">
            <text:p>0,4975</text:p>
          </table:table-cell>
          <table:table-cell table:formula="of:=IF([.F28]&lt;0;MAX(-2;4*[.F28]);0.5*([.G51]+[.G52]))" office:value-type="float" office:value="0.0872802734375">
            <text:p>0,0873</text:p>
          </table:table-cell>
          <table:table-cell table:formula="of:=IF([.G28]&lt;0;MAX(-2;4*[.G28]);0.5*([.H51]+[.H52]))" office:value-type="float" office:value="-0.3665771484375">
            <text:p>-0,3666</text:p>
          </table:table-cell>
          <table:table-cell table:formula="of:=IF([.H28]&lt;0;MAX(-2;4*[.H28]);0.5*([.I51]+[.I52]))" office:value-type="float" office:value="-0.837890625">
            <text:p>-0,8379</text:p>
          </table:table-cell>
          <table:table-cell table:formula="of:=IF([.I28]&lt;0;MAX(-2;4*[.I28]);0.5*([.J51]+[.J52]))" office:value-type="float" office:value="-1.67578125">
            <text:p>-1,6758</text:p>
          </table:table-cell>
          <table:table-cell table:formula="of:=IF([.J28]&lt;0;MAX(-2;4*[.J28]);0.5*([.K51]+[.K52]))" office:value-type="float" office:value="-2">
            <text:p>-2,0000</text:p>
          </table:table-cell>
          <table:table-cell table:formula="of:=IF([.K28]&lt;0;MAX(-2;4*[.K28]);0.5*([.L51]+[.L52]))" office:value-type="float" office:value="-2">
            <text:p>-2,0000</text:p>
          </table:table-cell>
          <table:table-cell table:style-name="ce5" table:formula="of:=IF([.L28]&lt;0;MAX(-2;4*[.L28]);0.5*([.M51]+[.M52]))" office:value-type="float" office:value="-2">
            <text:p>-2,0000</text:p>
          </table:table-cell>
          <table:table-cell table:style-name="ce5" table:formula="of:=IF([.M28]&lt;0;MAX(-2;4*[.M28]);0.5*([.N51]+[.N52]))" office:value-type="float" office:value="-2">
            <text:p>-2,0000</text:p>
          </table:table-cell>
          <table:table-cell table:style-name="ce5" table:formula="of:=IF([.N28]&lt;0;MAX(-2;4*[.N28]);0.5*([.O51]+[.O52]))" office:value-type="float" office:value="-2">
            <text:p>-2,0000</text:p>
          </table:table-cell>
          <table:table-cell table:style-name="ce5" table:formula="of:=IF([.O28]&lt;0;MAX(-2;4*[.O28]);0.5*([.P51]+[.P52]))" office:value-type="float" office:value="-2">
            <text:p>-2,0000</text:p>
          </table:table-cell>
          <table:table-cell table:style-name="ce5" table:formula="of:=IF([.P28]&lt;0;MAX(-2;4*[.P28]);0.5*([.Q51]+[.Q52]))" office:value-type="float" office:value="-2">
            <text:p>-2,0000</text:p>
          </table:table-cell>
          <table:table-cell table:formula="of:=IF([.Q28]&lt;0;MAX(-2;4*[.Q28]);0.5*([.R51]+[.R52]))" office:value-type="float" office:value="-2">
            <text:p>-2,0E+0</text:p>
          </table:table-cell>
          <table:table-cell table:formula="of:=IF([.R28]&lt;0;MAX(-2;4*[.R28]);0.5*([.S51]+[.S52]))" office:value-type="float" office:value="-2">
            <text:p>-2,0E+0</text:p>
          </table:table-cell>
          <table:table-cell table:formula="of:=IF([.S28]&lt;0;MAX(-2;4*[.S28]);0.5*([.T51]+[.T52]))" office:value-type="float" office:value="-2">
            <text:p>-2,0E+0</text:p>
          </table:table-cell>
          <table:table-cell table:formula="of:=IF([.T28]&lt;0;MAX(-2;4*[.T28]);0.5*([.U51]+[.U52]))" office:value-type="float" office:value="-2">
            <text:p>-2,0E+0</text:p>
          </table:table-cell>
          <table:table-cell office:value-type="float" office:value="-2">
            <text:p>-2,0E+0</text:p>
          </table:table-cell>
          <table:table-cell table:number-columns-repeated="38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formula="of:=IF([.E29]&lt;0;MAX(-2;4*[.E29]);0.5*([.F52]+[.F53]))" office:value-type="float" office:value="1.20208740234375">
            <text:p>1,2021</text:p>
          </table:table-cell>
          <table:table-cell table:formula="of:=IF([.F29]&lt;0;MAX(-2;4*[.F29]);0.5*([.G52]+[.G53]))" office:value-type="float" office:value="0.90771484375">
            <text:p>0,9077</text:p>
          </table:table-cell>
          <table:table-cell table:formula="of:=IF([.G29]&lt;0;MAX(-2;4*[.G29]);0.5*([.H52]+[.H53]))" office:value-type="float" office:value="0.5411376953125">
            <text:p>0,5411</text:p>
          </table:table-cell>
          <table:table-cell table:formula="of:=IF([.H29]&lt;0;MAX(-2;4*[.H29]);0.5*([.I52]+[.I53]))" office:value-type="float" office:value="0.104736328125">
            <text:p>0,1047</text:p>
          </table:table-cell>
          <table:table-cell table:formula="of:=IF([.I29]&lt;0;MAX(-2;4*[.I29]);0.5*([.J52]+[.J53]))" office:value-type="float" office:value="-0.38671875">
            <text:p>-0,3867</text:p>
          </table:table-cell>
          <table:table-cell table:formula="of:=IF([.J29]&lt;0;MAX(-2;4*[.J29]);0.5*([.K52]+[.K53]))" office:value-type="float" office:value="-0.90234375">
            <text:p>-0,9023</text:p>
          </table:table-cell>
          <table:table-cell table:formula="of:=IF([.K29]&lt;0;MAX(-2;4*[.K29]);0.5*([.L52]+[.L53]))" office:value-type="float" office:value="-1.8046875">
            <text:p>-1,8047</text:p>
          </table:table-cell>
          <table:table-cell table:style-name="ce5" table:formula="of:=IF([.L29]&lt;0;MAX(-2;4*[.L29]);0.5*([.M52]+[.M53]))" office:value-type="float" office:value="-2">
            <text:p>-2,0000</text:p>
          </table:table-cell>
          <table:table-cell table:style-name="ce5" table:formula="of:=IF([.M29]&lt;0;MAX(-2;4*[.M29]);0.5*([.N52]+[.N53]))" office:value-type="float" office:value="-2">
            <text:p>-2,0000</text:p>
          </table:table-cell>
          <table:table-cell table:style-name="ce5" table:formula="of:=IF([.N29]&lt;0;MAX(-2;4*[.N29]);0.5*([.O52]+[.O53]))" office:value-type="float" office:value="-2">
            <text:p>-2,0000</text:p>
          </table:table-cell>
          <table:table-cell table:style-name="ce5" table:formula="of:=IF([.O29]&lt;0;MAX(-2;4*[.O29]);0.5*([.P52]+[.P53]))" office:value-type="float" office:value="-2">
            <text:p>-2,0000</text:p>
          </table:table-cell>
          <table:table-cell table:style-name="ce5" table:formula="of:=IF([.P29]&lt;0;MAX(-2;4*[.P29]);0.5*([.Q52]+[.Q53]))" office:value-type="float" office:value="-2">
            <text:p>-2,0000</text:p>
          </table:table-cell>
          <table:table-cell table:formula="of:=IF([.Q29]&lt;0;MAX(-2;4*[.Q29]);0.5*([.R52]+[.R53]))" office:value-type="float" office:value="-2">
            <text:p>-2,0E+0</text:p>
          </table:table-cell>
          <table:table-cell table:formula="of:=IF([.R29]&lt;0;MAX(-2;4*[.R29]);0.5*([.S52]+[.S53]))" office:value-type="float" office:value="-2">
            <text:p>-2,0E+0</text:p>
          </table:table-cell>
          <table:table-cell table:formula="of:=IF([.S29]&lt;0;MAX(-2;4*[.S29]);0.5*([.T52]+[.T53]))" office:value-type="float" office:value="-2">
            <text:p>-2,0E+0</text:p>
          </table:table-cell>
          <table:table-cell table:formula="of:=IF([.T29]&lt;0;MAX(-2;4*[.T29]);0.5*([.U52]+[.U53]))" office:value-type="float" office:value="-2">
            <text:p>-2,0E+0</text:p>
          </table:table-cell>
          <table:table-cell office:value-type="float" office:value="-2">
            <text:p>-2,0E+0</text:p>
          </table:table-cell>
          <table:table-cell table:number-columns-repeated="38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table:formula="of:=IF([.F30]&lt;0;MAX(-2;4*[.F30]);0.5*([.G53]+[.G54]))" office:value-type="float" office:value="1.4964599609375">
            <text:p>1,4965</text:p>
          </table:table-cell>
          <table:table-cell table:formula="of:=IF([.G30]&lt;0;MAX(-2;4*[.G30]);0.5*([.H53]+[.H54]))" office:value-type="float" office:value="1.2742919921875">
            <text:p>1,2743</text:p>
          </table:table-cell>
          <table:table-cell table:formula="of:=IF([.H30]&lt;0;MAX(-2;4*[.H30]);0.5*([.I53]+[.I54]))" office:value-type="float" office:value="0.9775390625">
            <text:p>0,9775</text:p>
          </table:table-cell>
          <table:table-cell table:formula="of:=IF([.I30]&lt;0;MAX(-2;4*[.I30]);0.5*([.J53]+[.J54]))" office:value-type="float" office:value="0.59619140625">
            <text:p>0,5962</text:p>
          </table:table-cell>
          <table:table-cell table:formula="of:=IF([.J30]&lt;0;MAX(-2;4*[.J30]);0.5*([.K53]+[.K54]))" office:value-type="float" office:value="0.12890625">
            <text:p>0,1289</text:p>
          </table:table-cell>
          <table:table-cell table:formula="of:=IF([.K30]&lt;0;MAX(-2;4*[.K30]);0.5*([.L53]+[.L54]))" office:value-type="float" office:value="-0.41015625">
            <text:p>-0,4102</text:p>
          </table:table-cell>
          <table:table-cell table:style-name="ce5" table:formula="of:=IF([.L30]&lt;0;MAX(-2;4*[.L30]);0.5*([.M53]+[.M54]))" office:value-type="float" office:value="-0.984375">
            <text:p>-0,9844</text:p>
          </table:table-cell>
          <table:table-cell table:style-name="ce5" table:formula="of:=IF([.M30]&lt;0;MAX(-2;4*[.M30]);0.5*([.N53]+[.N54]))" office:value-type="float" office:value="-1.96875">
            <text:p>-1,9688</text:p>
          </table:table-cell>
          <table:table-cell table:style-name="ce5" table:formula="of:=IF([.N30]&lt;0;MAX(-2;4*[.N30]);0.5*([.O53]+[.O54]))" office:value-type="float" office:value="-2">
            <text:p>-2,0000</text:p>
          </table:table-cell>
          <table:table-cell table:style-name="ce5" table:formula="of:=IF([.O30]&lt;0;MAX(-2;4*[.O30]);0.5*([.P53]+[.P54]))" office:value-type="float" office:value="-2">
            <text:p>-2,0000</text:p>
          </table:table-cell>
          <table:table-cell table:style-name="ce5" table:formula="of:=IF([.P30]&lt;0;MAX(-2;4*[.P30]);0.5*([.Q53]+[.Q54]))" office:value-type="float" office:value="-2">
            <text:p>-2,0000</text:p>
          </table:table-cell>
          <table:table-cell table:formula="of:=IF([.Q30]&lt;0;MAX(-2;4*[.Q30]);0.5*([.R53]+[.R54]))" office:value-type="float" office:value="-2">
            <text:p>-2,0E+0</text:p>
          </table:table-cell>
          <table:table-cell table:formula="of:=IF([.R30]&lt;0;MAX(-2;4*[.R30]);0.5*([.S53]+[.S54]))" office:value-type="float" office:value="-2">
            <text:p>-2,0E+0</text:p>
          </table:table-cell>
          <table:table-cell table:formula="of:=IF([.S30]&lt;0;MAX(-2;4*[.S30]);0.5*([.T53]+[.T54]))" office:value-type="float" office:value="-2">
            <text:p>-2,0E+0</text:p>
          </table:table-cell>
          <table:table-cell table:formula="of:=IF([.T30]&lt;0;MAX(-2;4*[.T30]);0.5*([.U53]+[.U54]))" office:value-type="float" office:value="-2">
            <text:p>-2,0E+0</text:p>
          </table:table-cell>
          <table:table-cell office:value-type="float" office:value="-2">
            <text:p>-2,0E+0</text:p>
          </table:table-cell>
          <table:table-cell table:number-columns-repeated="38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table:formula="of:=IF([.G31]&lt;0;MAX(-2;4*[.G31]);0.5*([.H54]+[.H55]))" office:value-type="float" office:value="1.7186279296875">
            <text:p>1,7186</text:p>
          </table:table-cell>
          <table:table-cell table:formula="of:=IF([.H31]&lt;0;MAX(-2;4*[.H31]);0.5*([.I54]+[.I55]))" office:value-type="float" office:value="1.571044921875">
            <text:p>1,5710</text:p>
          </table:table-cell>
          <table:table-cell table:formula="of:=IF([.I31]&lt;0;MAX(-2;4*[.I31]);0.5*([.J54]+[.J55]))" office:value-type="float" office:value="1.35888671875">
            <text:p>1,3589</text:p>
          </table:table-cell>
          <table:table-cell table:formula="of:=IF([.J31]&lt;0;MAX(-2;4*[.J31]);0.5*([.K54]+[.K55]))" office:value-type="float" office:value="1.0634765625">
            <text:p>1,0635</text:p>
          </table:table-cell>
          <table:table-cell table:formula="of:=IF([.K31]&lt;0;MAX(-2;4*[.K31]);0.5*([.L54]+[.L55]))" office:value-type="float" office:value="0.66796875">
            <text:p>0,6680</text:p>
          </table:table-cell>
          <table:table-cell table:style-name="ce5" table:formula="of:=IF([.L31]&lt;0;MAX(-2;4*[.L31]);0.5*([.M54]+[.M55]))" office:value-type="float" office:value="0.1640625">
            <text:p>0,1641</text:p>
          </table:table-cell>
          <table:table-cell table:style-name="ce5" table:formula="of:=IF([.M31]&lt;0;MAX(-2;4*[.M31]);0.5*([.N54]+[.N55]))" office:value-type="float" office:value="-0.4375">
            <text:p>-0,4375</text:p>
          </table:table-cell>
          <table:table-cell table:style-name="ce5" table:formula="of:=IF([.N31]&lt;0;MAX(-2;4*[.N31]);0.5*([.O54]+[.O55]))" office:value-type="float" office:value="-1.09375">
            <text:p>-1,0938</text:p>
          </table:table-cell>
          <table:table-cell table:style-name="ce5" table:formula="of:=IF([.O31]&lt;0;MAX(-2;4*[.O31]);0.5*([.P54]+[.P55]))" office:value-type="float" office:value="-2">
            <text:p>-2,0000</text:p>
          </table:table-cell>
          <table:table-cell table:style-name="ce5" table:formula="of:=IF([.P31]&lt;0;MAX(-2;4*[.P31]);0.5*([.Q54]+[.Q55]))" office:value-type="float" office:value="-2">
            <text:p>-2,0000</text:p>
          </table:table-cell>
          <table:table-cell table:formula="of:=IF([.Q31]&lt;0;MAX(-2;4*[.Q31]);0.5*([.R54]+[.R55]))" office:value-type="float" office:value="-2">
            <text:p>-2,0E+0</text:p>
          </table:table-cell>
          <table:table-cell table:formula="of:=IF([.R31]&lt;0;MAX(-2;4*[.R31]);0.5*([.S54]+[.S55]))" office:value-type="float" office:value="-2">
            <text:p>-2,0E+0</text:p>
          </table:table-cell>
          <table:table-cell table:formula="of:=IF([.S31]&lt;0;MAX(-2;4*[.S31]);0.5*([.T54]+[.T55]))" office:value-type="float" office:value="-2">
            <text:p>-2,0E+0</text:p>
          </table:table-cell>
          <table:table-cell table:formula="of:=IF([.T31]&lt;0;MAX(-2;4*[.T31]);0.5*([.U54]+[.U55]))" office:value-type="float" office:value="-2">
            <text:p>-2,0E+0</text:p>
          </table:table-cell>
          <table:table-cell office:value-type="float" office:value="-2">
            <text:p>-2,0E+0</text:p>
          </table:table-cell>
          <table:table-cell table:number-columns-repeated="38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formula="of:=IF([.H32]&lt;0;MAX(-2;4*[.H32]);0.5*([.I55]+[.I56]))" office:value-type="float" office:value="1.8662109375">
            <text:p>1,8662</text:p>
          </table:table-cell>
          <table:table-cell table:formula="of:=IF([.I32]&lt;0;MAX(-2;4*[.I32]);0.5*([.J55]+[.J56]))" office:value-type="float" office:value="1.783203125">
            <text:p>1,7832</text:p>
          </table:table-cell>
          <table:table-cell table:formula="of:=IF([.J32]&lt;0;MAX(-2;4*[.J32]);0.5*([.K55]+[.K56]))" office:value-type="float" office:value="1.654296875">
            <text:p>1,6543</text:p>
          </table:table-cell>
          <table:table-cell table:formula="of:=IF([.K32]&lt;0;MAX(-2;4*[.K32]);0.5*([.L55]+[.L56]))" office:value-type="float" office:value="1.458984375">
            <text:p>1,4590</text:p>
          </table:table-cell>
          <table:table-cell table:style-name="ce5" table:formula="of:=IF([.L32]&lt;0;MAX(-2;4*[.L32]);0.5*([.M55]+[.M56]))" office:value-type="float" office:value="1.171875">
            <text:p>1,1719</text:p>
          </table:table-cell>
          <table:table-cell table:style-name="ce5" table:formula="of:=IF([.M32]&lt;0;MAX(-2;4*[.M32]);0.5*([.N55]+[.N56]))" office:value-type="float" office:value="0.765625">
            <text:p>0,7656</text:p>
          </table:table-cell>
          <table:table-cell table:style-name="ce5" table:formula="of:=IF([.N32]&lt;0;MAX(-2;4*[.N32]);0.5*([.O55]+[.O56]))" office:value-type="float" office:value="0.21875">
            <text:p>0,2188</text:p>
          </table:table-cell>
          <table:table-cell table:style-name="ce5" table:formula="of:=IF([.O32]&lt;0;MAX(-2;4*[.O32]);0.5*([.P55]+[.P56]))" office:value-type="float" office:value="-0.46875">
            <text:p>-0,4688</text:p>
          </table:table-cell>
          <table:table-cell table:style-name="ce5" table:formula="of:=IF([.P32]&lt;0;MAX(-2;4*[.P32]);0.5*([.Q55]+[.Q56]))" office:value-type="float" office:value="-1.25">
            <text:p>-1,2500</text:p>
          </table:table-cell>
          <table:table-cell table:formula="of:=IF([.Q32]&lt;0;MAX(-2;4*[.Q32]);0.5*([.R55]+[.R56]))" office:value-type="float" office:value="-2">
            <text:p>-2,0E+0</text:p>
          </table:table-cell>
          <table:table-cell table:formula="of:=IF([.R32]&lt;0;MAX(-2;4*[.R32]);0.5*([.S55]+[.S56]))" office:value-type="float" office:value="-2">
            <text:p>-2,0E+0</text:p>
          </table:table-cell>
          <table:table-cell table:formula="of:=IF([.S32]&lt;0;MAX(-2;4*[.S32]);0.5*([.T55]+[.T56]))" office:value-type="float" office:value="-2">
            <text:p>-2,0E+0</text:p>
          </table:table-cell>
          <table:table-cell table:formula="of:=IF([.T32]&lt;0;MAX(-2;4*[.T32]);0.5*([.U55]+[.U56]))" office:value-type="float" office:value="-2">
            <text:p>-2,0E+0</text:p>
          </table:table-cell>
          <table:table-cell office:value-type="float" office:value="-2">
            <text:p>-2,0E+0</text:p>
          </table:table-cell>
          <table:table-cell table:number-columns-repeated="38"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  <table:table-cell table:formula="of:=IF([.I33]&lt;0;MAX(-2;4*[.I33]);0.5*([.J56]+[.J57]))" office:value-type="float" office:value="1.94921875">
            <text:p>1,9492</text:p>
          </table:table-cell>
          <table:table-cell table:formula="of:=IF([.J33]&lt;0;MAX(-2;4*[.J33]);0.5*([.K56]+[.K57]))" office:value-type="float" office:value="1.912109375">
            <text:p>1,9121</text:p>
          </table:table-cell>
          <table:table-cell table:formula="of:=IF([.K33]&lt;0;MAX(-2;4*[.K33]);0.5*([.L56]+[.L57]))" office:value-type="float" office:value="1.849609375">
            <text:p>1,8496</text:p>
          </table:table-cell>
          <table:table-cell table:style-name="ce5" table:formula="of:=IF([.L33]&lt;0;MAX(-2;4*[.L33]);0.5*([.M56]+[.M57]))" office:value-type="float" office:value="1.74609375">
            <text:p>1,7461</text:p>
          </table:table-cell>
          <table:table-cell table:style-name="ce5" table:formula="of:=IF([.M33]&lt;0;MAX(-2;4*[.M33]);0.5*([.N56]+[.N57]))" office:value-type="float" office:value="1.578125">
            <text:p>1,5781</text:p>
          </table:table-cell>
          <table:table-cell table:style-name="ce5" table:formula="of:=IF([.N33]&lt;0;MAX(-2;4*[.N33]);0.5*([.O56]+[.O57]))" office:value-type="float" office:value="1.3125">
            <text:p>1,3125</text:p>
          </table:table-cell>
          <table:table-cell table:style-name="ce5" table:formula="of:=IF([.O33]&lt;0;MAX(-2;4*[.O33]);0.5*([.P56]+[.P57]))" office:value-type="float" office:value="0.90625">
            <text:p>0,9063</text:p>
          </table:table-cell>
          <table:table-cell table:style-name="ce5" table:formula="of:=IF([.P33]&lt;0;MAX(-2;4*[.P33]);0.5*([.Q56]+[.Q57]))" office:value-type="float" office:value="0.3125">
            <text:p>0,3125</text:p>
          </table:table-cell>
          <table:table-cell table:formula="of:=IF([.Q33]&lt;0;MAX(-2;4*[.Q33]);0.5*([.R56]+[.R57]))" office:value-type="float" office:value="-0.5">
            <text:p>-5,0E-1</text:p>
          </table:table-cell>
          <table:table-cell table:formula="of:=IF([.R33]&lt;0;MAX(-2;4*[.R33]);0.5*([.S56]+[.S57]))" office:value-type="float" office:value="-1.5">
            <text:p>-1,5E+0</text:p>
          </table:table-cell>
          <table:table-cell table:formula="of:=IF([.S33]&lt;0;MAX(-2;4*[.S33]);0.5*([.T56]+[.T57]))" office:value-type="float" office:value="-2">
            <text:p>-2,0E+0</text:p>
          </table:table-cell>
          <table:table-cell table:formula="of:=IF([.T33]&lt;0;MAX(-2;4*[.T33]);0.5*([.U56]+[.U57]))" office:value-type="float" office:value="-2">
            <text:p>-2,0E+0</text:p>
          </table:table-cell>
          <table:table-cell office:value-type="float" office:value="-2">
            <text:p>-2,0E+0</text:p>
          </table:table-cell>
          <table:table-cell table:number-columns-repeated="38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  <table:table-cell table:formula="of:=IF([.J34]&lt;0;MAX(-2;4*[.J34]);0.5*([.K57]+[.K58]))" office:value-type="float" office:value="1.986328125">
            <text:p>1,9863</text:p>
          </table:table-cell>
          <table:table-cell table:formula="of:=IF([.K34]&lt;0;MAX(-2;4*[.K34]);0.5*([.L57]+[.L58]))" office:value-type="float" office:value="1.974609375">
            <text:p>1,9746</text:p>
          </table:table-cell>
          <table:table-cell table:style-name="ce5" table:formula="of:=IF([.L34]&lt;0;MAX(-2;4*[.L34]);0.5*([.M57]+[.M58]))" office:value-type="float" office:value="1.953125">
            <text:p>1,9531</text:p>
          </table:table-cell>
          <table:table-cell table:style-name="ce5" table:formula="of:=IF([.M34]&lt;0;MAX(-2;4*[.M34]);0.5*([.N57]+[.N58]))" office:value-type="float" office:value="1.9140625">
            <text:p>1,9141</text:p>
          </table:table-cell>
          <table:table-cell table:style-name="ce5" table:formula="of:=IF([.N34]&lt;0;MAX(-2;4*[.N34]);0.5*([.O57]+[.O58]))" office:value-type="float" office:value="1.84375">
            <text:p>1,8438</text:p>
          </table:table-cell>
          <table:table-cell table:style-name="ce5" table:formula="of:=IF([.O34]&lt;0;MAX(-2;4*[.O34]);0.5*([.P57]+[.P58]))" office:value-type="float" office:value="1.71875">
            <text:p>1,7188</text:p>
          </table:table-cell>
          <table:table-cell table:style-name="ce5" table:formula="of:=IF([.P34]&lt;0;MAX(-2;4*[.P34]);0.5*([.Q57]+[.Q58]))" office:value-type="float" office:value="1.5">
            <text:p>1,5000</text:p>
          </table:table-cell>
          <table:table-cell table:formula="of:=IF([.Q34]&lt;0;MAX(-2;4*[.Q34]);0.5*([.R57]+[.R58]))" office:value-type="float" office:value="1.125">
            <text:p>1,1E+0</text:p>
          </table:table-cell>
          <table:table-cell table:formula="of:=IF([.R34]&lt;0;MAX(-2;4*[.R34]);0.5*([.S57]+[.S58]))" office:value-type="float" office:value="0.5">
            <text:p>5,0E-1</text:p>
          </table:table-cell>
          <table:table-cell table:formula="of:=IF([.S34]&lt;0;MAX(-2;4*[.S34]);0.5*([.T57]+[.T58]))" office:value-type="float" office:value="-0.5">
            <text:p>-5,0E-1</text:p>
          </table:table-cell>
          <table:table-cell table:formula="of:=IF([.T34]&lt;0;MAX(-2;4*[.T34]);0.5*([.U57]+[.U58]))" office:value-type="float" office:value="-2">
            <text:p>-2,0E+0</text:p>
          </table:table-cell>
          <table:table-cell office:value-type="float" office:value="-2">
            <text:p>-2,0E+0</text:p>
          </table:table-cell>
          <table:table-cell table:number-columns-repeated="38"/>
        </table:table-row>
        <table:table-row table:style-name="ro1">
          <table:table-cell office:value-type="float" office:value="10">
            <text:p>10</text:p>
          </table:table-cell>
          <table:table-cell table:number-columns-repeated="9"/>
          <table:table-cell table:formula="of:=IF([.K35]&lt;0;MAX(-2;4*[.K35]);0.5*([.L58]+[.L59]))" office:value-type="float" office:value="1.998046875">
            <text:p>1,9980</text:p>
          </table:table-cell>
          <table:table-cell table:style-name="ce5" table:formula="of:=IF([.L35]&lt;0;MAX(-2;4*[.L35]);0.5*([.M58]+[.M59]))" office:value-type="float" office:value="1.99609375">
            <text:p>1,9961</text:p>
          </table:table-cell>
          <table:table-cell table:style-name="ce5" table:formula="of:=IF([.M35]&lt;0;MAX(-2;4*[.M35]);0.5*([.N58]+[.N59]))" office:value-type="float" office:value="1.9921875">
            <text:p>1,9922</text:p>
          </table:table-cell>
          <table:table-cell table:style-name="ce5" table:formula="of:=IF([.N35]&lt;0;MAX(-2;4*[.N35]);0.5*([.O58]+[.O59]))" office:value-type="float" office:value="1.984375">
            <text:p>1,9844</text:p>
          </table:table-cell>
          <table:table-cell table:style-name="ce5" table:formula="of:=IF([.O35]&lt;0;MAX(-2;4*[.O35]);0.5*([.P58]+[.P59]))" office:value-type="float" office:value="1.96875">
            <text:p>1,9688</text:p>
          </table:table-cell>
          <table:table-cell table:style-name="ce5" table:formula="of:=IF([.P35]&lt;0;MAX(-2;4*[.P35]);0.5*([.Q58]+[.Q59]))" office:value-type="float" office:value="1.9375">
            <text:p>1,9375</text:p>
          </table:table-cell>
          <table:table-cell table:formula="of:=IF([.Q35]&lt;0;MAX(-2;4*[.Q35]);0.5*([.R58]+[.R59]))" office:value-type="float" office:value="1.875">
            <text:p>1,9E+0</text:p>
          </table:table-cell>
          <table:table-cell table:formula="of:=IF([.R35]&lt;0;MAX(-2;4*[.R35]);0.5*([.S58]+[.S59]))" office:value-type="float" office:value="1.75">
            <text:p>1,8E+0</text:p>
          </table:table-cell>
          <table:table-cell table:formula="of:=IF([.S35]&lt;0;MAX(-2;4*[.S35]);0.5*([.T58]+[.T59]))" office:value-type="float" office:value="1.5">
            <text:p>1,5E+0</text:p>
          </table:table-cell>
          <table:table-cell table:formula="of:=IF([.T35]&lt;0;MAX(-2;4*[.T35]);0.5*([.U58]+[.U59]))" office:value-type="float" office:value="1">
            <text:p>1,0E+0</text:p>
          </table:table-cell>
          <table:table-cell table:formula="of:=IF([.U35]&lt;0;1;0)" office:value-type="float" office:value="0">
            <text:p>0,0E+0</text:p>
          </table:table-cell>
          <table:table-cell table:number-columns-repeated="38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  <table:table-cell table:style-name="ce5" table:formula="of:=IF([.L36]&lt;0;MAX(-2;4*[.L36]);0.5*([.M59]+[.M60]))" office:value-type="float" office:value="2">
            <text:p>2,0000</text:p>
          </table:table-cell>
          <table:table-cell table:style-name="ce5" table:formula="of:=IF([.M36]&lt;0;MAX(-2;4*[.M36]);0.5*([.N59]+[.N60]))" office:value-type="float" office:value="2">
            <text:p>2,0000</text:p>
          </table:table-cell>
          <table:table-cell table:style-name="ce5" table:formula="of:=IF([.N36]&lt;0;MAX(-2;4*[.N36]);0.5*([.O59]+[.O60]))" office:value-type="float" office:value="2">
            <text:p>2,0000</text:p>
          </table:table-cell>
          <table:table-cell table:style-name="ce5" table:formula="of:=IF([.O36]&lt;0;MAX(-2;4*[.O36]);0.5*([.P59]+[.P60]))" office:value-type="float" office:value="2">
            <text:p>2,0000</text:p>
          </table:table-cell>
          <table:table-cell table:style-name="ce5" table:formula="of:=IF([.P36]&lt;0;MAX(-2;4*[.P36]);0.5*([.Q59]+[.Q60]))" office:value-type="float" office:value="2">
            <text:p>2,0000</text:p>
          </table:table-cell>
          <table:table-cell table:formula="of:=IF([.Q36]&lt;0;MAX(-2;4*[.Q36]);0.5*([.R59]+[.R60]))" office:value-type="float" office:value="2">
            <text:p>2,0E+0</text:p>
          </table:table-cell>
          <table:table-cell table:formula="of:=IF([.R36]&lt;0;MAX(-2;4*[.R36]);0.5*([.S59]+[.S60]))" office:value-type="float" office:value="2">
            <text:p>2,0E+0</text:p>
          </table:table-cell>
          <table:table-cell table:formula="of:=IF([.S36]&lt;0;MAX(-2;4*[.S36]);0.5*([.T59]+[.T60]))" office:value-type="float" office:value="2">
            <text:p>2,0E+0</text:p>
          </table:table-cell>
          <table:table-cell table:formula="of:=IF([.T36]&lt;0;MAX(-2;4*[.T36]);0.5*([.U59]+[.U60]))" office:value-type="float" office:value="2">
            <text:p>2,0E+0</text:p>
          </table:table-cell>
          <table:table-cell office:value-type="float" office:value="2">
            <text:p>2,0E+0</text:p>
          </table:table-cell>
          <table:table-cell table:number-columns-repeated="38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  <table:table-cell table:style-name="ce5"/>
          <table:table-cell table:style-name="ce5" table:formula="of:=IF([.M37]&lt;0;MAX(-2;4*[.M37]);0.5*([.N60]+[.N61]))" office:value-type="float" office:value="2">
            <text:p>2,0000</text:p>
          </table:table-cell>
          <table:table-cell table:style-name="ce5" table:formula="of:=IF([.N37]&lt;0;MAX(-2;4*[.N37]);0.5*([.O60]+[.O61]))" office:value-type="float" office:value="2">
            <text:p>2,0000</text:p>
          </table:table-cell>
          <table:table-cell table:style-name="ce5" table:formula="of:=IF([.O37]&lt;0;MAX(-2;4*[.O37]);0.5*([.P60]+[.P61]))" office:value-type="float" office:value="2">
            <text:p>2,0000</text:p>
          </table:table-cell>
          <table:table-cell table:style-name="ce5" table:formula="of:=IF([.P37]&lt;0;MAX(-2;4*[.P37]);0.5*([.Q60]+[.Q61]))" office:value-type="float" office:value="2">
            <text:p>2,0000</text:p>
          </table:table-cell>
          <table:table-cell table:formula="of:=IF([.Q37]&lt;0;MAX(-2;4*[.Q37]);0.5*([.R60]+[.R61]))" office:value-type="float" office:value="2">
            <text:p>2,0E+0</text:p>
          </table:table-cell>
          <table:table-cell table:formula="of:=IF([.R37]&lt;0;MAX(-2;4*[.R37]);0.5*([.S60]+[.S61]))" office:value-type="float" office:value="2">
            <text:p>2,0E+0</text:p>
          </table:table-cell>
          <table:table-cell table:formula="of:=IF([.S37]&lt;0;MAX(-2;4*[.S37]);0.5*([.T60]+[.T61]))" office:value-type="float" office:value="2">
            <text:p>2,0E+0</text:p>
          </table:table-cell>
          <table:table-cell table:formula="of:=IF([.T37]&lt;0;MAX(-2;4*[.T37]);0.5*([.U60]+[.U61]))" office:value-type="float" office:value="2">
            <text:p>2,0E+0</text:p>
          </table:table-cell>
          <table:table-cell office:value-type="float" office:value="2">
            <text:p>2,0E+0</text:p>
          </table:table-cell>
          <table:table-cell table:number-columns-repeated="38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  <table:table-cell table:style-name="ce5"/>
          <table:table-cell table:style-name="ce5"/>
          <table:table-cell table:style-name="ce5" table:formula="of:=IF([.N38]&lt;0;MAX(-2;4*[.N38]);0.5*([.O61]+[.O62]))" office:value-type="float" office:value="2">
            <text:p>2,0000</text:p>
          </table:table-cell>
          <table:table-cell table:style-name="ce5" table:formula="of:=IF([.O38]&lt;0;MAX(-2;4*[.O38]);0.5*([.P61]+[.P62]))" office:value-type="float" office:value="2">
            <text:p>2,0000</text:p>
          </table:table-cell>
          <table:table-cell table:style-name="ce5" table:formula="of:=IF([.P38]&lt;0;MAX(-2;4*[.P38]);0.5*([.Q61]+[.Q62]))" office:value-type="float" office:value="2">
            <text:p>2,0000</text:p>
          </table:table-cell>
          <table:table-cell table:formula="of:=IF([.Q38]&lt;0;MAX(-2;4*[.Q38]);0.5*([.R61]+[.R62]))" office:value-type="float" office:value="2">
            <text:p>2,0E+0</text:p>
          </table:table-cell>
          <table:table-cell table:formula="of:=IF([.R38]&lt;0;MAX(-2;4*[.R38]);0.5*([.S61]+[.S62]))" office:value-type="float" office:value="2">
            <text:p>2,0E+0</text:p>
          </table:table-cell>
          <table:table-cell table:formula="of:=IF([.S38]&lt;0;MAX(-2;4*[.S38]);0.5*([.T61]+[.T62]))" office:value-type="float" office:value="2">
            <text:p>2,0E+0</text:p>
          </table:table-cell>
          <table:table-cell table:formula="of:=IF([.T38]&lt;0;MAX(-2;4*[.T38]);0.5*([.U61]+[.U62]))" office:value-type="float" office:value="2">
            <text:p>2,0E+0</text:p>
          </table:table-cell>
          <table:table-cell office:value-type="float" office:value="2">
            <text:p>2,0E+0</text:p>
          </table:table-cell>
          <table:table-cell table:number-columns-repeated="38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  <table:table-cell table:style-name="ce5"/>
          <table:table-cell table:style-name="ce5"/>
          <table:table-cell table:style-name="ce5"/>
          <table:table-cell table:style-name="ce5" table:formula="of:=IF([.O39]&lt;0;MAX(-2;4*[.O39]);0.5*([.P62]+[.P63]))" office:value-type="float" office:value="2">
            <text:p>2,0000</text:p>
          </table:table-cell>
          <table:table-cell table:style-name="ce5" table:formula="of:=IF([.P39]&lt;0;MAX(-2;4*[.P39]);0.5*([.Q62]+[.Q63]))" office:value-type="float" office:value="2">
            <text:p>2,0000</text:p>
          </table:table-cell>
          <table:table-cell table:formula="of:=IF([.Q39]&lt;0;MAX(-2;4*[.Q39]);0.5*([.R62]+[.R63]))" office:value-type="float" office:value="2">
            <text:p>2,0E+0</text:p>
          </table:table-cell>
          <table:table-cell table:formula="of:=IF([.R39]&lt;0;MAX(-2;4*[.R39]);0.5*([.S62]+[.S63]))" office:value-type="float" office:value="2">
            <text:p>2,0E+0</text:p>
          </table:table-cell>
          <table:table-cell table:formula="of:=IF([.S39]&lt;0;MAX(-2;4*[.S39]);0.5*([.T62]+[.T63]))" office:value-type="float" office:value="2">
            <text:p>2,0E+0</text:p>
          </table:table-cell>
          <table:table-cell table:formula="of:=IF([.T39]&lt;0;MAX(-2;4*[.T39]);0.5*([.U62]+[.U63]))" office:value-type="float" office:value="2">
            <text:p>2,0E+0</text:p>
          </table:table-cell>
          <table:table-cell office:value-type="float" office:value="2">
            <text:p>2,0E+0</text:p>
          </table:table-cell>
          <table:table-cell table:number-columns-repeated="38"/>
        </table:table-row>
        <table:table-row table:style-name="ro1">
          <table:table-cell office:value-type="float" office:value="15">
            <text:p>15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4"/>
          <table:table-cell table:formula="of:=IF([.P40]&lt;0;MAX(-2;4*[.P40]);0.5*([.Q63]+[.Q64]))" office:value-type="float" office:value="2">
            <text:p>2,0E+0</text:p>
          </table:table-cell>
          <table:table-cell table:formula="of:=IF([.Q40]&lt;0;MAX(-2;4*[.Q40]);0.5*([.R63]+[.R64]))" office:value-type="float" office:value="2">
            <text:p>2,0E+0</text:p>
          </table:table-cell>
          <table:table-cell table:formula="of:=IF([.R40]&lt;0;MAX(-2;4*[.R40]);0.5*([.S63]+[.S64]))" office:value-type="float" office:value="2">
            <text:p>2,0E+0</text:p>
          </table:table-cell>
          <table:table-cell table:formula="of:=IF([.S40]&lt;0;MAX(-2;4*[.S40]);0.5*([.T63]+[.T64]))" office:value-type="float" office:value="2">
            <text:p>2,0E+0</text:p>
          </table:table-cell>
          <table:table-cell table:formula="of:=IF([.T40]&lt;0;MAX(-2;4*[.T40]);0.5*([.U63]+[.U64]))" office:value-type="float" office:value="2">
            <text:p>2,0E+0</text:p>
          </table:table-cell>
          <table:table-cell office:value-type="float" office:value="2">
            <text:p>2,0E+0</text:p>
          </table:table-cell>
          <table:table-cell table:number-columns-repeated="38"/>
        </table:table-row>
        <table:table-row table:style-name="ro1">
          <table:table-cell office:value-type="float" office:value="16">
            <text:p>16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5"/>
          <table:table-cell table:formula="of:=IF([.Q41]&lt;0;MAX(-2;4*[.Q41]);0.5*([.R64]+[.R65]))" office:value-type="float" office:value="2">
            <text:p>2,0E+0</text:p>
          </table:table-cell>
          <table:table-cell table:formula="of:=IF([.R41]&lt;0;MAX(-2;4*[.R41]);0.5*([.S64]+[.S65]))" office:value-type="float" office:value="2">
            <text:p>2,0E+0</text:p>
          </table:table-cell>
          <table:table-cell table:formula="of:=IF([.S41]&lt;0;MAX(-2;4*[.S41]);0.5*([.T64]+[.T65]))" office:value-type="float" office:value="2">
            <text:p>2,0E+0</text:p>
          </table:table-cell>
          <table:table-cell table:formula="of:=IF([.T41]&lt;0;MAX(-2;4*[.T41]);0.5*([.U64]+[.U65]))" office:value-type="float" office:value="2">
            <text:p>2,0E+0</text:p>
          </table:table-cell>
          <table:table-cell office:value-type="float" office:value="2">
            <text:p>2,0E+0</text:p>
          </table:table-cell>
          <table:table-cell table:number-columns-repeated="38"/>
        </table:table-row>
        <table:table-row table:style-name="ro1">
          <table:table-cell office:value-type="float" office:value="17">
            <text:p>17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6"/>
          <table:table-cell table:formula="of:=IF([.R42]&lt;0;MAX(-2;4*[.R42]);0.5*([.S65]+[.S66]))" office:value-type="float" office:value="2">
            <text:p>2,0E+0</text:p>
          </table:table-cell>
          <table:table-cell table:formula="of:=IF([.S42]&lt;0;MAX(-2;4*[.S42]);0.5*([.T65]+[.T66]))" office:value-type="float" office:value="2">
            <text:p>2,0E+0</text:p>
          </table:table-cell>
          <table:table-cell table:formula="of:=IF([.T42]&lt;0;MAX(-2;4*[.T42]);0.5*([.U65]+[.U66]))" office:value-type="float" office:value="2">
            <text:p>2,0E+0</text:p>
          </table:table-cell>
          <table:table-cell office:value-type="float" office:value="2">
            <text:p>2,0E+0</text:p>
          </table:table-cell>
          <table:table-cell table:number-columns-repeated="38"/>
        </table:table-row>
        <table:table-row table:style-name="ro1">
          <table:table-cell office:value-type="float" office:value="18">
            <text:p>18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7"/>
          <table:table-cell table:formula="of:=IF([.S43]&lt;0;MAX(-2;4*[.S43]);0.5*([.T66]+[.T67]))" office:value-type="float" office:value="2">
            <text:p>2,0E+0</text:p>
          </table:table-cell>
          <table:table-cell table:formula="of:=IF([.T43]&lt;0;MAX(-2;4*[.T43]);0.5*([.U66]+[.U67]))" office:value-type="float" office:value="2">
            <text:p>2,0E+0</text:p>
          </table:table-cell>
          <table:table-cell office:value-type="float" office:value="2">
            <text:p>2,0E+0</text:p>
          </table:table-cell>
          <table:table-cell table:number-columns-repeated="38"/>
        </table:table-row>
        <table:table-row table:style-name="ro1">
          <table:table-cell office:value-type="float" office:value="19">
            <text:p>19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8"/>
          <table:table-cell table:formula="of:=IF([.T44]&lt;0;MAX(-2;4*[.T44]);0.5*([.U67]+[.U68]))" office:value-type="float" office:value="2">
            <text:p>2,0E+0</text:p>
          </table:table-cell>
          <table:table-cell office:value-type="float" office:value="2">
            <text:p>2,0E+0</text:p>
          </table:table-cell>
          <table:table-cell table:number-columns-repeated="38"/>
        </table:table-row>
        <table:table-row table:style-name="ro1">
          <table:table-cell office:value-type="float" office:value="20">
            <text:p>2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9"/>
          <table:table-cell office:value-type="float" office:value="2">
            <text:p>2,0E+0</text:p>
          </table:table-cell>
          <table:table-cell table:number-columns-repeated="38"/>
        </table:table-row>
        <table:table-row table:style-name="ro1">
          <table:table-cell table:style-name="Default" table:number-columns-repeated="21"/>
          <table:table-cell table:number-columns-repeated="38"/>
        </table:table-row>
        <table:table-row table:style-name="ro1">
          <table:table-cell table:style-name="Default" office:value-type="string">
            <text:p>Differen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number-columns-repeated="38"/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48]-[.B25]" office:value-type="float" office:value="-0.528591156005859">
            <text:p>-0,53</text:p>
          </table:table-cell>
          <table:table-cell table:style-name="ce6" table:formula="of:=[.C48]-[.C25]" office:value-type="float" office:value="-1.05718231201172">
            <text:p>-1,06</text:p>
          </table:table-cell>
          <table:table-cell table:style-name="ce6" table:formula="of:=[.D48]-[.D25]" office:value-type="float" office:value="-1.48068237304688">
            <text:p>-1,48</text:p>
          </table:table-cell>
          <table:table-cell table:style-name="ce6" table:formula="of:=[.E48]-[.E25]" office:value-type="float" office:value="-1.33230590820313">
            <text:p>-1,33</text:p>
          </table:table-cell>
          <table:table-cell table:style-name="ce6" table:formula="of:=[.F48]-[.F25]" office:value-type="float" office:value="-1.21011352539063">
            <text:p>-1,21</text:p>
          </table:table-cell>
          <table:table-cell table:style-name="ce6" table:formula="of:=[.G48]-[.G25]" office:value-type="float" office:value="-1.11846923828125">
            <text:p>-1,12</text:p>
          </table:table-cell>
          <table:table-cell table:style-name="ce6" table:formula="of:=[.H48]-[.H25]" office:value-type="float" office:value="-1.057373046875">
            <text:p>-1,06</text:p>
          </table:table-cell>
          <table:table-cell table:style-name="ce6" table:formula="of:=[.I48]-[.I25]" office:value-type="float" office:value="-1.0224609375">
            <text:p>-1,02</text:p>
          </table:table-cell>
          <table:table-cell table:style-name="ce6" table:formula="of:=[.J48]-[.J25]" office:value-type="float" office:value="-1.00634765625">
            <text:p>-1,01</text:p>
          </table:table-cell>
          <table:table-cell table:style-name="ce6" table:formula="of:=[.K48]-[.K25]" office:value-type="float" office:value="-1.0009765625">
            <text:p>-1,00</text:p>
          </table:table-cell>
          <table:table-cell table:style-name="ce6" table:formula="of:=[.L48]-[.L25]" office:value-type="float" office:value="-1">
            <text:p>-1,00</text:p>
          </table:table-cell>
          <table:table-cell table:style-name="ce6" table:formula="of:=[.M48]-[.M25]" office:value-type="float" office:value="-1">
            <text:p>-1,00</text:p>
          </table:table-cell>
          <table:table-cell table:style-name="ce6" table:formula="of:=[.N48]-[.N25]" office:value-type="float" office:value="-1">
            <text:p>-1,00</text:p>
          </table:table-cell>
          <table:table-cell table:style-name="ce6" table:formula="of:=[.O48]-[.O25]" office:value-type="float" office:value="-1">
            <text:p>-1,00</text:p>
          </table:table-cell>
          <table:table-cell table:style-name="ce6" table:formula="of:=[.P48]-[.P25]" office:value-type="float" office:value="-1">
            <text:p>-1,00</text:p>
          </table:table-cell>
          <table:table-cell table:style-name="ce6" table:formula="of:=[.Q48]-[.Q25]" office:value-type="float" office:value="-1">
            <text:p>-1,00</text:p>
          </table:table-cell>
          <table:table-cell table:style-name="ce6" table:formula="of:=[.R48]-[.R25]" office:value-type="float" office:value="-1">
            <text:p>-1,00</text:p>
          </table:table-cell>
          <table:table-cell table:style-name="ce6" table:formula="of:=[.S48]-[.S25]" office:value-type="float" office:value="-1">
            <text:p>-1,00</text:p>
          </table:table-cell>
          <table:table-cell table:style-name="ce6" table:formula="of:=[.T48]-[.T25]" office:value-type="float" office:value="-1">
            <text:p>-1,00</text:p>
          </table:table-cell>
          <table:table-cell table:style-name="ce6" table:formula="of:=[.U48]-[.U25]" office:value-type="float" office:value="-1">
            <text:p>-1,00</text:p>
          </table:table-cell>
          <table:table-cell table:number-columns-repeated="38"/>
        </table:table-row>
        <table:table-row table:style-name="ro1">
          <table:table-cell office:value-type="float" office:value="1">
            <text:p>1</text:p>
          </table:table-cell>
          <table:table-cell table:style-name="ce6" table:formula="of:=[.B49]-[.B26]" office:value-type="float" office:value="-0.112125396728516">
            <text:p>-0,11</text:p>
          </table:table-cell>
          <table:table-cell table:style-name="ce6" table:formula="of:=[.C49]-[.C26]" office:value-type="float" office:value="-0.333847045898437">
            <text:p>-0,33</text:p>
          </table:table-cell>
          <table:table-cell table:style-name="ce6" table:formula="of:=[.D49]-[.D26]" office:value-type="float" office:value="-0.556411743164063">
            <text:p>-0,56</text:p>
          </table:table-cell>
          <table:table-cell table:style-name="ce6" table:formula="of:=[.E49]-[.E26]" office:value-type="float" office:value="-1.11282348632813">
            <text:p>-1,11</text:p>
          </table:table-cell>
          <table:table-cell table:style-name="ce6" table:formula="of:=[.F49]-[.F26]" office:value-type="float" office:value="-1.45449829101563">
            <text:p>-1,45</text:p>
          </table:table-cell>
          <table:table-cell table:style-name="ce6" table:formula="of:=[.G49]-[.G26]" office:value-type="float" office:value="-1.3017578125">
            <text:p>-1,30</text:p>
          </table:table-cell>
          <table:table-cell table:style-name="ce6" table:formula="of:=[.H49]-[.H26]" office:value-type="float" office:value="-1.1795654296875">
            <text:p>-1,18</text:p>
          </table:table-cell>
          <table:table-cell table:style-name="ce6" table:formula="of:=[.I49]-[.I26]" office:value-type="float" office:value="-1.09228515625">
            <text:p>-1,09</text:p>
          </table:table-cell>
          <table:table-cell table:style-name="ce6" table:formula="of:=[.J49]-[.J26]" office:value-type="float" office:value="-1.03857421875">
            <text:p>-1,04</text:p>
          </table:table-cell>
          <table:table-cell table:style-name="ce6" table:formula="of:=[.K49]-[.K26]" office:value-type="float" office:value="-1.01171875">
            <text:p>-1,01</text:p>
          </table:table-cell>
          <table:table-cell table:style-name="ce6" table:formula="of:=[.L49]-[.L26]" office:value-type="float" office:value="-1.001953125">
            <text:p>-1,00</text:p>
          </table:table-cell>
          <table:table-cell table:style-name="ce6" table:formula="of:=[.M49]-[.M26]" office:value-type="float" office:value="-1">
            <text:p>-1,00</text:p>
          </table:table-cell>
          <table:table-cell table:style-name="ce6" table:formula="of:=[.N49]-[.N26]" office:value-type="float" office:value="-1">
            <text:p>-1,00</text:p>
          </table:table-cell>
          <table:table-cell table:style-name="ce6" table:formula="of:=[.O49]-[.O26]" office:value-type="float" office:value="-1">
            <text:p>-1,00</text:p>
          </table:table-cell>
          <table:table-cell table:style-name="ce6" table:formula="of:=[.P49]-[.P26]" office:value-type="float" office:value="-1">
            <text:p>-1,00</text:p>
          </table:table-cell>
          <table:table-cell table:style-name="ce6" table:formula="of:=[.Q49]-[.Q26]" office:value-type="float" office:value="-1">
            <text:p>-1,00</text:p>
          </table:table-cell>
          <table:table-cell table:style-name="ce6" table:formula="of:=[.R49]-[.R26]" office:value-type="float" office:value="-1">
            <text:p>-1,00</text:p>
          </table:table-cell>
          <table:table-cell table:style-name="ce6" table:formula="of:=[.S49]-[.S26]" office:value-type="float" office:value="-1">
            <text:p>-1,00</text:p>
          </table:table-cell>
          <table:table-cell table:style-name="ce6" table:formula="of:=[.T49]-[.T26]" office:value-type="float" office:value="-1">
            <text:p>-1,00</text:p>
          </table:table-cell>
          <table:table-cell table:style-name="ce6" table:formula="of:=[.U49]-[.U26]" office:value-type="float" office:value="-1">
            <text:p>-1,00</text:p>
          </table:table-cell>
          <table:table-cell table:number-columns-repeated="38"/>
        </table:table-row>
        <table:table-row table:style-name="ro1">
          <table:table-cell office:value-type="float" office:value="2">
            <text:p>2</text:p>
          </table:table-cell>
          <table:table-cell table:style-name="ce6" table:formula="of:=[.B50]-[.B27]" office:value-type="float" office:value="0">
            <text:p>0,00</text:p>
          </table:table-cell>
          <table:table-cell table:style-name="ce6" table:formula="of:=[.C50]-[.C27]" office:value-type="float" office:value="0.109596252441406">
            <text:p>0,11</text:p>
          </table:table-cell>
          <table:table-cell table:style-name="ce6" table:formula="of:=[.D50]-[.D27]" office:value-type="float" office:value="-0.111282348632813">
            <text:p>-0,11</text:p>
          </table:table-cell>
          <table:table-cell table:style-name="ce6" table:formula="of:=[.E50]-[.E27]" office:value-type="float" office:value="-0.34912109375">
            <text:p>-0,35</text:p>
          </table:table-cell>
          <table:table-cell table:style-name="ce6" table:formula="of:=[.F50]-[.F27]" office:value-type="float" office:value="-0.589141845703125">
            <text:p>-0,59</text:p>
          </table:table-cell>
          <table:table-cell table:style-name="ce6" table:formula="of:=[.G50]-[.G27]" office:value-type="float" office:value="-1.17828369140625">
            <text:p>-1,18</text:p>
          </table:table-cell>
          <table:table-cell table:style-name="ce6" table:formula="of:=[.H50]-[.H27]" office:value-type="float" office:value="-1.4239501953125">
            <text:p>-1,42</text:p>
          </table:table-cell>
          <table:table-cell table:style-name="ce6" table:formula="of:=[.I50]-[.I27]" office:value-type="float" office:value="-1.266845703125">
            <text:p>-1,27</text:p>
          </table:table-cell>
          <table:table-cell table:style-name="ce6" table:formula="of:=[.J50]-[.J27]" office:value-type="float" office:value="-1.14599609375">
            <text:p>-1,15</text:p>
          </table:table-cell>
          <table:table-cell table:style-name="ce6" table:formula="of:=[.K50]-[.K27]" office:value-type="float" office:value="-1.0654296875">
            <text:p>-1,07</text:p>
          </table:table-cell>
          <table:table-cell table:style-name="ce6" table:formula="of:=[.L50]-[.L27]" office:value-type="float" office:value="-1.021484375">
            <text:p>-1,02</text:p>
          </table:table-cell>
          <table:table-cell table:style-name="ce6" table:formula="of:=[.M50]-[.M27]" office:value-type="float" office:value="-1.00390625">
            <text:p>-1,00</text:p>
          </table:table-cell>
          <table:table-cell table:style-name="ce6" table:formula="of:=[.N50]-[.N27]" office:value-type="float" office:value="-1">
            <text:p>-1,00</text:p>
          </table:table-cell>
          <table:table-cell table:style-name="ce6" table:formula="of:=[.O50]-[.O27]" office:value-type="float" office:value="-1">
            <text:p>-1,00</text:p>
          </table:table-cell>
          <table:table-cell table:style-name="ce6" table:formula="of:=[.P50]-[.P27]" office:value-type="float" office:value="-1">
            <text:p>-1,00</text:p>
          </table:table-cell>
          <table:table-cell table:style-name="ce6" table:formula="of:=[.Q50]-[.Q27]" office:value-type="float" office:value="-1">
            <text:p>-1,00</text:p>
          </table:table-cell>
          <table:table-cell table:style-name="ce6" table:formula="of:=[.R50]-[.R27]" office:value-type="float" office:value="-1">
            <text:p>-1,00</text:p>
          </table:table-cell>
          <table:table-cell table:style-name="ce6" table:formula="of:=[.S50]-[.S27]" office:value-type="float" office:value="-1">
            <text:p>-1,00</text:p>
          </table:table-cell>
          <table:table-cell table:style-name="ce6" table:formula="of:=[.T50]-[.T27]" office:value-type="float" office:value="-1">
            <text:p>-1,00</text:p>
          </table:table-cell>
          <table:table-cell table:style-name="ce6" table:formula="of:=[.U50]-[.U27]" office:value-type="float" office:value="-1">
            <text:p>-1,00</text:p>
          </table:table-cell>
          <table:table-cell table:number-columns-repeated="38"/>
        </table:table-row>
        <table:table-row table:style-name="ro1">
          <table:table-cell office:value-type="float" office:value="3">
            <text:p>3</text:p>
          </table:table-cell>
          <table:table-cell table:style-name="ce6" table:formula="of:=[.B51]-[.B28]" office:value-type="float" office:value="0">
            <text:p>0,00</text:p>
          </table:table-cell>
          <table:table-cell table:style-name="ce6" table:formula="of:=[.C51]-[.C28]" office:value-type="float" office:value="0">
            <text:p>0,00</text:p>
          </table:table-cell>
          <table:table-cell table:style-name="ce6" table:formula="of:=[.D51]-[.D28]" office:value-type="float" office:value="0.330474853515625">
            <text:p>0,33</text:p>
          </table:table-cell>
          <table:table-cell table:style-name="ce6" table:formula="of:=[.E51]-[.E28]" office:value-type="float" office:value="0.126556396484375">
            <text:p>0,13</text:p>
          </table:table-cell>
          <table:table-cell table:style-name="ce6" table:formula="of:=[.F51]-[.F28]" office:value-type="float" office:value="-0.109100341796875">
            <text:p>-0,11</text:p>
          </table:table-cell>
          <table:table-cell table:style-name="ce6" table:formula="of:=[.G51]-[.G28]" office:value-type="float" office:value="-0.3665771484375">
            <text:p>-0,37</text:p>
          </table:table-cell>
          <table:table-cell table:style-name="ce6" table:formula="of:=[.H51]-[.H28]" office:value-type="float" office:value="-0.62841796875">
            <text:p>-0,63</text:p>
          </table:table-cell>
          <table:table-cell table:style-name="ce6" table:formula="of:=[.I51]-[.I28]" office:value-type="float" office:value="-1.2568359375">
            <text:p>-1,26</text:p>
          </table:table-cell>
          <table:table-cell table:style-name="ce6" table:formula="of:=[.J51]-[.J28]" office:value-type="float" office:value="-1.3876953125">
            <text:p>-1,39</text:p>
          </table:table-cell>
          <table:table-cell table:style-name="ce6" table:formula="of:=[.K51]-[.K28]" office:value-type="float" office:value="-1.2265625">
            <text:p>-1,23</text:p>
          </table:table-cell>
          <table:table-cell table:style-name="ce6" table:formula="of:=[.L51]-[.L28]" office:value-type="float" office:value="-1.109375">
            <text:p>-1,11</text:p>
          </table:table-cell>
          <table:table-cell table:style-name="ce6" table:formula="of:=[.M51]-[.M28]" office:value-type="float" office:value="-1.0390625">
            <text:p>-1,04</text:p>
          </table:table-cell>
          <table:table-cell table:style-name="ce6" table:formula="of:=[.N51]-[.N28]" office:value-type="float" office:value="-1.0078125">
            <text:p>-1,01</text:p>
          </table:table-cell>
          <table:table-cell table:style-name="ce6" table:formula="of:=[.O51]-[.O28]" office:value-type="float" office:value="-1">
            <text:p>-1,00</text:p>
          </table:table-cell>
          <table:table-cell table:style-name="ce6" table:formula="of:=[.P51]-[.P28]" office:value-type="float" office:value="-1">
            <text:p>-1,00</text:p>
          </table:table-cell>
          <table:table-cell table:style-name="ce6" table:formula="of:=[.Q51]-[.Q28]" office:value-type="float" office:value="-1">
            <text:p>-1,00</text:p>
          </table:table-cell>
          <table:table-cell table:style-name="ce6" table:formula="of:=[.R51]-[.R28]" office:value-type="float" office:value="-1">
            <text:p>-1,00</text:p>
          </table:table-cell>
          <table:table-cell table:style-name="ce6" table:formula="of:=[.S51]-[.S28]" office:value-type="float" office:value="-1">
            <text:p>-1,00</text:p>
          </table:table-cell>
          <table:table-cell table:style-name="ce6" table:formula="of:=[.T51]-[.T28]" office:value-type="float" office:value="-1">
            <text:p>-1,00</text:p>
          </table:table-cell>
          <table:table-cell table:style-name="ce6" table:formula="of:=[.U51]-[.U28]" office:value-type="float" office:value="-1">
            <text:p>-1,00</text:p>
          </table:table-cell>
          <table:table-cell table:number-columns-repeated="38"/>
        </table:table-row>
        <table:table-row table:style-name="ro1">
          <table:table-cell office:value-type="float" office:value="4">
            <text:p>4</text:p>
          </table:table-cell>
          <table:table-cell table:style-name="ce6" table:formula="of:=[.B52]-[.B29]" office:value-type="float" office:value="0">
            <text:p>0,00</text:p>
          </table:table-cell>
          <table:table-cell table:style-name="ce6" table:formula="of:=[.C52]-[.C29]" office:value-type="float" office:value="0">
            <text:p>0,00</text:p>
          </table:table-cell>
          <table:table-cell table:style-name="ce6" table:formula="of:=[.D52]-[.D29]" office:value-type="float" office:value="0">
            <text:p>0,00</text:p>
          </table:table-cell>
          <table:table-cell table:style-name="ce6" table:formula="of:=[.E52]-[.E29]" office:value-type="float" office:value="0.534393310546875">
            <text:p>0,53</text:p>
          </table:table-cell>
          <table:table-cell table:style-name="ce6" table:formula="of:=[.F52]-[.F29]" office:value-type="float" office:value="0.362213134765625">
            <text:p>0,36</text:p>
          </table:table-cell>
          <table:table-cell table:style-name="ce6" table:formula="of:=[.G52]-[.G29]" office:value-type="float" office:value="0.14837646484375">
            <text:p>0,15</text:p>
          </table:table-cell>
          <table:table-cell table:style-name="ce6" table:formula="of:=[.H52]-[.H29]" office:value-type="float" office:value="-0.104736328125">
            <text:p>-0,10</text:p>
          </table:table-cell>
          <table:table-cell table:style-name="ce6" table:formula="of:=[.I52]-[.I29]" office:value-type="float" office:value="-0.38671875">
            <text:p>-0,39</text:p>
          </table:table-cell>
          <table:table-cell table:style-name="ce6" table:formula="of:=[.J52]-[.J29]" office:value-type="float" office:value="-0.6767578125">
            <text:p>-0,68</text:p>
          </table:table-cell>
          <table:table-cell table:style-name="ce6" table:formula="of:=[.K52]-[.K29]" office:value-type="float" office:value="-1.353515625">
            <text:p>-1,35</text:p>
          </table:table-cell>
          <table:table-cell table:style-name="ce6" table:formula="of:=[.L52]-[.L29]" office:value-type="float" office:value="-1.34375">
            <text:p>-1,34</text:p>
          </table:table-cell>
          <table:table-cell table:style-name="ce6" table:formula="of:=[.M52]-[.M29]" office:value-type="float" office:value="-1.1796875">
            <text:p>-1,18</text:p>
          </table:table-cell>
          <table:table-cell table:style-name="ce6" table:formula="of:=[.N52]-[.N29]" office:value-type="float" office:value="-1.0703125">
            <text:p>-1,07</text:p>
          </table:table-cell>
          <table:table-cell table:style-name="ce6" table:formula="of:=[.O52]-[.O29]" office:value-type="float" office:value="-1.015625">
            <text:p>-1,02</text:p>
          </table:table-cell>
          <table:table-cell table:style-name="ce6" table:formula="of:=[.P52]-[.P29]" office:value-type="float" office:value="-1">
            <text:p>-1,00</text:p>
          </table:table-cell>
          <table:table-cell table:style-name="ce6" table:formula="of:=[.Q52]-[.Q29]" office:value-type="float" office:value="-1">
            <text:p>-1,00</text:p>
          </table:table-cell>
          <table:table-cell table:style-name="ce6" table:formula="of:=[.R52]-[.R29]" office:value-type="float" office:value="-1">
            <text:p>-1,00</text:p>
          </table:table-cell>
          <table:table-cell table:style-name="ce6" table:formula="of:=[.S52]-[.S29]" office:value-type="float" office:value="-1">
            <text:p>-1,00</text:p>
          </table:table-cell>
          <table:table-cell table:style-name="ce6" table:formula="of:=[.T52]-[.T29]" office:value-type="float" office:value="-1">
            <text:p>-1,00</text:p>
          </table:table-cell>
          <table:table-cell table:style-name="ce6" table:formula="of:=[.U52]-[.U29]" office:value-type="float" office:value="-1">
            <text:p>-1,00</text:p>
          </table:table-cell>
          <table:table-cell table:number-columns-repeated="38"/>
        </table:table-row>
        <table:table-row table:style-name="ro1">
          <table:table-cell office:value-type="float" office:value="5">
            <text:p>5</text:p>
          </table:table-cell>
          <table:table-cell table:style-name="ce6" table:formula="of:=[.B53]-[.B30]" office:value-type="float" office:value="0">
            <text:p>0,00</text:p>
          </table:table-cell>
          <table:table-cell table:style-name="ce6" table:formula="of:=[.C53]-[.C30]" office:value-type="float" office:value="0">
            <text:p>0,00</text:p>
          </table:table-cell>
          <table:table-cell table:style-name="ce6" table:formula="of:=[.D53]-[.D30]" office:value-type="float" office:value="0">
            <text:p>0,00</text:p>
          </table:table-cell>
          <table:table-cell table:style-name="ce6" table:formula="of:=[.E53]-[.E30]" office:value-type="float" office:value="0">
            <text:p>0,00</text:p>
          </table:table-cell>
          <table:table-cell table:style-name="ce6" table:formula="of:=[.F53]-[.F30]" office:value-type="float" office:value="0.706573486328125">
            <text:p>0,71</text:p>
          </table:table-cell>
          <table:table-cell table:style-name="ce6" table:formula="of:=[.G53]-[.G30]" office:value-type="float" office:value="0.5760498046875">
            <text:p>0,58</text:p>
          </table:table-cell>
          <table:table-cell table:style-name="ce6" table:formula="of:=[.H53]-[.H30]" office:value-type="float" office:value="0.4014892578125">
            <text:p>0,40</text:p>
          </table:table-cell>
          <table:table-cell table:style-name="ce6" table:formula="of:=[.I53]-[.I30]" office:value-type="float" office:value="0.17724609375">
            <text:p>0,18</text:p>
          </table:table-cell>
          <table:table-cell table:style-name="ce6" table:formula="of:=[.J53]-[.J30]" office:value-type="float" office:value="-0.0966796875">
            <text:p>-0,10</text:p>
          </table:table-cell>
          <table:table-cell table:style-name="ce6" table:formula="of:=[.K53]-[.K30]" office:value-type="float" office:value="-0.41015625">
            <text:p>-0,41</text:p>
          </table:table-cell>
          <table:table-cell table:style-name="ce6" table:formula="of:=[.L53]-[.L30]" office:value-type="float" office:value="-0.73828125">
            <text:p>-0,74</text:p>
          </table:table-cell>
          <table:table-cell table:style-name="ce6" table:formula="of:=[.M53]-[.M30]" office:value-type="float" office:value="-1.4765625">
            <text:p>-1,48</text:p>
          </table:table-cell>
          <table:table-cell table:style-name="ce6" table:formula="of:=[.N53]-[.N30]" office:value-type="float" office:value="-1.2890625">
            <text:p>-1,29</text:p>
          </table:table-cell>
          <table:table-cell table:style-name="ce6" table:formula="of:=[.O53]-[.O30]" office:value-type="float" office:value="-1.125">
            <text:p>-1,13</text:p>
          </table:table-cell>
          <table:table-cell table:style-name="ce6" table:formula="of:=[.P53]-[.P30]" office:value-type="float" office:value="-1.03125">
            <text:p>-1,03</text:p>
          </table:table-cell>
          <table:table-cell table:style-name="ce6" table:formula="of:=[.Q53]-[.Q30]" office:value-type="float" office:value="-1">
            <text:p>-1,00</text:p>
          </table:table-cell>
          <table:table-cell table:style-name="ce6" table:formula="of:=[.R53]-[.R30]" office:value-type="float" office:value="-1">
            <text:p>-1,00</text:p>
          </table:table-cell>
          <table:table-cell table:style-name="ce6" table:formula="of:=[.S53]-[.S30]" office:value-type="float" office:value="-1">
            <text:p>-1,00</text:p>
          </table:table-cell>
          <table:table-cell table:style-name="ce6" table:formula="of:=[.T53]-[.T30]" office:value-type="float" office:value="-1">
            <text:p>-1,00</text:p>
          </table:table-cell>
          <table:table-cell table:style-name="ce6" table:formula="of:=[.U53]-[.U30]" office:value-type="float" office:value="-1">
            <text:p>-1,00</text:p>
          </table:table-cell>
          <table:table-cell table:number-columns-repeated="38"/>
        </table:table-row>
        <table:table-row table:style-name="ro1">
          <table:table-cell office:value-type="float" office:value="6">
            <text:p>6</text:p>
          </table:table-cell>
          <table:table-cell table:style-name="ce6" table:formula="of:=[.B54]-[.B31]" office:value-type="float" office:value="0">
            <text:p>0,00</text:p>
          </table:table-cell>
          <table:table-cell table:style-name="ce6" table:formula="of:=[.C54]-[.C31]" office:value-type="float" office:value="0">
            <text:p>0,00</text:p>
          </table:table-cell>
          <table:table-cell table:style-name="ce6" table:formula="of:=[.D54]-[.D31]" office:value-type="float" office:value="0">
            <text:p>0,00</text:p>
          </table:table-cell>
          <table:table-cell table:style-name="ce6" table:formula="of:=[.E54]-[.E31]" office:value-type="float" office:value="0">
            <text:p>0,00</text:p>
          </table:table-cell>
          <table:table-cell table:style-name="ce6" table:formula="of:=[.F54]-[.F31]" office:value-type="float" office:value="0">
            <text:p>0,00</text:p>
          </table:table-cell>
          <table:table-cell table:style-name="ce6" table:formula="of:=[.G54]-[.G31]" office:value-type="float" office:value="0.83709716796875">
            <text:p>0,84</text:p>
          </table:table-cell>
          <table:table-cell table:style-name="ce6" table:formula="of:=[.H54]-[.H31]" office:value-type="float" office:value="0.7506103515625">
            <text:p>0,75</text:p>
          </table:table-cell>
          <table:table-cell table:style-name="ce6" table:formula="of:=[.I54]-[.I31]" office:value-type="float" office:value="0.625732421875">
            <text:p>0,63</text:p>
          </table:table-cell>
          <table:table-cell table:style-name="ce6" table:formula="of:=[.J54]-[.J31]" office:value-type="float" office:value="0.451171875">
            <text:p>0,45</text:p>
          </table:table-cell>
          <table:table-cell table:style-name="ce6" table:formula="of:=[.K54]-[.K31]" office:value-type="float" office:value="0.216796875">
            <text:p>0,22</text:p>
          </table:table-cell>
          <table:table-cell table:style-name="ce6" table:formula="of:=[.L54]-[.L31]" office:value-type="float" office:value="-0.08203125">
            <text:p>-0,08</text:p>
          </table:table-cell>
          <table:table-cell table:style-name="ce6" table:formula="of:=[.M54]-[.M31]" office:value-type="float" office:value="-0.4375">
            <text:p>-0,44</text:p>
          </table:table-cell>
          <table:table-cell table:style-name="ce6" table:formula="of:=[.N54]-[.N31]" office:value-type="float" office:value="-0.8203125">
            <text:p>-0,82</text:p>
          </table:table-cell>
          <table:table-cell table:style-name="ce6" table:formula="of:=[.O54]-[.O31]" office:value-type="float" office:value="-1.453125">
            <text:p>-1,45</text:p>
          </table:table-cell>
          <table:table-cell table:style-name="ce6" table:formula="of:=[.P54]-[.P31]" office:value-type="float" office:value="-1.21875">
            <text:p>-1,22</text:p>
          </table:table-cell>
          <table:table-cell table:style-name="ce6" table:formula="of:=[.Q54]-[.Q31]" office:value-type="float" office:value="-1.0625">
            <text:p>-1,06</text:p>
          </table:table-cell>
          <table:table-cell table:style-name="ce6" table:formula="of:=[.R54]-[.R31]" office:value-type="float" office:value="-1">
            <text:p>-1,00</text:p>
          </table:table-cell>
          <table:table-cell table:style-name="ce6" table:formula="of:=[.S54]-[.S31]" office:value-type="float" office:value="-1">
            <text:p>-1,00</text:p>
          </table:table-cell>
          <table:table-cell table:style-name="ce6" table:formula="of:=[.T54]-[.T31]" office:value-type="float" office:value="-1">
            <text:p>-1,00</text:p>
          </table:table-cell>
          <table:table-cell table:style-name="ce6" table:formula="of:=[.U54]-[.U31]" office:value-type="float" office:value="-1">
            <text:p>-1,00</text:p>
          </table:table-cell>
          <table:table-cell table:number-columns-repeated="38"/>
        </table:table-row>
        <table:table-row table:style-name="ro1">
          <table:table-cell office:value-type="float" office:value="7">
            <text:p>7</text:p>
          </table:table-cell>
          <table:table-cell table:style-name="ce6" table:formula="of:=[.B55]-[.B32]" office:value-type="float" office:value="0">
            <text:p>0,00</text:p>
          </table:table-cell>
          <table:table-cell table:style-name="ce6" table:formula="of:=[.C55]-[.C32]" office:value-type="float" office:value="0">
            <text:p>0,00</text:p>
          </table:table-cell>
          <table:table-cell table:style-name="ce6" table:formula="of:=[.D55]-[.D32]" office:value-type="float" office:value="0">
            <text:p>0,00</text:p>
          </table:table-cell>
          <table:table-cell table:style-name="ce6" table:formula="of:=[.E55]-[.E32]" office:value-type="float" office:value="0">
            <text:p>0,00</text:p>
          </table:table-cell>
          <table:table-cell table:style-name="ce6" table:formula="of:=[.F55]-[.F32]" office:value-type="float" office:value="0">
            <text:p>0,00</text:p>
          </table:table-cell>
          <table:table-cell table:style-name="ce6" table:formula="of:=[.G55]-[.G32]" office:value-type="float" office:value="0">
            <text:p>0,00</text:p>
          </table:table-cell>
          <table:table-cell table:style-name="ce6" table:formula="of:=[.H55]-[.H32]" office:value-type="float" office:value="0.923583984375">
            <text:p>0,92</text:p>
          </table:table-cell>
          <table:table-cell table:style-name="ce6" table:formula="of:=[.I55]-[.I32]" office:value-type="float" office:value="0.87548828125">
            <text:p>0,88</text:p>
          </table:table-cell>
          <table:table-cell table:style-name="ce6" table:formula="of:=[.J55]-[.J32]" office:value-type="float" office:value="0.80029296875">
            <text:p>0,80</text:p>
          </table:table-cell>
          <table:table-cell table:style-name="ce6" table:formula="of:=[.K55]-[.K32]" office:value-type="float" office:value="0.685546875">
            <text:p>0,69</text:p>
          </table:table-cell>
          <table:table-cell table:style-name="ce6" table:formula="of:=[.L55]-[.L32]" office:value-type="float" office:value="0.515625">
            <text:p>0,52</text:p>
          </table:table-cell>
          <table:table-cell table:style-name="ce6" table:formula="of:=[.M55]-[.M32]" office:value-type="float" office:value="0.2734375">
            <text:p>0,27</text:p>
          </table:table-cell>
          <table:table-cell table:style-name="ce6" table:formula="of:=[.N55]-[.N32]" office:value-type="float" office:value="-0.0546875">
            <text:p>-0,05</text:p>
          </table:table-cell>
          <table:table-cell table:style-name="ce6" table:formula="of:=[.O55]-[.O32]" office:value-type="float" office:value="-0.46875">
            <text:p>-0,47</text:p>
          </table:table-cell>
          <table:table-cell table:style-name="ce6" table:formula="of:=[.P55]-[.P32]" office:value-type="float" office:value="-0.9375">
            <text:p>-0,94</text:p>
          </table:table-cell>
          <table:table-cell table:style-name="ce6" table:formula="of:=[.Q55]-[.Q32]" office:value-type="float" office:value="-1.375">
            <text:p>-1,38</text:p>
          </table:table-cell>
          <table:table-cell table:style-name="ce6" table:formula="of:=[.R55]-[.R32]" office:value-type="float" office:value="-1.125">
            <text:p>-1,13</text:p>
          </table:table-cell>
          <table:table-cell table:style-name="ce6" table:formula="of:=[.S55]-[.S32]" office:value-type="float" office:value="-1">
            <text:p>-1,00</text:p>
          </table:table-cell>
          <table:table-cell table:style-name="ce6" table:formula="of:=[.T55]-[.T32]" office:value-type="float" office:value="-1">
            <text:p>-1,00</text:p>
          </table:table-cell>
          <table:table-cell table:style-name="ce6" table:formula="of:=[.U55]-[.U32]" office:value-type="float" office:value="-1">
            <text:p>-1,00</text:p>
          </table:table-cell>
          <table:table-cell table:number-columns-repeated="38"/>
        </table:table-row>
        <table:table-row table:style-name="ro1">
          <table:table-cell office:value-type="float" office:value="8">
            <text:p>8</text:p>
          </table:table-cell>
          <table:table-cell table:style-name="ce6" table:formula="of:=[.B56]-[.B33]" office:value-type="float" office:value="0">
            <text:p>0,00</text:p>
          </table:table-cell>
          <table:table-cell table:style-name="ce6" table:formula="of:=[.C56]-[.C33]" office:value-type="float" office:value="0">
            <text:p>0,00</text:p>
          </table:table-cell>
          <table:table-cell table:style-name="ce6" table:formula="of:=[.D56]-[.D33]" office:value-type="float" office:value="0">
            <text:p>0,00</text:p>
          </table:table-cell>
          <table:table-cell table:style-name="ce6" table:formula="of:=[.E56]-[.E33]" office:value-type="float" office:value="0">
            <text:p>0,00</text:p>
          </table:table-cell>
          <table:table-cell table:style-name="ce6" table:formula="of:=[.F56]-[.F33]" office:value-type="float" office:value="0">
            <text:p>0,00</text:p>
          </table:table-cell>
          <table:table-cell table:style-name="ce6" table:formula="of:=[.G56]-[.G33]" office:value-type="float" office:value="0">
            <text:p>0,00</text:p>
          </table:table-cell>
          <table:table-cell table:style-name="ce6" table:formula="of:=[.H56]-[.H33]" office:value-type="float" office:value="0">
            <text:p>0,00</text:p>
          </table:table-cell>
          <table:table-cell table:style-name="ce6" table:formula="of:=[.I56]-[.I33]" office:value-type="float" office:value="0.9716796875">
            <text:p>0,97</text:p>
          </table:table-cell>
          <table:table-cell table:style-name="ce6" table:formula="of:=[.J56]-[.J33]" office:value-type="float" office:value="0.95068359375">
            <text:p>0,95</text:p>
          </table:table-cell>
          <table:table-cell table:style-name="ce6" table:formula="of:=[.K56]-[.K33]" office:value-type="float" office:value="0.9150390625">
            <text:p>0,92</text:p>
          </table:table-cell>
          <table:table-cell table:style-name="ce6" table:formula="of:=[.L56]-[.L33]" office:value-type="float" office:value="0.85546875">
            <text:p>0,86</text:p>
          </table:table-cell>
          <table:table-cell table:style-name="ce6" table:formula="of:=[.M56]-[.M33]" office:value-type="float" office:value="0.7578125">
            <text:p>0,76</text:p>
          </table:table-cell>
          <table:table-cell table:style-name="ce6" table:formula="of:=[.N56]-[.N33]" office:value-type="float" office:value="0.6015625">
            <text:p>0,60</text:p>
          </table:table-cell>
          <table:table-cell table:style-name="ce6" table:formula="of:=[.O56]-[.O33]" office:value-type="float" office:value="0.359375">
            <text:p>0,36</text:p>
          </table:table-cell>
          <table:table-cell table:style-name="ce6" table:formula="of:=[.P56]-[.P33]" office:value-type="float" office:value="0">
            <text:p>0,00</text:p>
          </table:table-cell>
          <table:table-cell table:style-name="ce6" table:formula="of:=[.Q56]-[.Q33]" office:value-type="float" office:value="-0.5">
            <text:p>-0,50</text:p>
          </table:table-cell>
          <table:table-cell table:style-name="ce6" table:formula="of:=[.R56]-[.R33]" office:value-type="float" office:value="-1.125">
            <text:p>-1,13</text:p>
          </table:table-cell>
          <table:table-cell table:style-name="ce6" table:formula="of:=[.S56]-[.S33]" office:value-type="float" office:value="-1.25">
            <text:p>-1,25</text:p>
          </table:table-cell>
          <table:table-cell table:style-name="ce6" table:formula="of:=[.T56]-[.T33]" office:value-type="float" office:value="-1">
            <text:p>-1,00</text:p>
          </table:table-cell>
          <table:table-cell table:style-name="ce6" table:formula="of:=[.U56]-[.U33]" office:value-type="float" office:value="-1">
            <text:p>-1,00</text:p>
          </table:table-cell>
          <table:table-cell table:number-columns-repeated="38"/>
        </table:table-row>
        <table:table-row table:style-name="ro1">
          <table:table-cell office:value-type="float" office:value="9">
            <text:p>9</text:p>
          </table:table-cell>
          <table:table-cell table:style-name="ce6" table:formula="of:=[.B57]-[.B34]" office:value-type="float" office:value="0">
            <text:p>0,00</text:p>
          </table:table-cell>
          <table:table-cell table:style-name="ce6" table:formula="of:=[.C57]-[.C34]" office:value-type="float" office:value="0">
            <text:p>0,00</text:p>
          </table:table-cell>
          <table:table-cell table:style-name="ce6" table:formula="of:=[.D57]-[.D34]" office:value-type="float" office:value="0">
            <text:p>0,00</text:p>
          </table:table-cell>
          <table:table-cell table:style-name="ce6" table:formula="of:=[.E57]-[.E34]" office:value-type="float" office:value="0">
            <text:p>0,00</text:p>
          </table:table-cell>
          <table:table-cell table:style-name="ce6" table:formula="of:=[.F57]-[.F34]" office:value-type="float" office:value="0">
            <text:p>0,00</text:p>
          </table:table-cell>
          <table:table-cell table:style-name="ce6" table:formula="of:=[.G57]-[.G34]" office:value-type="float" office:value="0">
            <text:p>0,00</text:p>
          </table:table-cell>
          <table:table-cell table:style-name="ce6" table:formula="of:=[.H57]-[.H34]" office:value-type="float" office:value="0">
            <text:p>0,00</text:p>
          </table:table-cell>
          <table:table-cell table:style-name="ce6" table:formula="of:=[.I57]-[.I34]" office:value-type="float" office:value="0">
            <text:p>0,00</text:p>
          </table:table-cell>
          <table:table-cell table:style-name="ce6" table:formula="of:=[.J57]-[.J34]" office:value-type="float" office:value="0.99267578125">
            <text:p>0,99</text:p>
          </table:table-cell>
          <table:table-cell table:style-name="ce6" table:formula="of:=[.K57]-[.K34]" office:value-type="float" office:value="0.986328125">
            <text:p>0,99</text:p>
          </table:table-cell>
          <table:table-cell table:style-name="ce6" table:formula="of:=[.L57]-[.L34]" office:value-type="float" office:value="0.974609375">
            <text:p>0,97</text:p>
          </table:table-cell>
          <table:table-cell table:style-name="ce6" table:formula="of:=[.M57]-[.M34]" office:value-type="float" office:value="0.953125">
            <text:p>0,95</text:p>
          </table:table-cell>
          <table:table-cell table:style-name="ce6" table:formula="of:=[.N57]-[.N34]" office:value-type="float" office:value="0.9140625">
            <text:p>0,91</text:p>
          </table:table-cell>
          <table:table-cell table:style-name="ce6" table:formula="of:=[.O57]-[.O34]" office:value-type="float" office:value="0.84375">
            <text:p>0,84</text:p>
          </table:table-cell>
          <table:table-cell table:style-name="ce6" table:formula="of:=[.P57]-[.P34]" office:value-type="float" office:value="0.71875">
            <text:p>0,72</text:p>
          </table:table-cell>
          <table:table-cell table:style-name="ce6" table:formula="of:=[.Q57]-[.Q34]" office:value-type="float" office:value="0.5">
            <text:p>0,50</text:p>
          </table:table-cell>
          <table:table-cell table:style-name="ce6" table:formula="of:=[.R57]-[.R34]" office:value-type="float" office:value="0.125">
            <text:p>0,13</text:p>
          </table:table-cell>
          <table:table-cell table:style-name="ce6" table:formula="of:=[.S57]-[.S34]" office:value-type="float" office:value="-0.5">
            <text:p>-0,50</text:p>
          </table:table-cell>
          <table:table-cell table:style-name="ce6" table:formula="of:=[.T57]-[.T34]" office:value-type="float" office:value="-1.5">
            <text:p>-1,50</text:p>
          </table:table-cell>
          <table:table-cell table:style-name="ce6" table:formula="of:=[.U57]-[.U34]" office:value-type="float" office:value="-1">
            <text:p>-1,00</text:p>
          </table:table-cell>
          <table:table-cell table:number-columns-repeated="38"/>
        </table:table-row>
        <table:table-row table:style-name="ro1">
          <table:table-cell office:value-type="float" office:value="10">
            <text:p>10</text:p>
          </table:table-cell>
          <table:table-cell table:style-name="ce6" table:formula="of:=[.B58]-[.B35]" office:value-type="float" office:value="0">
            <text:p>0,00</text:p>
          </table:table-cell>
          <table:table-cell table:style-name="ce6" table:formula="of:=[.C58]-[.C35]" office:value-type="float" office:value="0">
            <text:p>0,00</text:p>
          </table:table-cell>
          <table:table-cell table:style-name="ce6" table:formula="of:=[.D58]-[.D35]" office:value-type="float" office:value="0">
            <text:p>0,00</text:p>
          </table:table-cell>
          <table:table-cell table:style-name="ce6" table:formula="of:=[.E58]-[.E35]" office:value-type="float" office:value="0">
            <text:p>0,00</text:p>
          </table:table-cell>
          <table:table-cell table:style-name="ce6" table:formula="of:=[.F58]-[.F35]" office:value-type="float" office:value="0">
            <text:p>0,00</text:p>
          </table:table-cell>
          <table:table-cell table:style-name="ce6" table:formula="of:=[.G58]-[.G35]" office:value-type="float" office:value="0">
            <text:p>0,00</text:p>
          </table:table-cell>
          <table:table-cell table:style-name="ce6" table:formula="of:=[.H58]-[.H35]" office:value-type="float" office:value="0">
            <text:p>0,00</text:p>
          </table:table-cell>
          <table:table-cell table:style-name="ce6" table:formula="of:=[.I58]-[.I35]" office:value-type="float" office:value="0">
            <text:p>0,00</text:p>
          </table:table-cell>
          <table:table-cell table:style-name="ce6" table:formula="of:=[.J58]-[.J35]" office:value-type="float" office:value="0">
            <text:p>0,00</text:p>
          </table:table-cell>
          <table:table-cell table:style-name="ce6" table:formula="of:=[.K58]-[.K35]" office:value-type="float" office:value="0.9990234375">
            <text:p>1,00</text:p>
          </table:table-cell>
          <table:table-cell table:style-name="ce6" table:formula="of:=[.L58]-[.L35]" office:value-type="float" office:value="0.998046875">
            <text:p>1,00</text:p>
          </table:table-cell>
          <table:table-cell table:style-name="ce6" table:formula="of:=[.M58]-[.M35]" office:value-type="float" office:value="0.99609375">
            <text:p>1,00</text:p>
          </table:table-cell>
          <table:table-cell table:style-name="ce6" table:formula="of:=[.N58]-[.N35]" office:value-type="float" office:value="0.9921875">
            <text:p>0,99</text:p>
          </table:table-cell>
          <table:table-cell table:style-name="ce6" table:formula="of:=[.O58]-[.O35]" office:value-type="float" office:value="0.984375">
            <text:p>0,98</text:p>
          </table:table-cell>
          <table:table-cell table:style-name="ce6" table:formula="of:=[.P58]-[.P35]" office:value-type="float" office:value="0.96875">
            <text:p>0,97</text:p>
          </table:table-cell>
          <table:table-cell table:style-name="ce6" table:formula="of:=[.Q58]-[.Q35]" office:value-type="float" office:value="0.9375">
            <text:p>0,94</text:p>
          </table:table-cell>
          <table:table-cell table:style-name="ce6" table:formula="of:=[.R58]-[.R35]" office:value-type="float" office:value="0.875">
            <text:p>0,88</text:p>
          </table:table-cell>
          <table:table-cell table:style-name="ce6" table:formula="of:=[.S58]-[.S35]" office:value-type="float" office:value="0.75">
            <text:p>0,75</text:p>
          </table:table-cell>
          <table:table-cell table:style-name="ce6" table:formula="of:=[.T58]-[.T35]" office:value-type="float" office:value="0.5">
            <text:p>0,50</text:p>
          </table:table-cell>
          <table:table-cell table:style-name="ce6" table:formula="of:=[.U58]-[.U35]" office:value-type="float" office:value="0">
            <text:p>0,00</text:p>
          </table:table-cell>
          <table:table-cell table:number-columns-repeated="38"/>
        </table:table-row>
        <table:table-row table:style-name="ro1">
          <table:table-cell office:value-type="float" office:value="11">
            <text:p>11</text:p>
          </table:table-cell>
          <table:table-cell table:style-name="ce6" table:formula="of:=[.B59]-[.B36]" office:value-type="float" office:value="0">
            <text:p>0,00</text:p>
          </table:table-cell>
          <table:table-cell table:style-name="ce6" table:formula="of:=[.C59]-[.C36]" office:value-type="float" office:value="0">
            <text:p>0,00</text:p>
          </table:table-cell>
          <table:table-cell table:style-name="ce6" table:formula="of:=[.D59]-[.D36]" office:value-type="float" office:value="0">
            <text:p>0,00</text:p>
          </table:table-cell>
          <table:table-cell table:style-name="ce6" table:formula="of:=[.E59]-[.E36]" office:value-type="float" office:value="0">
            <text:p>0,00</text:p>
          </table:table-cell>
          <table:table-cell table:style-name="ce6" table:formula="of:=[.F59]-[.F36]" office:value-type="float" office:value="0">
            <text:p>0,00</text:p>
          </table:table-cell>
          <table:table-cell table:style-name="ce6" table:formula="of:=[.G59]-[.G36]" office:value-type="float" office:value="0">
            <text:p>0,00</text:p>
          </table:table-cell>
          <table:table-cell table:style-name="ce6" table:formula="of:=[.H59]-[.H36]" office:value-type="float" office:value="0">
            <text:p>0,00</text:p>
          </table:table-cell>
          <table:table-cell table:style-name="ce6" table:formula="of:=[.I59]-[.I36]" office:value-type="float" office:value="0">
            <text:p>0,00</text:p>
          </table:table-cell>
          <table:table-cell table:style-name="ce6" table:formula="of:=[.J59]-[.J36]" office:value-type="float" office:value="0">
            <text:p>0,00</text:p>
          </table:table-cell>
          <table:table-cell table:style-name="ce6" table:formula="of:=[.K59]-[.K36]" office:value-type="float" office:value="0">
            <text:p>0,00</text:p>
          </table:table-cell>
          <table:table-cell table:style-name="ce6" table:formula="of:=[.L59]-[.L36]" office:value-type="float" office:value="1">
            <text:p>1,00</text:p>
          </table:table-cell>
          <table:table-cell table:style-name="ce6" table:formula="of:=[.M59]-[.M36]" office:value-type="float" office:value="1">
            <text:p>1,00</text:p>
          </table:table-cell>
          <table:table-cell table:style-name="ce6" table:formula="of:=[.N59]-[.N36]" office:value-type="float" office:value="1">
            <text:p>1,00</text:p>
          </table:table-cell>
          <table:table-cell table:style-name="ce6" table:formula="of:=[.O59]-[.O36]" office:value-type="float" office:value="1">
            <text:p>1,00</text:p>
          </table:table-cell>
          <table:table-cell table:style-name="ce6" table:formula="of:=[.P59]-[.P36]" office:value-type="float" office:value="1">
            <text:p>1,00</text:p>
          </table:table-cell>
          <table:table-cell table:style-name="ce6" table:formula="of:=[.Q59]-[.Q36]" office:value-type="float" office:value="1">
            <text:p>1,00</text:p>
          </table:table-cell>
          <table:table-cell table:style-name="ce6" table:formula="of:=[.R59]-[.R36]" office:value-type="float" office:value="1">
            <text:p>1,00</text:p>
          </table:table-cell>
          <table:table-cell table:style-name="ce6" table:formula="of:=[.S59]-[.S36]" office:value-type="float" office:value="1">
            <text:p>1,00</text:p>
          </table:table-cell>
          <table:table-cell table:style-name="ce6" table:formula="of:=[.T59]-[.T36]" office:value-type="float" office:value="1">
            <text:p>1,00</text:p>
          </table:table-cell>
          <table:table-cell table:style-name="ce6" table:formula="of:=[.U59]-[.U36]" office:value-type="float" office:value="1">
            <text:p>1,00</text:p>
          </table:table-cell>
          <table:table-cell table:number-columns-repeated="38"/>
        </table:table-row>
        <table:table-row table:style-name="ro1">
          <table:table-cell office:value-type="float" office:value="12">
            <text:p>12</text:p>
          </table:table-cell>
          <table:table-cell table:style-name="ce6" table:formula="of:=[.B60]-[.B37]" office:value-type="float" office:value="0">
            <text:p>0,00</text:p>
          </table:table-cell>
          <table:table-cell table:style-name="ce6" table:formula="of:=[.C60]-[.C37]" office:value-type="float" office:value="0">
            <text:p>0,00</text:p>
          </table:table-cell>
          <table:table-cell table:style-name="ce6" table:formula="of:=[.D60]-[.D37]" office:value-type="float" office:value="0">
            <text:p>0,00</text:p>
          </table:table-cell>
          <table:table-cell table:style-name="ce6" table:formula="of:=[.E60]-[.E37]" office:value-type="float" office:value="0">
            <text:p>0,00</text:p>
          </table:table-cell>
          <table:table-cell table:style-name="ce6" table:formula="of:=[.F60]-[.F37]" office:value-type="float" office:value="0">
            <text:p>0,00</text:p>
          </table:table-cell>
          <table:table-cell table:style-name="ce6" table:formula="of:=[.G60]-[.G37]" office:value-type="float" office:value="0">
            <text:p>0,00</text:p>
          </table:table-cell>
          <table:table-cell table:style-name="ce6" table:formula="of:=[.H60]-[.H37]" office:value-type="float" office:value="0">
            <text:p>0,00</text:p>
          </table:table-cell>
          <table:table-cell table:style-name="ce6" table:formula="of:=[.I60]-[.I37]" office:value-type="float" office:value="0">
            <text:p>0,00</text:p>
          </table:table-cell>
          <table:table-cell table:style-name="ce6" table:formula="of:=[.J60]-[.J37]" office:value-type="float" office:value="0">
            <text:p>0,00</text:p>
          </table:table-cell>
          <table:table-cell table:style-name="ce6" table:formula="of:=[.K60]-[.K37]" office:value-type="float" office:value="0">
            <text:p>0,00</text:p>
          </table:table-cell>
          <table:table-cell table:style-name="ce6" table:formula="of:=[.L60]-[.L37]" office:value-type="float" office:value="0">
            <text:p>0,00</text:p>
          </table:table-cell>
          <table:table-cell table:style-name="ce6" table:formula="of:=[.M60]-[.M37]" office:value-type="float" office:value="1">
            <text:p>1,00</text:p>
          </table:table-cell>
          <table:table-cell table:style-name="ce6" table:formula="of:=[.N60]-[.N37]" office:value-type="float" office:value="1">
            <text:p>1,00</text:p>
          </table:table-cell>
          <table:table-cell table:style-name="ce6" table:formula="of:=[.O60]-[.O37]" office:value-type="float" office:value="1">
            <text:p>1,00</text:p>
          </table:table-cell>
          <table:table-cell table:style-name="ce6" table:formula="of:=[.P60]-[.P37]" office:value-type="float" office:value="1">
            <text:p>1,00</text:p>
          </table:table-cell>
          <table:table-cell table:style-name="ce6" table:formula="of:=[.Q60]-[.Q37]" office:value-type="float" office:value="1">
            <text:p>1,00</text:p>
          </table:table-cell>
          <table:table-cell table:style-name="ce6" table:formula="of:=[.R60]-[.R37]" office:value-type="float" office:value="1">
            <text:p>1,00</text:p>
          </table:table-cell>
          <table:table-cell table:style-name="ce6" table:formula="of:=[.S60]-[.S37]" office:value-type="float" office:value="1">
            <text:p>1,00</text:p>
          </table:table-cell>
          <table:table-cell table:style-name="ce6" table:formula="of:=[.T60]-[.T37]" office:value-type="float" office:value="1">
            <text:p>1,00</text:p>
          </table:table-cell>
          <table:table-cell table:style-name="ce6" table:formula="of:=[.U60]-[.U37]" office:value-type="float" office:value="1">
            <text:p>1,00</text:p>
          </table:table-cell>
          <table:table-cell table:number-columns-repeated="38"/>
        </table:table-row>
        <table:table-row table:style-name="ro1">
          <table:table-cell office:value-type="float" office:value="13">
            <text:p>13</text:p>
          </table:table-cell>
          <table:table-cell table:style-name="ce6" table:formula="of:=[.B61]-[.B38]" office:value-type="float" office:value="0">
            <text:p>0,00</text:p>
          </table:table-cell>
          <table:table-cell table:style-name="ce6" table:formula="of:=[.C61]-[.C38]" office:value-type="float" office:value="0">
            <text:p>0,00</text:p>
          </table:table-cell>
          <table:table-cell table:style-name="ce6" table:formula="of:=[.D61]-[.D38]" office:value-type="float" office:value="0">
            <text:p>0,00</text:p>
          </table:table-cell>
          <table:table-cell table:style-name="ce6" table:formula="of:=[.E61]-[.E38]" office:value-type="float" office:value="0">
            <text:p>0,00</text:p>
          </table:table-cell>
          <table:table-cell table:style-name="ce6" table:formula="of:=[.F61]-[.F38]" office:value-type="float" office:value="0">
            <text:p>0,00</text:p>
          </table:table-cell>
          <table:table-cell table:style-name="ce6" table:formula="of:=[.G61]-[.G38]" office:value-type="float" office:value="0">
            <text:p>0,00</text:p>
          </table:table-cell>
          <table:table-cell table:style-name="ce6" table:formula="of:=[.H61]-[.H38]" office:value-type="float" office:value="0">
            <text:p>0,00</text:p>
          </table:table-cell>
          <table:table-cell table:style-name="ce6" table:formula="of:=[.I61]-[.I38]" office:value-type="float" office:value="0">
            <text:p>0,00</text:p>
          </table:table-cell>
          <table:table-cell table:style-name="ce6" table:formula="of:=[.J61]-[.J38]" office:value-type="float" office:value="0">
            <text:p>0,00</text:p>
          </table:table-cell>
          <table:table-cell table:style-name="ce6" table:formula="of:=[.K61]-[.K38]" office:value-type="float" office:value="0">
            <text:p>0,00</text:p>
          </table:table-cell>
          <table:table-cell table:style-name="ce6" table:formula="of:=[.L61]-[.L38]" office:value-type="float" office:value="0">
            <text:p>0,00</text:p>
          </table:table-cell>
          <table:table-cell table:style-name="ce6" table:formula="of:=[.M61]-[.M38]" office:value-type="float" office:value="0">
            <text:p>0,00</text:p>
          </table:table-cell>
          <table:table-cell table:style-name="ce6" table:formula="of:=[.N61]-[.N38]" office:value-type="float" office:value="1">
            <text:p>1,00</text:p>
          </table:table-cell>
          <table:table-cell table:style-name="ce6" table:formula="of:=[.O61]-[.O38]" office:value-type="float" office:value="1">
            <text:p>1,00</text:p>
          </table:table-cell>
          <table:table-cell table:style-name="ce6" table:formula="of:=[.P61]-[.P38]" office:value-type="float" office:value="1">
            <text:p>1,00</text:p>
          </table:table-cell>
          <table:table-cell table:style-name="ce6" table:formula="of:=[.Q61]-[.Q38]" office:value-type="float" office:value="1">
            <text:p>1,00</text:p>
          </table:table-cell>
          <table:table-cell table:style-name="ce6" table:formula="of:=[.R61]-[.R38]" office:value-type="float" office:value="1">
            <text:p>1,00</text:p>
          </table:table-cell>
          <table:table-cell table:style-name="ce6" table:formula="of:=[.S61]-[.S38]" office:value-type="float" office:value="1">
            <text:p>1,00</text:p>
          </table:table-cell>
          <table:table-cell table:style-name="ce6" table:formula="of:=[.T61]-[.T38]" office:value-type="float" office:value="1">
            <text:p>1,00</text:p>
          </table:table-cell>
          <table:table-cell table:style-name="ce6" table:formula="of:=[.U61]-[.U38]" office:value-type="float" office:value="1">
            <text:p>1,00</text:p>
          </table:table-cell>
          <table:table-cell table:number-columns-repeated="38"/>
        </table:table-row>
        <table:table-row table:style-name="ro1">
          <table:table-cell office:value-type="float" office:value="14">
            <text:p>14</text:p>
          </table:table-cell>
          <table:table-cell table:style-name="ce6" table:formula="of:=[.B62]-[.B39]" office:value-type="float" office:value="0">
            <text:p>0,00</text:p>
          </table:table-cell>
          <table:table-cell table:style-name="ce6" table:formula="of:=[.C62]-[.C39]" office:value-type="float" office:value="0">
            <text:p>0,00</text:p>
          </table:table-cell>
          <table:table-cell table:style-name="ce6" table:formula="of:=[.D62]-[.D39]" office:value-type="float" office:value="0">
            <text:p>0,00</text:p>
          </table:table-cell>
          <table:table-cell table:style-name="ce6" table:formula="of:=[.E62]-[.E39]" office:value-type="float" office:value="0">
            <text:p>0,00</text:p>
          </table:table-cell>
          <table:table-cell table:style-name="ce6" table:formula="of:=[.F62]-[.F39]" office:value-type="float" office:value="0">
            <text:p>0,00</text:p>
          </table:table-cell>
          <table:table-cell table:style-name="ce6" table:formula="of:=[.G62]-[.G39]" office:value-type="float" office:value="0">
            <text:p>0,00</text:p>
          </table:table-cell>
          <table:table-cell table:style-name="ce6" table:formula="of:=[.H62]-[.H39]" office:value-type="float" office:value="0">
            <text:p>0,00</text:p>
          </table:table-cell>
          <table:table-cell table:style-name="ce6" table:formula="of:=[.I62]-[.I39]" office:value-type="float" office:value="0">
            <text:p>0,00</text:p>
          </table:table-cell>
          <table:table-cell table:style-name="ce6" table:formula="of:=[.J62]-[.J39]" office:value-type="float" office:value="0">
            <text:p>0,00</text:p>
          </table:table-cell>
          <table:table-cell table:style-name="ce6" table:formula="of:=[.K62]-[.K39]" office:value-type="float" office:value="0">
            <text:p>0,00</text:p>
          </table:table-cell>
          <table:table-cell table:style-name="ce6" table:formula="of:=[.L62]-[.L39]" office:value-type="float" office:value="0">
            <text:p>0,00</text:p>
          </table:table-cell>
          <table:table-cell table:style-name="ce6" table:formula="of:=[.M62]-[.M39]" office:value-type="float" office:value="0">
            <text:p>0,00</text:p>
          </table:table-cell>
          <table:table-cell table:style-name="ce6" table:formula="of:=[.N62]-[.N39]" office:value-type="float" office:value="0">
            <text:p>0,00</text:p>
          </table:table-cell>
          <table:table-cell table:style-name="ce6" table:formula="of:=[.O62]-[.O39]" office:value-type="float" office:value="1">
            <text:p>1,00</text:p>
          </table:table-cell>
          <table:table-cell table:style-name="ce6" table:formula="of:=[.P62]-[.P39]" office:value-type="float" office:value="1">
            <text:p>1,00</text:p>
          </table:table-cell>
          <table:table-cell table:style-name="ce6" table:formula="of:=[.Q62]-[.Q39]" office:value-type="float" office:value="1">
            <text:p>1,00</text:p>
          </table:table-cell>
          <table:table-cell table:style-name="ce6" table:formula="of:=[.R62]-[.R39]" office:value-type="float" office:value="1">
            <text:p>1,00</text:p>
          </table:table-cell>
          <table:table-cell table:style-name="ce6" table:formula="of:=[.S62]-[.S39]" office:value-type="float" office:value="1">
            <text:p>1,00</text:p>
          </table:table-cell>
          <table:table-cell table:style-name="ce6" table:formula="of:=[.T62]-[.T39]" office:value-type="float" office:value="1">
            <text:p>1,00</text:p>
          </table:table-cell>
          <table:table-cell table:style-name="ce6" table:formula="of:=[.U62]-[.U39]" office:value-type="float" office:value="1">
            <text:p>1,00</text:p>
          </table:table-cell>
          <table:table-cell table:number-columns-repeated="38"/>
        </table:table-row>
        <table:table-row table:style-name="ro1">
          <table:table-cell office:value-type="float" office:value="15">
            <text:p>15</text:p>
          </table:table-cell>
          <table:table-cell table:style-name="ce6" table:formula="of:=[.B63]-[.B40]" office:value-type="float" office:value="0">
            <text:p>0,00</text:p>
          </table:table-cell>
          <table:table-cell table:style-name="ce6" table:formula="of:=[.C63]-[.C40]" office:value-type="float" office:value="0">
            <text:p>0,00</text:p>
          </table:table-cell>
          <table:table-cell table:style-name="ce6" table:formula="of:=[.D63]-[.D40]" office:value-type="float" office:value="0">
            <text:p>0,00</text:p>
          </table:table-cell>
          <table:table-cell table:style-name="ce6" table:formula="of:=[.E63]-[.E40]" office:value-type="float" office:value="0">
            <text:p>0,00</text:p>
          </table:table-cell>
          <table:table-cell table:style-name="ce6" table:formula="of:=[.F63]-[.F40]" office:value-type="float" office:value="0">
            <text:p>0,00</text:p>
          </table:table-cell>
          <table:table-cell table:style-name="ce6" table:formula="of:=[.G63]-[.G40]" office:value-type="float" office:value="0">
            <text:p>0,00</text:p>
          </table:table-cell>
          <table:table-cell table:style-name="ce6" table:formula="of:=[.H63]-[.H40]" office:value-type="float" office:value="0">
            <text:p>0,00</text:p>
          </table:table-cell>
          <table:table-cell table:style-name="ce6" table:formula="of:=[.I63]-[.I40]" office:value-type="float" office:value="0">
            <text:p>0,00</text:p>
          </table:table-cell>
          <table:table-cell table:style-name="ce6" table:formula="of:=[.J63]-[.J40]" office:value-type="float" office:value="0">
            <text:p>0,00</text:p>
          </table:table-cell>
          <table:table-cell table:style-name="ce6" table:formula="of:=[.K63]-[.K40]" office:value-type="float" office:value="0">
            <text:p>0,00</text:p>
          </table:table-cell>
          <table:table-cell table:style-name="ce6" table:formula="of:=[.L63]-[.L40]" office:value-type="float" office:value="0">
            <text:p>0,00</text:p>
          </table:table-cell>
          <table:table-cell table:style-name="ce6" table:formula="of:=[.M63]-[.M40]" office:value-type="float" office:value="0">
            <text:p>0,00</text:p>
          </table:table-cell>
          <table:table-cell table:style-name="ce6" table:formula="of:=[.N63]-[.N40]" office:value-type="float" office:value="0">
            <text:p>0,00</text:p>
          </table:table-cell>
          <table:table-cell table:style-name="ce6" table:formula="of:=[.O63]-[.O40]" office:value-type="float" office:value="0">
            <text:p>0,00</text:p>
          </table:table-cell>
          <table:table-cell table:style-name="ce6" table:formula="of:=[.P63]-[.P40]" office:value-type="float" office:value="1">
            <text:p>1,00</text:p>
          </table:table-cell>
          <table:table-cell table:style-name="ce6" table:formula="of:=[.Q63]-[.Q40]" office:value-type="float" office:value="1">
            <text:p>1,00</text:p>
          </table:table-cell>
          <table:table-cell table:style-name="ce6" table:formula="of:=[.R63]-[.R40]" office:value-type="float" office:value="1">
            <text:p>1,00</text:p>
          </table:table-cell>
          <table:table-cell table:style-name="ce6" table:formula="of:=[.S63]-[.S40]" office:value-type="float" office:value="1">
            <text:p>1,00</text:p>
          </table:table-cell>
          <table:table-cell table:style-name="ce6" table:formula="of:=[.T63]-[.T40]" office:value-type="float" office:value="1">
            <text:p>1,00</text:p>
          </table:table-cell>
          <table:table-cell table:style-name="ce6" table:formula="of:=[.U63]-[.U40]" office:value-type="float" office:value="1">
            <text:p>1,00</text:p>
          </table:table-cell>
          <table:table-cell table:number-columns-repeated="38"/>
        </table:table-row>
        <table:table-row table:style-name="ro1">
          <table:table-cell office:value-type="float" office:value="16">
            <text:p>16</text:p>
          </table:table-cell>
          <table:table-cell table:style-name="ce6" table:formula="of:=[.B64]-[.B41]" office:value-type="float" office:value="0">
            <text:p>0,00</text:p>
          </table:table-cell>
          <table:table-cell table:style-name="ce6" table:formula="of:=[.C64]-[.C41]" office:value-type="float" office:value="0">
            <text:p>0,00</text:p>
          </table:table-cell>
          <table:table-cell table:style-name="ce6" table:formula="of:=[.D64]-[.D41]" office:value-type="float" office:value="0">
            <text:p>0,00</text:p>
          </table:table-cell>
          <table:table-cell table:style-name="ce6" table:formula="of:=[.E64]-[.E41]" office:value-type="float" office:value="0">
            <text:p>0,00</text:p>
          </table:table-cell>
          <table:table-cell table:style-name="ce6" table:formula="of:=[.F64]-[.F41]" office:value-type="float" office:value="0">
            <text:p>0,00</text:p>
          </table:table-cell>
          <table:table-cell table:style-name="ce6" table:formula="of:=[.G64]-[.G41]" office:value-type="float" office:value="0">
            <text:p>0,00</text:p>
          </table:table-cell>
          <table:table-cell table:style-name="ce6" table:formula="of:=[.H64]-[.H41]" office:value-type="float" office:value="0">
            <text:p>0,00</text:p>
          </table:table-cell>
          <table:table-cell table:style-name="ce6" table:formula="of:=[.I64]-[.I41]" office:value-type="float" office:value="0">
            <text:p>0,00</text:p>
          </table:table-cell>
          <table:table-cell table:style-name="ce6" table:formula="of:=[.J64]-[.J41]" office:value-type="float" office:value="0">
            <text:p>0,00</text:p>
          </table:table-cell>
          <table:table-cell table:style-name="ce6" table:formula="of:=[.K64]-[.K41]" office:value-type="float" office:value="0">
            <text:p>0,00</text:p>
          </table:table-cell>
          <table:table-cell table:style-name="ce6" table:formula="of:=[.L64]-[.L41]" office:value-type="float" office:value="0">
            <text:p>0,00</text:p>
          </table:table-cell>
          <table:table-cell table:style-name="ce6" table:formula="of:=[.M64]-[.M41]" office:value-type="float" office:value="0">
            <text:p>0,00</text:p>
          </table:table-cell>
          <table:table-cell table:style-name="ce6" table:formula="of:=[.N64]-[.N41]" office:value-type="float" office:value="0">
            <text:p>0,00</text:p>
          </table:table-cell>
          <table:table-cell table:style-name="ce6" table:formula="of:=[.O64]-[.O41]" office:value-type="float" office:value="0">
            <text:p>0,00</text:p>
          </table:table-cell>
          <table:table-cell table:style-name="ce6" table:formula="of:=[.P64]-[.P41]" office:value-type="float" office:value="0">
            <text:p>0,00</text:p>
          </table:table-cell>
          <table:table-cell table:style-name="ce6" table:formula="of:=[.Q64]-[.Q41]" office:value-type="float" office:value="1">
            <text:p>1,00</text:p>
          </table:table-cell>
          <table:table-cell table:style-name="ce6" table:formula="of:=[.R64]-[.R41]" office:value-type="float" office:value="1">
            <text:p>1,00</text:p>
          </table:table-cell>
          <table:table-cell table:style-name="ce6" table:formula="of:=[.S64]-[.S41]" office:value-type="float" office:value="1">
            <text:p>1,00</text:p>
          </table:table-cell>
          <table:table-cell table:style-name="ce6" table:formula="of:=[.T64]-[.T41]" office:value-type="float" office:value="1">
            <text:p>1,00</text:p>
          </table:table-cell>
          <table:table-cell table:style-name="ce6" table:formula="of:=[.U64]-[.U41]" office:value-type="float" office:value="1">
            <text:p>1,00</text:p>
          </table:table-cell>
          <table:table-cell table:number-columns-repeated="38"/>
        </table:table-row>
        <table:table-row table:style-name="ro1">
          <table:table-cell office:value-type="float" office:value="17">
            <text:p>17</text:p>
          </table:table-cell>
          <table:table-cell table:style-name="Default" table:formula="of:=[.B65]-[.B42]" office:value-type="float" office:value="0">
            <text:p>0</text:p>
          </table:table-cell>
          <table:table-cell table:style-name="Default" table:formula="of:=[.C65]-[.C42]" office:value-type="float" office:value="0">
            <text:p>0</text:p>
          </table:table-cell>
          <table:table-cell table:style-name="Default" table:formula="of:=[.D65]-[.D42]" office:value-type="float" office:value="0">
            <text:p>0</text:p>
          </table:table-cell>
          <table:table-cell table:style-name="Default" table:formula="of:=[.E65]-[.E42]" office:value-type="float" office:value="0">
            <text:p>0</text:p>
          </table:table-cell>
          <table:table-cell table:style-name="Default" table:formula="of:=[.F65]-[.F42]" office:value-type="float" office:value="0">
            <text:p>0</text:p>
          </table:table-cell>
          <table:table-cell table:style-name="Default" table:formula="of:=[.G65]-[.G42]" office:value-type="float" office:value="0">
            <text:p>0</text:p>
          </table:table-cell>
          <table:table-cell table:style-name="Default" table:formula="of:=[.H65]-[.H42]" office:value-type="float" office:value="0">
            <text:p>0</text:p>
          </table:table-cell>
          <table:table-cell table:style-name="Default" table:formula="of:=[.I65]-[.I42]" office:value-type="float" office:value="0">
            <text:p>0</text:p>
          </table:table-cell>
          <table:table-cell table:style-name="Default" table:formula="of:=[.J65]-[.J42]" office:value-type="float" office:value="0">
            <text:p>0</text:p>
          </table:table-cell>
          <table:table-cell table:style-name="Default" table:formula="of:=[.K65]-[.K42]" office:value-type="float" office:value="0">
            <text:p>0</text:p>
          </table:table-cell>
          <table:table-cell table:style-name="Default" table:formula="of:=[.L65]-[.L42]" office:value-type="float" office:value="0">
            <text:p>0</text:p>
          </table:table-cell>
          <table:table-cell table:style-name="Default" table:formula="of:=[.M65]-[.M42]" office:value-type="float" office:value="0">
            <text:p>0</text:p>
          </table:table-cell>
          <table:table-cell table:style-name="Default" table:formula="of:=[.N65]-[.N42]" office:value-type="float" office:value="0">
            <text:p>0</text:p>
          </table:table-cell>
          <table:table-cell table:style-name="Default" table:formula="of:=[.O65]-[.O42]" office:value-type="float" office:value="0">
            <text:p>0</text:p>
          </table:table-cell>
          <table:table-cell table:style-name="Default" table:formula="of:=[.P65]-[.P42]" office:value-type="float" office:value="0">
            <text:p>0</text:p>
          </table:table-cell>
          <table:table-cell table:style-name="Default" table:formula="of:=[.Q65]-[.Q42]" office:value-type="float" office:value="0">
            <text:p>0</text:p>
          </table:table-cell>
          <table:table-cell table:style-name="Default" table:formula="of:=[.R65]-[.R42]" office:value-type="float" office:value="1">
            <text:p>1</text:p>
          </table:table-cell>
          <table:table-cell table:style-name="Default" table:formula="of:=[.S65]-[.S42]" office:value-type="float" office:value="1">
            <text:p>1</text:p>
          </table:table-cell>
          <table:table-cell table:style-name="Default" table:formula="of:=[.T65]-[.T42]" office:value-type="float" office:value="1">
            <text:p>1</text:p>
          </table:table-cell>
          <table:table-cell table:style-name="Default" table:formula="of:=[.U65]-[.U42]" office:value-type="float" office:value="1">
            <text:p>1</text:p>
          </table:table-cell>
          <table:table-cell table:number-columns-repeated="38"/>
        </table:table-row>
        <table:table-row table:style-name="ro1">
          <table:table-cell office:value-type="float" office:value="18">
            <text:p>18</text:p>
          </table:table-cell>
          <table:table-cell table:style-name="Default" table:formula="of:=[.B66]-[.B43]" office:value-type="float" office:value="0">
            <text:p>0</text:p>
          </table:table-cell>
          <table:table-cell table:style-name="Default" table:formula="of:=[.C66]-[.C43]" office:value-type="float" office:value="0">
            <text:p>0</text:p>
          </table:table-cell>
          <table:table-cell table:style-name="Default" table:formula="of:=[.D66]-[.D43]" office:value-type="float" office:value="0">
            <text:p>0</text:p>
          </table:table-cell>
          <table:table-cell table:style-name="Default" table:formula="of:=[.E66]-[.E43]" office:value-type="float" office:value="0">
            <text:p>0</text:p>
          </table:table-cell>
          <table:table-cell table:style-name="Default" table:formula="of:=[.F66]-[.F43]" office:value-type="float" office:value="0">
            <text:p>0</text:p>
          </table:table-cell>
          <table:table-cell table:style-name="Default" table:formula="of:=[.G66]-[.G43]" office:value-type="float" office:value="0">
            <text:p>0</text:p>
          </table:table-cell>
          <table:table-cell table:style-name="Default" table:formula="of:=[.H66]-[.H43]" office:value-type="float" office:value="0">
            <text:p>0</text:p>
          </table:table-cell>
          <table:table-cell table:style-name="Default" table:formula="of:=[.I66]-[.I43]" office:value-type="float" office:value="0">
            <text:p>0</text:p>
          </table:table-cell>
          <table:table-cell table:style-name="Default" table:formula="of:=[.J66]-[.J43]" office:value-type="float" office:value="0">
            <text:p>0</text:p>
          </table:table-cell>
          <table:table-cell table:style-name="Default" table:formula="of:=[.K66]-[.K43]" office:value-type="float" office:value="0">
            <text:p>0</text:p>
          </table:table-cell>
          <table:table-cell table:style-name="Default" table:formula="of:=[.L66]-[.L43]" office:value-type="float" office:value="0">
            <text:p>0</text:p>
          </table:table-cell>
          <table:table-cell table:style-name="Default" table:formula="of:=[.M66]-[.M43]" office:value-type="float" office:value="0">
            <text:p>0</text:p>
          </table:table-cell>
          <table:table-cell table:style-name="Default" table:formula="of:=[.N66]-[.N43]" office:value-type="float" office:value="0">
            <text:p>0</text:p>
          </table:table-cell>
          <table:table-cell table:style-name="Default" table:formula="of:=[.O66]-[.O43]" office:value-type="float" office:value="0">
            <text:p>0</text:p>
          </table:table-cell>
          <table:table-cell table:style-name="Default" table:formula="of:=[.P66]-[.P43]" office:value-type="float" office:value="0">
            <text:p>0</text:p>
          </table:table-cell>
          <table:table-cell table:style-name="Default" table:formula="of:=[.Q66]-[.Q43]" office:value-type="float" office:value="0">
            <text:p>0</text:p>
          </table:table-cell>
          <table:table-cell table:style-name="Default" table:formula="of:=[.R66]-[.R43]" office:value-type="float" office:value="0">
            <text:p>0</text:p>
          </table:table-cell>
          <table:table-cell table:style-name="Default" table:formula="of:=[.S66]-[.S43]" office:value-type="float" office:value="1">
            <text:p>1</text:p>
          </table:table-cell>
          <table:table-cell table:style-name="Default" table:formula="of:=[.T66]-[.T43]" office:value-type="float" office:value="1">
            <text:p>1</text:p>
          </table:table-cell>
          <table:table-cell table:style-name="Default" table:formula="of:=[.U66]-[.U43]" office:value-type="float" office:value="1">
            <text:p>1</text:p>
          </table:table-cell>
          <table:table-cell table:number-columns-repeated="38"/>
        </table:table-row>
        <table:table-row table:style-name="ro1">
          <table:table-cell office:value-type="float" office:value="19">
            <text:p>19</text:p>
          </table:table-cell>
          <table:table-cell table:style-name="Default" table:formula="of:=[.B67]-[.B44]" office:value-type="float" office:value="0">
            <text:p>0</text:p>
          </table:table-cell>
          <table:table-cell table:style-name="Default" table:formula="of:=[.C67]-[.C44]" office:value-type="float" office:value="0">
            <text:p>0</text:p>
          </table:table-cell>
          <table:table-cell table:style-name="Default" table:formula="of:=[.D67]-[.D44]" office:value-type="float" office:value="0">
            <text:p>0</text:p>
          </table:table-cell>
          <table:table-cell table:style-name="Default" table:formula="of:=[.E67]-[.E44]" office:value-type="float" office:value="0">
            <text:p>0</text:p>
          </table:table-cell>
          <table:table-cell table:style-name="Default" table:formula="of:=[.F67]-[.F44]" office:value-type="float" office:value="0">
            <text:p>0</text:p>
          </table:table-cell>
          <table:table-cell table:style-name="Default" table:formula="of:=[.G67]-[.G44]" office:value-type="float" office:value="0">
            <text:p>0</text:p>
          </table:table-cell>
          <table:table-cell table:style-name="Default" table:formula="of:=[.H67]-[.H44]" office:value-type="float" office:value="0">
            <text:p>0</text:p>
          </table:table-cell>
          <table:table-cell table:style-name="Default" table:formula="of:=[.I67]-[.I44]" office:value-type="float" office:value="0">
            <text:p>0</text:p>
          </table:table-cell>
          <table:table-cell table:style-name="Default" table:formula="of:=[.J67]-[.J44]" office:value-type="float" office:value="0">
            <text:p>0</text:p>
          </table:table-cell>
          <table:table-cell table:style-name="Default" table:formula="of:=[.K67]-[.K44]" office:value-type="float" office:value="0">
            <text:p>0</text:p>
          </table:table-cell>
          <table:table-cell table:style-name="Default" table:formula="of:=[.L67]-[.L44]" office:value-type="float" office:value="0">
            <text:p>0</text:p>
          </table:table-cell>
          <table:table-cell table:style-name="Default" table:formula="of:=[.M67]-[.M44]" office:value-type="float" office:value="0">
            <text:p>0</text:p>
          </table:table-cell>
          <table:table-cell table:style-name="Default" table:formula="of:=[.N67]-[.N44]" office:value-type="float" office:value="0">
            <text:p>0</text:p>
          </table:table-cell>
          <table:table-cell table:style-name="Default" table:formula="of:=[.O67]-[.O44]" office:value-type="float" office:value="0">
            <text:p>0</text:p>
          </table:table-cell>
          <table:table-cell table:style-name="Default" table:formula="of:=[.P67]-[.P44]" office:value-type="float" office:value="0">
            <text:p>0</text:p>
          </table:table-cell>
          <table:table-cell table:style-name="Default" table:formula="of:=[.Q67]-[.Q44]" office:value-type="float" office:value="0">
            <text:p>0</text:p>
          </table:table-cell>
          <table:table-cell table:style-name="Default" table:formula="of:=[.R67]-[.R44]" office:value-type="float" office:value="0">
            <text:p>0</text:p>
          </table:table-cell>
          <table:table-cell table:style-name="Default" table:formula="of:=[.S67]-[.S44]" office:value-type="float" office:value="0">
            <text:p>0</text:p>
          </table:table-cell>
          <table:table-cell table:style-name="Default" table:formula="of:=[.T67]-[.T44]" office:value-type="float" office:value="1">
            <text:p>1</text:p>
          </table:table-cell>
          <table:table-cell table:style-name="Default" table:formula="of:=[.U67]-[.U44]" office:value-type="float" office:value="1">
            <text:p>1</text:p>
          </table:table-cell>
          <table:table-cell table:number-columns-repeated="38"/>
        </table:table-row>
        <table:table-row table:style-name="ro1">
          <table:table-cell office:value-type="float" office:value="20">
            <text:p>20</text:p>
          </table:table-cell>
          <table:table-cell table:style-name="Default" table:formula="of:=[.B68]-[.B45]" office:value-type="float" office:value="0">
            <text:p>0</text:p>
          </table:table-cell>
          <table:table-cell table:style-name="Default" table:formula="of:=[.C68]-[.C45]" office:value-type="float" office:value="0">
            <text:p>0</text:p>
          </table:table-cell>
          <table:table-cell table:style-name="Default" table:formula="of:=[.D68]-[.D45]" office:value-type="float" office:value="0">
            <text:p>0</text:p>
          </table:table-cell>
          <table:table-cell table:style-name="Default" table:formula="of:=[.E68]-[.E45]" office:value-type="float" office:value="0">
            <text:p>0</text:p>
          </table:table-cell>
          <table:table-cell table:style-name="Default" table:formula="of:=[.F68]-[.F45]" office:value-type="float" office:value="0">
            <text:p>0</text:p>
          </table:table-cell>
          <table:table-cell table:style-name="Default" table:formula="of:=[.G68]-[.G45]" office:value-type="float" office:value="0">
            <text:p>0</text:p>
          </table:table-cell>
          <table:table-cell table:style-name="Default" table:formula="of:=[.H68]-[.H45]" office:value-type="float" office:value="0">
            <text:p>0</text:p>
          </table:table-cell>
          <table:table-cell table:style-name="Default" table:formula="of:=[.I68]-[.I45]" office:value-type="float" office:value="0">
            <text:p>0</text:p>
          </table:table-cell>
          <table:table-cell table:style-name="Default" table:formula="of:=[.J68]-[.J45]" office:value-type="float" office:value="0">
            <text:p>0</text:p>
          </table:table-cell>
          <table:table-cell table:style-name="Default" table:formula="of:=[.K68]-[.K45]" office:value-type="float" office:value="0">
            <text:p>0</text:p>
          </table:table-cell>
          <table:table-cell table:style-name="Default" table:formula="of:=[.L68]-[.L45]" office:value-type="float" office:value="0">
            <text:p>0</text:p>
          </table:table-cell>
          <table:table-cell table:style-name="Default" table:formula="of:=[.M68]-[.M45]" office:value-type="float" office:value="0">
            <text:p>0</text:p>
          </table:table-cell>
          <table:table-cell table:style-name="Default" table:formula="of:=[.N68]-[.N45]" office:value-type="float" office:value="0">
            <text:p>0</text:p>
          </table:table-cell>
          <table:table-cell table:style-name="Default" table:formula="of:=[.O68]-[.O45]" office:value-type="float" office:value="0">
            <text:p>0</text:p>
          </table:table-cell>
          <table:table-cell table:style-name="Default" table:formula="of:=[.P68]-[.P45]" office:value-type="float" office:value="0">
            <text:p>0</text:p>
          </table:table-cell>
          <table:table-cell table:style-name="Default" table:formula="of:=[.Q68]-[.Q45]" office:value-type="float" office:value="0">
            <text:p>0</text:p>
          </table:table-cell>
          <table:table-cell table:style-name="Default" table:formula="of:=[.R68]-[.R45]" office:value-type="float" office:value="0">
            <text:p>0</text:p>
          </table:table-cell>
          <table:table-cell table:style-name="Default" table:formula="of:=[.S68]-[.S45]" office:value-type="float" office:value="0">
            <text:p>0</text:p>
          </table:table-cell>
          <table:table-cell table:style-name="Default" table:formula="of:=[.T68]-[.T45]" office:value-type="float" office:value="0">
            <text:p>0</text:p>
          </table:table-cell>
          <table:table-cell table:style-name="Default" table:formula="of:=[.U68]-[.U45]" office:value-type="float" office:value="1">
            <text:p>1</text:p>
          </table:table-cell>
          <table:table-cell table:number-columns-repeated="38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8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.04.2012</text:date>, <text:time>19:49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Ulbrich</meta:initial-creator>
    <meta:creation-date>2012-04-11T17:31:51</meta:creation-date>
    <dc:date>2012-04-11T19:49:59</dc:date>
    <dc:creator>Mattias Ulbrich</dc:creator>
    <meta:editing-duration>PT01H09M12S</meta:editing-duration>
    <meta:editing-cycles>7</meta:editing-cycles>
    <meta:generator>OpenOffice.org/3.2$Linux OpenOffice.org_project/320m19$Build-9505</meta:generator>
    <meta:document-statistic meta:table-count="3" meta:cell-count="1685" meta:object-count="0"/>
  </office:meta>
</office:document-meta>
</file>